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cm"/>
    </style:style>
    <style:style style:name="co2" style:family="table-column">
      <style:table-column-properties fo:break-before="auto" style:column-width="8.913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56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3.565cm"/>
    </style:style>
    <style:style style:name="co9" style:family="table-column">
      <style:table-column-properties fo:break-before="auto" style:column-width="7.724cm"/>
    </style:style>
    <style:style style:name="co10" style:family="table-column">
      <style:table-column-properties fo:break-before="auto" style:column-width="10.62cm"/>
    </style:style>
    <style:style style:name="co11" style:family="table-column">
      <style:table-column-properties fo:break-before="auto" style:column-width="4.283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7.243cm"/>
    </style:style>
    <style:style style:name="co15" style:family="table-column">
      <style:table-column-properties fo:break-before="auto" style:column-width="4.383cm"/>
    </style:style>
    <style:style style:name="co16" style:family="table-column">
      <style:table-column-properties fo:break-before="auto" style:column-width="8.3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>
      <style:text-properties fo:color="#e0e0e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ildup desc" table:style-name="ta1">
        <table:shapes>
          <draw:frame draw:z-index="0" draw:style-name="gr1" draw:text-style-name="P1" svg:width="23.497cm" svg:height="17.184cm" svg:x="19.072cm" svg:y="11.941cm">
            <draw:object draw:notify-on-update-of-ranges="'buildup desc'.O3:'buildup desc'.O26 'buildup desc'.M3:'buildup desc'.M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visibility="collapse" table:number-columns-repeated="2" table:default-cell-style-name="Default"/>
        <table:table-row table:style-name="ro1">
          <table:table-cell/>
          <table:table-cell office:value-type="string" calcext:value-type="string">
            <text:p>Compare run times: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Avg over 50</text:p>
          </table:table-cell>
          <table:table-cell/>
          <table:table-cell office:value-type="string" calcext:value-type="string">
            <text:p>Speedup fair</text:p>
          </table:table-cell>
          <table:table-cell office:value-type="string" calcext:value-type="string">
            <text:p>Speed up ni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q with inversed loops and caching <text:s text:c="17"/>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4" office:value-type="float" office:value="369" calcext:value-type="float">
            <text:p>369</text:p>
          </table:table-cell>
          <table:table-cell/>
          <table:table-cell table:formula="of:=SUM([.D3:.H3])" office:value-type="float" office:value="1848" calcext:value-type="float">
            <text:p>1848</text:p>
          </table:table-cell>
          <table:table-cell table:formula="of:=[.J3]/5" office:value-type="float" office:value="369.6" calcext:value-type="float">
            <text:p>369,6</text:p>
          </table:table-cell>
          <table:table-cell/>
          <table:table-cell table:formula="of:=[.$K$3]/[.K3]" office:value-type="float" office:value="1" calcext:value-type="float">
            <text:p>1</text:p>
          </table:table-cell>
          <table:table-cell table:formula="of:=[.$K$5]/[.K3]" office:value-type="float" office:value="1.47943722943723" calcext:value-type="float">
            <text:p>1,47943722943723</text:p>
          </table:table-cell>
          <table:table-cell office:value-type="string" calcext:value-type="string">
            <text:p>Sequential, inversed loops + caching [S3] 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q with inversed loops <text:s text:c="29"/>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4" office:value-type="float" office:value="435" calcext:value-type="float">
            <text:p>435</text:p>
          </table:table-cell>
          <table:table-cell/>
          <table:table-cell table:formula="of:=SUM([.D4:.H4])" office:value-type="float" office:value="2176" calcext:value-type="float">
            <text:p>2176</text:p>
          </table:table-cell>
          <table:table-cell table:formula="of:=[.J4]/5" office:value-type="float" office:value="435.2" calcext:value-type="float">
            <text:p>435,2</text:p>
          </table:table-cell>
          <table:table-cell/>
          <table:table-cell table:formula="of:=[.$K$3]/[.K4]" office:value-type="float" office:value="0.849264705882353" calcext:value-type="float">
            <text:p>0,849264705882353</text:p>
          </table:table-cell>
          <table:table-cell table:formula="of:=[.$K$5]/[.K4]" office:value-type="float" office:value="1.25643382352941" calcext:value-type="float">
            <text:p>1,25643382352941</text:p>
          </table:table-cell>
          <table:table-cell office:value-type="string" calcext:value-type="string">
            <text:p>Sequential, inversed loops [S2] 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quenial MatMult <text:s text:c="35"/>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SUM([.D5:.H5])" office:value-type="float" office:value="2734" calcext:value-type="float">
            <text:p>2734</text:p>
          </table:table-cell>
          <table:table-cell table:formula="of:=[.J5]/5" office:value-type="float" office:value="546.8" calcext:value-type="float">
            <text:p>546,8</text:p>
          </table:table-cell>
          <table:table-cell/>
          <table:table-cell table:formula="of:=[.$K$3]/[.K5]" office:value-type="float" office:value="0.675932699341624" calcext:value-type="float">
            <text:p>0,675932699341624</text:p>
          </table:table-cell>
          <table:table-cell table:formula="of:=[.$K$5]/[.K5]" office:value-type="float" office:value="1" calcext:value-type="float">
            <text:p>1</text:p>
          </table:table-cell>
          <table:table-cell office:value-type="string" calcext:value-type="string">
            <text:p>Sequential, plain [S1] 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lel MatMult 2 loops collapsed + priv + cache <text:s text:c="3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01" calcext:value-type="float">
            <text:p>101</text:p>
          </table:table-cell>
          <table:table-cell/>
          <table:table-cell table:formula="of:=SUM([.D7:.H7])" office:value-type="float" office:value="504" calcext:value-type="float">
            <text:p>504</text:p>
          </table:table-cell>
          <table:table-cell table:formula="of:=[.J7]/5" office:value-type="float" office:value="100.8" calcext:value-type="float">
            <text:p>100,8</text:p>
          </table:table-cell>
          <table:table-cell/>
          <table:table-cell table:formula="of:=[.$K$3]/[.K7]" office:value-type="float" office:value="3.66666666666667" calcext:value-type="float">
            <text:p>3,66666666666667</text:p>
          </table:table-cell>
          <table:table-cell table:formula="of:=[.$K$5]/[.K7]" office:value-type="float" office:value="5.42460317460317" calcext:value-type="float">
            <text:p>5,42460317460317</text:p>
          </table:table-cell>
          <table:table-cell office:value-type="string" calcext:value-type="string">
            <text:p>Collapsed(2) + private indices + caching [12]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llel MatMult reduction for outer loop <text:s text:c="11"/></text:p>
          </table:table-cell>
          <table:table-cell/>
          <table:table-cell table:number-columns-repeated="4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D8:.H8])" office:value-type="float" office:value="504" calcext:value-type="float">
            <text:p>504</text:p>
          </table:table-cell>
          <table:table-cell table:formula="of:=[.J8]/5" office:value-type="float" office:value="100.8" calcext:value-type="float">
            <text:p>100,8</text:p>
          </table:table-cell>
          <table:table-cell/>
          <table:table-cell table:formula="of:=[.$K$3]/[.K8]" office:value-type="float" office:value="3.66666666666667" calcext:value-type="float">
            <text:p>3,66666666666667</text:p>
          </table:table-cell>
          <table:table-cell table:formula="of:=[.$K$5]/[.K8]" office:value-type="float" office:value="5.42460317460317" calcext:value-type="float">
            <text:p>5,42460317460317</text:p>
          </table:table-cell>
          <table:table-cell office:value-type="string" calcext:value-type="string">
            <text:p>Reduction in outer loop + caching [13]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llel MatMult basic with priv, shared vars <text:s text:c="7"/></text:p>
          </table:table-cell>
          <table:table-cell/>
          <table:table-cell table:number-columns-repeated="5" office:value-type="float" office:value="118" calcext:value-type="float">
            <text:p>118</text:p>
          </table:table-cell>
          <table:table-cell/>
          <table:table-cell table:formula="of:=SUM([.D9:.H9])" office:value-type="float" office:value="590" calcext:value-type="float">
            <text:p>590</text:p>
          </table:table-cell>
          <table:table-cell table:formula="of:=[.J9]/5" office:value-type="float" office:value="118" calcext:value-type="float">
            <text:p>118</text:p>
          </table:table-cell>
          <table:table-cell/>
          <table:table-cell table:formula="of:=[.$K$3]/[.K9]" office:value-type="float" office:value="3.13220338983051" calcext:value-type="float">
            <text:p>3,13220338983051</text:p>
          </table:table-cell>
          <table:table-cell table:formula="of:=[.$K$5]/[.K9]" office:value-type="float" office:value="4.63389830508475" calcext:value-type="float">
            <text:p>4,63389830508475</text:p>
          </table:table-cell>
          <table:table-cell office:value-type="string" calcext:value-type="string">
            <text:p>Private indices, explicitly shared matrices [7] 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llel MatMult basic <text:s text:c="30"/>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SUM([.D10:.H10])" office:value-type="float" office:value="592" calcext:value-type="float">
            <text:p>592</text:p>
          </table:table-cell>
          <table:table-cell table:formula="of:=[.J10]/5" office:value-type="float" office:value="118.4" calcext:value-type="float">
            <text:p>118,4</text:p>
          </table:table-cell>
          <table:table-cell/>
          <table:table-cell table:formula="of:=[.$K$3]/[.K10]" office:value-type="float" office:value="3.12162162162162" calcext:value-type="float">
            <text:p>3,12162162162162</text:p>
          </table:table-cell>
          <table:table-cell table:formula="of:=[.$K$5]/[.K10]" office:value-type="float" office:value="4.61824324324324" calcext:value-type="float">
            <text:p>4,61824324324324</text:p>
          </table:table-cell>
          <table:table-cell office:value-type="string" calcext:value-type="string">
            <text:p>basic, only parallel for [4] 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llel MatMult 2 outer loops collapsed <text:s text:c="12"/>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SUM([.D11:.H11])" office:value-type="float" office:value="592" calcext:value-type="float">
            <text:p>592</text:p>
          </table:table-cell>
          <table:table-cell table:formula="of:=[.J11]/5" office:value-type="float" office:value="118.4" calcext:value-type="float">
            <text:p>118,4</text:p>
          </table:table-cell>
          <table:table-cell/>
          <table:table-cell table:formula="of:=[.$K$3]/[.K11]" office:value-type="float" office:value="3.12162162162162" calcext:value-type="float">
            <text:p>3,12162162162162</text:p>
          </table:table-cell>
          <table:table-cell table:formula="of:=[.$K$5]/[.K11]" office:value-type="float" office:value="4.61824324324324" calcext:value-type="float">
            <text:p>4,61824324324324</text:p>
          </table:table-cell>
          <table:table-cell office:value-type="string" calcext:value-type="string">
            <text:p>Collapse(2) [10] 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llel MatMult basic with priv, priv matrices <text:s text:c="5"/>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/>
          <table:table-cell table:formula="of:=SUM([.D12:.H12])" office:value-type="float" office:value="595" calcext:value-type="float">
            <text:p>595</text:p>
          </table:table-cell>
          <table:table-cell table:formula="of:=[.J12]/5" office:value-type="float" office:value="119" calcext:value-type="float">
            <text:p>119</text:p>
          </table:table-cell>
          <table:table-cell/>
          <table:table-cell table:formula="of:=[.$K$3]/[.K12]" office:value-type="float" office:value="3.10588235294118" calcext:value-type="float">
            <text:p>3,10588235294118</text:p>
          </table:table-cell>
          <table:table-cell table:formula="of:=[.$K$5]/[.K12]" office:value-type="float" office:value="4.59495798319328" calcext:value-type="float">
            <text:p>4,59495798319328</text:p>
          </table:table-cell>
          <table:table-cell office:value-type="string" calcext:value-type="string">
            <text:p>Private inidces + private copies of matrices [8] 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llel MatMult 2 outer loops collapsed + priv <text:s text:c="5"/>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M([.D13:.H13])" office:value-type="float" office:value="597" calcext:value-type="float">
            <text:p>597</text:p>
          </table:table-cell>
          <table:table-cell table:formula="of:=[.J13]/5" office:value-type="float" office:value="119.4" calcext:value-type="float">
            <text:p>119,4</text:p>
          </table:table-cell>
          <table:table-cell/>
          <table:table-cell table:formula="of:=[.$K$3]/[.K13]" office:value-type="float" office:value="3.09547738693467" calcext:value-type="float">
            <text:p>3,09547738693467</text:p>
          </table:table-cell>
          <table:table-cell table:formula="of:=[.$K$5]/[.K13]" office:value-type="float" office:value="4.57956448911223" calcext:value-type="float">
            <text:p>4,57956448911223</text:p>
          </table:table-cell>
          <table:table-cell office:value-type="string" calcext:value-type="string">
            <text:p><text:s/>Collapse(2) + private indices [11]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 MatMult all 3 loops collapsed <text:s text:c="14"/>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SUM([.D14:.H14])" office:value-type="float" office:value="641" calcext:value-type="float">
            <text:p>641</text:p>
          </table:table-cell>
          <table:table-cell table:formula="of:=[.J14]/5" office:value-type="float" office:value="128.2" calcext:value-type="float">
            <text:p>128,2</text:p>
          </table:table-cell>
          <table:table-cell/>
          <table:table-cell table:formula="of:=[.$K$3]/[.K14]" office:value-type="float" office:value="2.88299531981279" calcext:value-type="float">
            <text:p>2,88299531981279</text:p>
          </table:table-cell>
          <table:table-cell table:formula="of:=[.$K$5]/[.K14]" office:value-type="float" office:value="4.26521060842434" calcext:value-type="float">
            <text:p>4,26521060842434</text:p>
          </table:table-cell>
          <table:table-cell office:value-type="string" calcext:value-type="string">
            <text:p>Collapse(3) [9] 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llel MatMult dynamic scheduling <text:s text:c="17"/>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SUM([.D15:.H15])" office:value-type="float" office:value="736" calcext:value-type="float">
            <text:p>736</text:p>
          </table:table-cell>
          <table:table-cell table:formula="of:=[.J15]/5" office:value-type="float" office:value="147.2" calcext:value-type="float">
            <text:p>147,2</text:p>
          </table:table-cell>
          <table:table-cell/>
          <table:table-cell table:formula="of:=[.$K$3]/[.K15]" office:value-type="float" office:value="2.51086956521739" calcext:value-type="float">
            <text:p>2,51086956521739</text:p>
          </table:table-cell>
          <table:table-cell table:formula="of:=[.$K$5]/[.K15]" office:value-type="float" office:value="3.71467391304348" calcext:value-type="float">
            <text:p>3,71467391304348</text:p>
          </table:table-cell>
          <table:table-cell office:value-type="string" calcext:value-type="string">
            <text:p>Schedule(dynamic) [19] 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allel MatMult guided scheduling <text:s text:c="18"/>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SUM([.D16:.H16])" office:value-type="float" office:value="738" calcext:value-type="float">
            <text:p>738</text:p>
          </table:table-cell>
          <table:table-cell table:formula="of:=[.J16]/5" office:value-type="float" office:value="147.6" calcext:value-type="float">
            <text:p>147,6</text:p>
          </table:table-cell>
          <table:table-cell/>
          <table:table-cell table:formula="of:=[.$K$3]/[.K16]" office:value-type="float" office:value="2.50406504065041" calcext:value-type="float">
            <text:p>2,50406504065041</text:p>
          </table:table-cell>
          <table:table-cell table:formula="of:=[.$K$5]/[.K16]" office:value-type="float" office:value="3.70460704607046" calcext:value-type="float">
            <text:p>3,70460704607046</text:p>
          </table:table-cell>
          <table:table-cell office:value-type="string" calcext:value-type="string">
            <text:p>Schedule(guided) [21] 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allel MatMult dynamic scheduling + chunk size 4 <text:s text:c="2"/></text:p>
          </table:table-cell>
          <table:table-cell/>
          <table:table-cell table:number-columns-repeated="4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SUM([.D17:.H17])" office:value-type="float" office:value="741" calcext:value-type="float">
            <text:p>741</text:p>
          </table:table-cell>
          <table:table-cell table:formula="of:=[.J17]/5" office:value-type="float" office:value="148.2" calcext:value-type="float">
            <text:p>148,2</text:p>
          </table:table-cell>
          <table:table-cell/>
          <table:table-cell table:formula="of:=[.$K$3]/[.K17]" office:value-type="float" office:value="2.49392712550607" calcext:value-type="float">
            <text:p>2,49392712550607</text:p>
          </table:table-cell>
          <table:table-cell table:formula="of:=[.$K$5]/[.K17]" office:value-type="float" office:value="3.68960863697706" calcext:value-type="float">
            <text:p>3,68960863697706</text:p>
          </table:table-cell>
          <table:table-cell office:value-type="string" calcext:value-type="string">
            <text:p>Schedule(dynamic) + fixed chunk size [20] 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allel MatMult guided scheduling + chunk size 125 <text:s/></text:p>
          </table:table-cell>
          <table:table-cell/>
          <table:table-cell table:number-columns-repeated="5" office:value-type="float" office:value="149" calcext:value-type="float">
            <text:p>149</text:p>
          </table:table-cell>
          <table:table-cell/>
          <table:table-cell table:formula="of:=SUM([.D18:.H18])" office:value-type="float" office:value="745" calcext:value-type="float">
            <text:p>745</text:p>
          </table:table-cell>
          <table:table-cell table:formula="of:=[.J18]/5" office:value-type="float" office:value="149" calcext:value-type="float">
            <text:p>149</text:p>
          </table:table-cell>
          <table:table-cell/>
          <table:table-cell table:formula="of:=[.$K$3]/[.K18]" office:value-type="float" office:value="2.48053691275168" calcext:value-type="float">
            <text:p>2,48053691275168</text:p>
          </table:table-cell>
          <table:table-cell table:formula="of:=[.$K$5]/[.K18]" office:value-type="float" office:value="3.66979865771812" calcext:value-type="float">
            <text:p>3,66979865771812</text:p>
          </table:table-cell>
          <table:table-cell office:value-type="string" calcext:value-type="string">
            <text:p>Schedule(guided) + fixed chunk size [22] 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allel MatMult static scheduling <text:s text:c="18"/>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table:formula="of:=SUM([.D19:.H19])" office:value-type="float" office:value="749" calcext:value-type="float">
            <text:p>749</text:p>
          </table:table-cell>
          <table:table-cell table:formula="of:=[.J19]/5" office:value-type="float" office:value="149.8" calcext:value-type="float">
            <text:p>149,8</text:p>
          </table:table-cell>
          <table:table-cell/>
          <table:table-cell table:formula="of:=[.$K$3]/[.K19]" office:value-type="float" office:value="2.46728971962617" calcext:value-type="float">
            <text:p>2,46728971962617</text:p>
          </table:table-cell>
          <table:table-cell table:formula="of:=[.$K$5]/[.K19]" office:value-type="float" office:value="3.6502002670227" calcext:value-type="float">
            <text:p>3,6502002670227</text:p>
          </table:table-cell>
          <table:table-cell office:value-type="string" calcext:value-type="string">
            <text:p>Schedule(static) [16] 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rallel MatMult static scheduling + chunk size 125 <text:s/>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D20:.H20])" office:value-type="float" office:value="749" calcext:value-type="float">
            <text:p>749</text:p>
          </table:table-cell>
          <table:table-cell table:formula="of:=[.J20]/5" office:value-type="float" office:value="149.8" calcext:value-type="float">
            <text:p>149,8</text:p>
          </table:table-cell>
          <table:table-cell/>
          <table:table-cell table:formula="of:=[.$K$3]/[.K20]" office:value-type="float" office:value="2.46728971962617" calcext:value-type="float">
            <text:p>2,46728971962617</text:p>
          </table:table-cell>
          <table:table-cell table:formula="of:=[.$K$5]/[.K20]" office:value-type="float" office:value="3.6502002670227" calcext:value-type="float">
            <text:p>3,6502002670227</text:p>
          </table:table-cell>
          <table:table-cell office:value-type="string" calcext:value-type="string">
            <text:p>Schedule(static) + fixed chunk size [17] 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llel MatMult basic with private vars <text:s text:c="12"/>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SUM([.D21:.H21])" office:value-type="float" office:value="751" calcext:value-type="float">
            <text:p>751</text:p>
          </table:table-cell>
          <table:table-cell table:formula="of:=[.J21]/5" office:value-type="float" office:value="150.2" calcext:value-type="float">
            <text:p>150,2</text:p>
          </table:table-cell>
          <table:table-cell/>
          <table:table-cell table:formula="of:=[.$K$3]/[.K21]" office:value-type="float" office:value="2.4607190412783" calcext:value-type="float">
            <text:p>2,4607190412783</text:p>
          </table:table-cell>
          <table:table-cell table:formula="of:=[.$K$5]/[.K21]" office:value-type="float" office:value="3.6404793608522" calcext:value-type="float">
            <text:p>3,6404793608522</text:p>
          </table:table-cell>
          <table:table-cell office:value-type="string" calcext:value-type="string">
            <text:p>basic + private indices [6] 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llel MatMult static scheduling + dynm chunk size 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SUM([.D22:.H22])" office:value-type="float" office:value="751" calcext:value-type="float">
            <text:p>751</text:p>
          </table:table-cell>
          <table:table-cell table:formula="of:=[.J22]/5" office:value-type="float" office:value="150.2" calcext:value-type="float">
            <text:p>150,2</text:p>
          </table:table-cell>
          <table:table-cell/>
          <table:table-cell table:formula="of:=[.$K$3]/[.K22]" office:value-type="float" office:value="2.4607190412783" calcext:value-type="float">
            <text:p>2,4607190412783</text:p>
          </table:table-cell>
          <table:table-cell table:formula="of:=[.$K$5]/[.K22]" office:value-type="float" office:value="3.6404793608522" calcext:value-type="float">
            <text:p>3,6404793608522</text:p>
          </table:table-cell>
          <table:table-cell office:value-type="string" calcext:value-type="string">
            <text:p>Schedule(static) dynamic chunk [18] 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lel MatMult automatic scheduling <text:s text:c="15"/></text:p>
          </table:table-cell>
          <table:table-cell/>
          <table:table-cell table:number-columns-repeated="3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SUM([.D23:.H23])" office:value-type="float" office:value="758" calcext:value-type="float">
            <text:p>758</text:p>
          </table:table-cell>
          <table:table-cell table:formula="of:=[.J23]/5" office:value-type="float" office:value="151.6" calcext:value-type="float">
            <text:p>151,6</text:p>
          </table:table-cell>
          <table:table-cell/>
          <table:table-cell table:formula="of:=[.$K$3]/[.K23]" office:value-type="float" office:value="2.43799472295515" calcext:value-type="float">
            <text:p>2,43799472295515</text:p>
          </table:table-cell>
          <table:table-cell table:formula="of:=[.$K$5]/[.K23]" office:value-type="float" office:value="3.60686015831135" calcext:value-type="float">
            <text:p>3,60686015831135</text:p>
          </table:table-cell>
          <table:table-cell office:value-type="string" calcext:value-type="string">
            <text:p>Schedule(auto) [23] 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rallel MatMult reduction in innerest loop <text:s text:c="9"/></text:p>
          </table:table-cell>
          <table:table-cell/>
          <table:table-cell table:number-columns-repeated="3"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SUM([.D24:.H24])" office:value-type="float" office:value="2029" calcext:value-type="float">
            <text:p>2029</text:p>
          </table:table-cell>
          <table:table-cell table:formula="of:=[.J24]/5" office:value-type="float" office:value="405.8" calcext:value-type="float">
            <text:p>405,8</text:p>
          </table:table-cell>
          <table:table-cell/>
          <table:table-cell table:formula="of:=[.$K$3]/[.K24]" office:value-type="float" office:value="0.910793494332183" calcext:value-type="float">
            <text:p>0,910793494332183</text:p>
          </table:table-cell>
          <table:table-cell table:formula="of:=[.$K$5]/[.K24]" office:value-type="float" office:value="1.34746180384426" calcext:value-type="float">
            <text:p>1,34746180384426</text:p>
          </table:table-cell>
          <table:table-cell office:value-type="string" calcext:value-type="string">
            <text:p>Only reduction in innerest loop [14] 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allel MatMult reduction in innerest + collapse <text:s text:c="3"/></text:p>
          </table:table-cell>
          <table:table-cell/>
          <table:table-cell office:value-type="float" office:value="9158" calcext:value-type="float">
            <text:p>9158</text:p>
          </table:table-cell>
          <table:table-cell office:value-type="float" office:value="9096" calcext:value-type="float">
            <text:p>9096</text:p>
          </table:table-cell>
          <table:table-cell office:value-type="float" office:value="9107" calcext:value-type="float">
            <text:p>9107</text:p>
          </table:table-cell>
          <table:table-cell office:value-type="float" office:value="9202" calcext:value-type="float">
            <text:p>9202</text:p>
          </table:table-cell>
          <table:table-cell office:value-type="float" office:value="9096" calcext:value-type="float">
            <text:p>9096</text:p>
          </table:table-cell>
          <table:table-cell/>
          <table:table-cell table:formula="of:=SUM([.D25:.H25])" office:value-type="float" office:value="45659" calcext:value-type="float">
            <text:p>45659</text:p>
          </table:table-cell>
          <table:table-cell table:formula="of:=[.J25]/5" office:value-type="float" office:value="9131.8" calcext:value-type="float">
            <text:p>9131,8</text:p>
          </table:table-cell>
          <table:table-cell/>
          <table:table-cell table:formula="of:=[.$K$3]/[.K25]" office:value-type="float" office:value="0.0404739481810815" calcext:value-type="float">
            <text:p>0,040473948181082</text:p>
          </table:table-cell>
          <table:table-cell table:formula="of:=[.$K$5]/[.K25]" office:value-type="float" office:value="0.0598786657614052" calcext:value-type="float">
            <text:p>0,059878665761405</text:p>
          </table:table-cell>
          <table:table-cell office:value-type="string" calcext:value-type="string">
            <text:p>Reduction in innerest loop = collapse [15] 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allel MatMult several for directives <text:s text:c="13"/>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SUM([.D26:.H26])" office:value-type="float" office:value="0" calcext:value-type="float">
            <text:p>0</text:p>
          </table:table-cell>
          <table:table-cell table:formula="of:=[.J26]/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veral for [5] </text:p>
          </table:table-cell>
          <table:table-cell table:number-columns-repeated="2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office:value-type="string" calcext:value-type="string">
            <text:p>Sequenial MatMult <text:s text:c="35"/>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q with inversed loops <text:s text:c="29"/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q with inversed loops and caching <text:s text:c="17"/>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<text:s text:c="30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everal for directives <text:s text:c="1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basic with private vars <text:s text:c="12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basic with priv, shared vars <text:s text:c="7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basic with priv, priv matrices <text:s text:c="5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all 3 loops collapsed <text:s text:c="14"/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2 outer loops collapsed <text:s text:c="12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2 outer loops collapsed + priv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2 loops collapsed + priv + cache <text:s text:c="3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reduction for outer loop <text:s text:c="11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reduction in innerest loop <text:s text:c="9"/>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reduction in innerest + collapse <text:s text:c="3"/></text:p>
          </table:table-cell>
          <table:table-cell office:value-type="float" office:value="9096" calcext:value-type="float">
            <text:p>9096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tatic scheduling <text:s text:c="18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tatic scheduling + chunk size 125 <text:s/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tatic scheduling + dynm chunk size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dynamic scheduling <text:s text:c="17"/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dynamic scheduling + chunk size 4 <text:s text:c="2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guided scheduling <text:s text:c="18"/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guided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automatic scheduling <text:s text:c="15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equenial MatMult <text:s text:c="35"/>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q with inversed loops <text:s text:c="29"/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q with inversed loops and caching <text:s text:c="17"/>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<text:s text:c="30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everal for directives <text:s text:c="1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basic with private vars <text:s text:c="12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basic with priv, shared vars <text:s text:c="7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basic with priv, priv matrices <text:s text:c="5"/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all 3 loops collapsed <text:s text:c="14"/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2 outer loops collapsed <text:s text:c="12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2 outer loops collapsed + priv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2 loops collapsed + priv + cache <text:s text:c="3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reduction for outer loop <text:s text:c="11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reduction in innerest loop <text:s text:c="9"/>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reduction in innerest + collapse <text:s text:c="3"/>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tatic scheduling <text:s text:c="18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tatic scheduling + chunk size 125 <text:s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tatic scheduling + dynm chunk size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dynamic scheduling <text:s text:c="17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dynamic scheduling + chunk size 4 <text:s text:c="2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guided scheduling <text:s text:c="18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guided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automatic scheduling <text:s text:c="15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Sequenial MatMult <text:s text:c="35"/>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q with inversed loops <text:s text:c="29"/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q with inversed loops and caching <text:s text:c="17"/>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<text:s text:c="30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everal for directives <text:s text:c="1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basic with private vars <text:s text:c="12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basic with priv, shared vars <text:s text:c="7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basic with priv, priv matrices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all 3 loops collapsed <text:s text:c="14"/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2 outer loops collapsed <text:s text:c="12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2 outer loops collapsed + priv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2 loops collapsed + priv + cache <text:s text:c="3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reduction for outer loop <text:s text:c="11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reduction in innerest loop <text:s text:c="9"/>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reduction in innerest + collapse <text:s text:c="3"/></text:p>
          </table:table-cell>
          <table:table-cell office:value-type="float" office:value="9202" calcext:value-type="float">
            <text:p>9202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tatic scheduling <text:s text:c="18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tatic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tatic scheduling + dynm chunk size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dynamic scheduling <text:s text:c="17"/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dynamic scheduling + chunk size 4 <text:s text:c="2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guided scheduling <text:s text:c="18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guided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automatic scheduling <text:s text:c="15"/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Sequenial MatMult <text:s text:c="35"/>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q with inversed loops <text:s text:c="29"/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q with inversed loops and caching <text:s text:c="17"/>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<text:s text:c="30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everal for directives <text:s text:c="1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basic with private vars <text:s text:c="12"/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basic with priv, shared vars <text:s text:c="7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basic with priv, priv matrices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all 3 loops collapsed <text:s text:c="14"/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2 outer loops collapsed <text:s text:c="12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2 outer loops collapsed + priv <text:s text:c="5"/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2 loops collapsed + priv + cache <text:s text:c="3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reduction for outer loop <text:s text:c="11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reduction in innerest loop <text:s text:c="9"/>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reduction in innerest + collapse <text:s text:c="3"/></text:p>
          </table:table-cell>
          <table:table-cell office:value-type="float" office:value="9096" calcext:value-type="float">
            <text:p>9096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tatic scheduling <text:s text:c="18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tatic scheduling + chunk size 125 <text:s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static scheduling + dynm chunk size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dynamic scheduling <text:s text:c="17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dynamic scheduling + chunk size 4 <text:s text:c="2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guided scheduling <text:s text:c="18"/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guided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llel MatMult automatic scheduling <text:s text:c="15"/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mls</text:p>
          </table:table-cell>
          <table:table-cell table:number-columns-repeated="13"/>
        </table:table-row>
      </table:table>
      <table:table table:name="buildup num" table:style-name="ta1">
        <table:shapes>
          <draw:frame draw:z-index="0" draw:style-name="gr1" draw:text-style-name="P1" svg:width="26cm" svg:height="15cm" svg:x="15.591cm" svg:y="12.82cm">
            <draw:object draw:notify-on-update-of-ranges="'buildup num'.O3:'buildup num'.O26 'buildup num'.O3:'buildup num'.O26 'buildup num'.M3:'buildup num'.M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7.951cm" svg:height="16.055cm" svg:x="15.764cm" svg:y="29.461cm">
            <draw:object draw:notify-on-update-of-ranges="'buildup num'.O3:'buildup num'.O26 'buildup num'.O3:'buildup num'.O26 'buildup num'.K3:'buildup num'.K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6cm" svg:height="15cm" svg:x="44.708cm" svg:y="18.966cm">
            <draw:object draw:notify-on-update-of-ranges="'buildup num'.O3:'buildup num'.O26 'buildup num'.R2:'buildup num'.R2 'buildup num'.R3:'buildup num'.R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column table:style-name="co4" table:visibility="collapse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Compare run times: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Avg over 50</text:p>
          </table:table-cell>
          <table:table-cell/>
          <table:table-cell office:value-type="string" calcext:value-type="string">
            <text:p>Speedup fair</text:p>
          </table:table-cell>
          <table:table-cell office:value-type="string" calcext:value-type="string">
            <text:p>Speed up ni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15"/>
          <table:table-cell office:value-type="string" calcext:value-type="string">
            <text:p>Efficienc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quenial MatMult <text:s text:c="35"/>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SUM([.D3:.H3])" office:value-type="float" office:value="2734" calcext:value-type="float">
            <text:p>2734</text:p>
          </table:table-cell>
          <table:table-cell table:formula="of:=[.J3]/5" office:value-type="float" office:value="546.8" calcext:value-type="float">
            <text:p>546,8</text:p>
          </table:table-cell>
          <table:table-cell/>
          <table:table-cell table:formula="of:=[.$K$5]/[.K3]" office:value-type="float" office:value="0.675932699341624" calcext:value-type="float">
            <text:p>0,68</text:p>
          </table:table-cell>
          <table:table-cell table:formula="of:=[.$K$3]/[.K3]" office:value-type="float" office:value="1" calcext:value-type="float">
            <text:p>1</text:p>
          </table:table-cell>
          <table:table-cell office:value-type="string" calcext:value-type="string">
            <text:p>Sequential, plain [S1] </text:p>
          </table:table-cell>
          <table:table-cell table:number-columns-repeated="2"/>
          <table:table-cell table:formula="of:=[.M3]/[.S3]" office:value-type="percentage" office:value="0.675932699341624" calcext:value-type="percentage">
            <text:p>67,59 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q with inversed loops <text:s text:c="29"/>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4" office:value-type="float" office:value="435" calcext:value-type="float">
            <text:p>435</text:p>
          </table:table-cell>
          <table:table-cell/>
          <table:table-cell table:formula="of:=SUM([.D4:.H4])" office:value-type="float" office:value="2176" calcext:value-type="float">
            <text:p>2176</text:p>
          </table:table-cell>
          <table:table-cell table:formula="of:=[.J4]/5" office:value-type="float" office:value="435.2" calcext:value-type="float">
            <text:p>435,2</text:p>
          </table:table-cell>
          <table:table-cell/>
          <table:table-cell table:formula="of:=[.$K$5]/[.K4]" office:value-type="float" office:value="0.849264705882353" calcext:value-type="float">
            <text:p>0,85</text:p>
          </table:table-cell>
          <table:table-cell table:formula="of:=[.$K$3]/[.K4]" office:value-type="float" office:value="1.25643382352941" calcext:value-type="float">
            <text:p>1,25643382352941</text:p>
          </table:table-cell>
          <table:table-cell office:value-type="string" calcext:value-type="string">
            <text:p>Sequential, inversed loops [S2] </text:p>
          </table:table-cell>
          <table:table-cell table:number-columns-repeated="2"/>
          <table:table-cell table:formula="of:=[.M4]/[.S4]" office:value-type="percentage" office:value="0.849264705882353" calcext:value-type="percentage">
            <text:p>84,93 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q with inversed loops and caching <text:s text:c="17"/>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4" office:value-type="float" office:value="369" calcext:value-type="float">
            <text:p>369</text:p>
          </table:table-cell>
          <table:table-cell/>
          <table:table-cell table:formula="of:=SUM([.D5:.H5])" office:value-type="float" office:value="1848" calcext:value-type="float">
            <text:p>1848</text:p>
          </table:table-cell>
          <table:table-cell table:formula="of:=[.J5]/5" office:value-type="float" office:value="369.6" calcext:value-type="float">
            <text:p>369,6</text:p>
          </table:table-cell>
          <table:table-cell/>
          <table:table-cell table:formula="of:=[.$K$5]/[.K5]" office:value-type="float" office:value="1" calcext:value-type="float">
            <text:p>1,00</text:p>
          </table:table-cell>
          <table:table-cell table:formula="of:=[.$K$3]/[.K5]" office:value-type="float" office:value="1.47943722943723" calcext:value-type="float">
            <text:p>1,47943722943723</text:p>
          </table:table-cell>
          <table:table-cell office:value-type="string" calcext:value-type="string">
            <text:p>Sequential, inversed loops + caching [S3] </text:p>
          </table:table-cell>
          <table:table-cell table:number-columns-repeated="2"/>
          <table:table-cell table:formula="of:=[.M5]/[.S5]" office:value-type="percentage" office:value="1" calcext:value-type="percentage">
            <text:p>100,00 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llel MatMult basic <text:s text:c="30"/>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SUM([.D7:.H7])" office:value-type="float" office:value="592" calcext:value-type="float">
            <text:p>592</text:p>
          </table:table-cell>
          <table:table-cell table:formula="of:=[.J7]/5" office:value-type="float" office:value="118.4" calcext:value-type="float">
            <text:p>118,4</text:p>
          </table:table-cell>
          <table:table-cell/>
          <table:table-cell table:formula="of:=[.$K$5]/[.K7]" office:value-type="float" office:value="3.12162162162162" calcext:value-type="float">
            <text:p>3,12</text:p>
          </table:table-cell>
          <table:table-cell table:formula="of:=[.$K$3]/[.K7]" office:value-type="float" office:value="4.61824324324324" calcext:value-type="float">
            <text:p>4,61824324324324</text:p>
          </table:table-cell>
          <table:table-cell office:value-type="string" calcext:value-type="string">
            <text:p>basic, only parallel for [4] </text:p>
          </table:table-cell>
          <table:table-cell table:number-columns-repeated="2"/>
          <table:table-cell table:formula="of:=[.M7]/[.S7]" office:value-type="percentage" office:value="0.780405405405405" calcext:value-type="percentage">
            <text:p>78,04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llel MatMult several for directives <text:s text:c="13"/>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SUM([.D8:.H8])" office:value-type="float" office:value="0" calcext:value-type="float">
            <text:p>0</text:p>
          </table:table-cell>
          <table:table-cell table:formula="of:=[.J8]/5" office:value-type="float" office:value="0" calcext:value-type="float">
            <text:p>0</text:p>
          </table:table-cell>
          <table:table-cell/>
          <table:table-cell table:formula="of:=[.$K$5]/[.K8]" office:value-type="string" office:string-value="" calcext:value-type="error">
            <text:p>#DIV/0!</text:p>
          </table:table-cell>
          <table:table-cell table:formula="of:=[.$K$3]/[.K8]" office:value-type="string" office:string-value="" calcext:value-type="error">
            <text:p>#DIV/0!</text:p>
          </table:table-cell>
          <table:table-cell office:value-type="string" calcext:value-type="string">
            <text:p>Several for [5] </text:p>
          </table:table-cell>
          <table:table-cell table:number-columns-repeated="2"/>
          <table:table-cell office:value-type="percentage" office:value="0" calcext:value-type="percentage">
            <text:p>0,00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llel MatMult basic with private vars <text:s text:c="12"/>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SUM([.D9:.H9])" office:value-type="float" office:value="751" calcext:value-type="float">
            <text:p>751</text:p>
          </table:table-cell>
          <table:table-cell table:formula="of:=[.J9]/5" office:value-type="float" office:value="150.2" calcext:value-type="float">
            <text:p>150,2</text:p>
          </table:table-cell>
          <table:table-cell/>
          <table:table-cell table:formula="of:=[.$K$5]/[.K9]" office:value-type="float" office:value="2.4607190412783" calcext:value-type="float">
            <text:p>2,46</text:p>
          </table:table-cell>
          <table:table-cell table:formula="of:=[.$K$3]/[.K9]" office:value-type="float" office:value="3.6404793608522" calcext:value-type="float">
            <text:p>3,6404793608522</text:p>
          </table:table-cell>
          <table:table-cell office:value-type="string" calcext:value-type="string">
            <text:p>basic + private indices [6] </text:p>
          </table:table-cell>
          <table:table-cell table:number-columns-repeated="2"/>
          <table:table-cell table:formula="of:=[.M9]/[.S9]" office:value-type="percentage" office:value="0.615179760319574" calcext:value-type="percentage">
            <text:p>61,52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llel MatMult basic with priv, shared vars <text:s text:c="7"/></text:p>
          </table:table-cell>
          <table:table-cell/>
          <table:table-cell table:number-columns-repeated="5" office:value-type="float" office:value="118" calcext:value-type="float">
            <text:p>118</text:p>
          </table:table-cell>
          <table:table-cell/>
          <table:table-cell table:formula="of:=SUM([.D10:.H10])" office:value-type="float" office:value="590" calcext:value-type="float">
            <text:p>590</text:p>
          </table:table-cell>
          <table:table-cell table:formula="of:=[.J10]/5" office:value-type="float" office:value="118" calcext:value-type="float">
            <text:p>118</text:p>
          </table:table-cell>
          <table:table-cell/>
          <table:table-cell table:formula="of:=[.$K$5]/[.K10]" office:value-type="float" office:value="3.13220338983051" calcext:value-type="float">
            <text:p>3,13</text:p>
          </table:table-cell>
          <table:table-cell table:formula="of:=[.$K$3]/[.K10]" office:value-type="float" office:value="4.63389830508475" calcext:value-type="float">
            <text:p>4,63389830508475</text:p>
          </table:table-cell>
          <table:table-cell office:value-type="string" calcext:value-type="string">
            <text:p>Private indices, explicitly shared matrices [7] </text:p>
          </table:table-cell>
          <table:table-cell table:number-columns-repeated="2"/>
          <table:table-cell table:formula="of:=[.M10]/[.S10]" office:value-type="percentage" office:value="0.783050847457627" calcext:value-type="percentage">
            <text:p>78,31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 MatMult basic with priv, priv matrices <text:s text:c="5"/>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/>
          <table:table-cell table:formula="of:=SUM([.D11:.H11])" office:value-type="float" office:value="595" calcext:value-type="float">
            <text:p>595</text:p>
          </table:table-cell>
          <table:table-cell table:formula="of:=[.J11]/5" office:value-type="float" office:value="119" calcext:value-type="float">
            <text:p>119</text:p>
          </table:table-cell>
          <table:table-cell/>
          <table:table-cell table:formula="of:=[.$K$5]/[.K11]" office:value-type="float" office:value="3.10588235294118" calcext:value-type="float">
            <text:p>3,11</text:p>
          </table:table-cell>
          <table:table-cell table:formula="of:=[.$K$3]/[.K11]" office:value-type="float" office:value="4.59495798319328" calcext:value-type="float">
            <text:p>4,59495798319328</text:p>
          </table:table-cell>
          <table:table-cell office:value-type="string" calcext:value-type="string">
            <text:p>Private inidces + private copies of matrices [8] </text:p>
          </table:table-cell>
          <table:table-cell table:number-columns-repeated="2"/>
          <table:table-cell table:formula="of:=[.M11]/[.S11]" office:value-type="percentage" office:value="0.776470588235294" calcext:value-type="percentage">
            <text:p>77,65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llel MatMult all 3 loops collapsed <text:s text:c="14"/>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SUM([.D12:.H12])" office:value-type="float" office:value="641" calcext:value-type="float">
            <text:p>641</text:p>
          </table:table-cell>
          <table:table-cell table:formula="of:=[.J12]/5" office:value-type="float" office:value="128.2" calcext:value-type="float">
            <text:p>128,2</text:p>
          </table:table-cell>
          <table:table-cell/>
          <table:table-cell table:formula="of:=[.$K$5]/[.K12]" office:value-type="float" office:value="2.88299531981279" calcext:value-type="float">
            <text:p>2,88</text:p>
          </table:table-cell>
          <table:table-cell table:formula="of:=[.$K$3]/[.K12]" office:value-type="float" office:value="4.26521060842434" calcext:value-type="float">
            <text:p>4,26521060842434</text:p>
          </table:table-cell>
          <table:table-cell office:value-type="string" calcext:value-type="string">
            <text:p>Collapse(3) [9] </text:p>
          </table:table-cell>
          <table:table-cell table:number-columns-repeated="2"/>
          <table:table-cell table:formula="of:=[.M12]/[.S12]" office:value-type="percentage" office:value="0.720748829953198" calcext:value-type="percentage">
            <text:p>72,07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allel MatMult 2 outer loops collapsed <text:s text:c="12"/>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SUM([.D13:.H13])" office:value-type="float" office:value="592" calcext:value-type="float">
            <text:p>592</text:p>
          </table:table-cell>
          <table:table-cell table:formula="of:=[.J13]/5" office:value-type="float" office:value="118.4" calcext:value-type="float">
            <text:p>118,4</text:p>
          </table:table-cell>
          <table:table-cell/>
          <table:table-cell table:formula="of:=[.$K$5]/[.K13]" office:value-type="float" office:value="3.12162162162162" calcext:value-type="float">
            <text:p>3,12</text:p>
          </table:table-cell>
          <table:table-cell table:formula="of:=[.$K$3]/[.K13]" office:value-type="float" office:value="4.61824324324324" calcext:value-type="float">
            <text:p>4,61824324324324</text:p>
          </table:table-cell>
          <table:table-cell office:value-type="string" calcext:value-type="string">
            <text:p>Collapse(2) [10] </text:p>
          </table:table-cell>
          <table:table-cell table:number-columns-repeated="2"/>
          <table:table-cell table:formula="of:=[.M13]/[.S13]" office:value-type="percentage" office:value="0.780405405405405" calcext:value-type="percentage">
            <text:p>78,04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allel MatMult 2 outer loops collapsed + priv <text:s text:c="5"/>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M([.D14:.H14])" office:value-type="float" office:value="597" calcext:value-type="float">
            <text:p>597</text:p>
          </table:table-cell>
          <table:table-cell table:formula="of:=[.J14]/5" office:value-type="float" office:value="119.4" calcext:value-type="float">
            <text:p>119,4</text:p>
          </table:table-cell>
          <table:table-cell/>
          <table:table-cell table:formula="of:=[.$K$5]/[.K14]" office:value-type="float" office:value="3.09547738693467" calcext:value-type="float">
            <text:p>3,10</text:p>
          </table:table-cell>
          <table:table-cell table:formula="of:=[.$K$3]/[.K14]" office:value-type="float" office:value="4.57956448911223" calcext:value-type="float">
            <text:p>4,57956448911223</text:p>
          </table:table-cell>
          <table:table-cell office:value-type="string" calcext:value-type="string">
            <text:p><text:s/>Collapse(2) + private indices [11]</text:p>
          </table:table-cell>
          <table:table-cell table:number-columns-repeated="2"/>
          <table:table-cell table:formula="of:=[.M14]/[.S14]" office:value-type="percentage" office:value="0.773869346733668" calcext:value-type="percentage">
            <text:p>77,39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allel MatMult 2 loops collapsed + priv + cache <text:s text:c="3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01" calcext:value-type="float">
            <text:p>101</text:p>
          </table:table-cell>
          <table:table-cell/>
          <table:table-cell table:formula="of:=SUM([.D15:.H15])" office:value-type="float" office:value="504" calcext:value-type="float">
            <text:p>504</text:p>
          </table:table-cell>
          <table:table-cell table:formula="of:=[.J15]/5" office:value-type="float" office:value="100.8" calcext:value-type="float">
            <text:p>100,8</text:p>
          </table:table-cell>
          <table:table-cell/>
          <table:table-cell table:formula="of:=[.$K$5]/[.K15]" office:value-type="float" office:value="3.66666666666667" calcext:value-type="float">
            <text:p>3,67</text:p>
          </table:table-cell>
          <table:table-cell table:formula="of:=[.$K$3]/[.K15]" office:value-type="float" office:value="5.42460317460317" calcext:value-type="float">
            <text:p>5,42460317460317</text:p>
          </table:table-cell>
          <table:table-cell office:value-type="string" calcext:value-type="string">
            <text:p>Collapsed(2) + private indices + caching [12] </text:p>
          </table:table-cell>
          <table:table-cell table:number-columns-repeated="2"/>
          <table:table-cell table:formula="of:=[.M15]/[.S15]" office:value-type="percentage" office:value="0.916666666666667" calcext:value-type="percentage">
            <text:p>91,67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allel MatMult reduction for outer loop <text:s text:c="11"/></text:p>
          </table:table-cell>
          <table:table-cell/>
          <table:table-cell table:number-columns-repeated="4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D16:.H16])" office:value-type="float" office:value="504" calcext:value-type="float">
            <text:p>504</text:p>
          </table:table-cell>
          <table:table-cell table:formula="of:=[.J16]/5" office:value-type="float" office:value="100.8" calcext:value-type="float">
            <text:p>100,8</text:p>
          </table:table-cell>
          <table:table-cell/>
          <table:table-cell table:formula="of:=[.$K$5]/[.K16]" office:value-type="float" office:value="3.66666666666667" calcext:value-type="float">
            <text:p>3,67</text:p>
          </table:table-cell>
          <table:table-cell table:formula="of:=[.$K$3]/[.K16]" office:value-type="float" office:value="5.42460317460317" calcext:value-type="float">
            <text:p>5,42460317460317</text:p>
          </table:table-cell>
          <table:table-cell office:value-type="string" calcext:value-type="string">
            <text:p>Reduction in outer loop + caching [13] </text:p>
          </table:table-cell>
          <table:table-cell table:number-columns-repeated="2"/>
          <table:table-cell table:formula="of:=[.M16]/[.S16]" office:value-type="percentage" office:value="0.916666666666667" calcext:value-type="percentage">
            <text:p>91,67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rallel MatMult reduction in innerest loop <text:s text:c="9"/></text:p>
          </table:table-cell>
          <table:table-cell/>
          <table:table-cell table:number-columns-repeated="3"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SUM([.D17:.H17])" office:value-type="float" office:value="2029" calcext:value-type="float">
            <text:p>2029</text:p>
          </table:table-cell>
          <table:table-cell table:formula="of:=[.J17]/5" office:value-type="float" office:value="405.8" calcext:value-type="float">
            <text:p>405,8</text:p>
          </table:table-cell>
          <table:table-cell/>
          <table:table-cell table:formula="of:=[.$K$5]/[.K17]" office:value-type="float" office:value="0.910793494332183" calcext:value-type="float">
            <text:p>0,91</text:p>
          </table:table-cell>
          <table:table-cell table:formula="of:=[.$K$3]/[.K17]" office:value-type="float" office:value="1.34746180384426" calcext:value-type="float">
            <text:p>1,34746180384426</text:p>
          </table:table-cell>
          <table:table-cell office:value-type="string" calcext:value-type="string">
            <text:p>Only reduction in innerest loop [14] </text:p>
          </table:table-cell>
          <table:table-cell table:number-columns-repeated="2"/>
          <table:table-cell table:formula="of:=[.M17]/[.S17]" office:value-type="percentage" office:value="0.227698373583046" calcext:value-type="percentage">
            <text:p>22,77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llel MatMult reduction in innerest + collapse <text:s text:c="3"/></text:p>
          </table:table-cell>
          <table:table-cell/>
          <table:table-cell office:value-type="float" office:value="9158" calcext:value-type="float">
            <text:p>9158</text:p>
          </table:table-cell>
          <table:table-cell office:value-type="float" office:value="9096" calcext:value-type="float">
            <text:p>9096</text:p>
          </table:table-cell>
          <table:table-cell office:value-type="float" office:value="9107" calcext:value-type="float">
            <text:p>9107</text:p>
          </table:table-cell>
          <table:table-cell office:value-type="float" office:value="9202" calcext:value-type="float">
            <text:p>9202</text:p>
          </table:table-cell>
          <table:table-cell office:value-type="float" office:value="9096" calcext:value-type="float">
            <text:p>9096</text:p>
          </table:table-cell>
          <table:table-cell/>
          <table:table-cell table:formula="of:=SUM([.D18:.H18])" office:value-type="float" office:value="45659" calcext:value-type="float">
            <text:p>45659</text:p>
          </table:table-cell>
          <table:table-cell table:formula="of:=[.J18]/5" office:value-type="float" office:value="9131.8" calcext:value-type="float">
            <text:p>9131,8</text:p>
          </table:table-cell>
          <table:table-cell/>
          <table:table-cell table:formula="of:=[.$K$5]/[.K18]" office:value-type="float" office:value="0.0404739481810815" calcext:value-type="float">
            <text:p>0,04</text:p>
          </table:table-cell>
          <table:table-cell table:formula="of:=[.$K$3]/[.K18]" office:value-type="float" office:value="0.0598786657614052" calcext:value-type="float">
            <text:p>0,059878665761405</text:p>
          </table:table-cell>
          <table:table-cell office:value-type="string" calcext:value-type="string">
            <text:p>Reduction in innerest loop = collapse [15] </text:p>
          </table:table-cell>
          <table:table-cell table:number-columns-repeated="2"/>
          <table:table-cell table:formula="of:=[.M18]/[.S18]" office:value-type="percentage" office:value="0.0101184870452704" calcext:value-type="percentage">
            <text:p>1,01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llel MatMult static scheduling <text:s text:c="18"/>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table:formula="of:=SUM([.D19:.H19])" office:value-type="float" office:value="749" calcext:value-type="float">
            <text:p>749</text:p>
          </table:table-cell>
          <table:table-cell table:formula="of:=[.J19]/5" office:value-type="float" office:value="149.8" calcext:value-type="float">
            <text:p>149,8</text:p>
          </table:table-cell>
          <table:table-cell/>
          <table:table-cell table:formula="of:=[.$K$5]/[.K19]" office:value-type="float" office:value="2.46728971962617" calcext:value-type="float">
            <text:p>2,47</text:p>
          </table:table-cell>
          <table:table-cell table:formula="of:=[.$K$3]/[.K19]" office:value-type="float" office:value="3.6502002670227" calcext:value-type="float">
            <text:p>3,6502002670227</text:p>
          </table:table-cell>
          <table:table-cell office:value-type="string" calcext:value-type="string">
            <text:p>Schedule(static) [16] </text:p>
          </table:table-cell>
          <table:table-cell table:number-columns-repeated="2"/>
          <table:table-cell table:formula="of:=[.M19]/[.S19]" office:value-type="percentage" office:value="0.616822429906542" calcext:value-type="percentage">
            <text:p>61,68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lel MatMult static scheduling + chunk size 125 <text:s/>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D20:.H20])" office:value-type="float" office:value="749" calcext:value-type="float">
            <text:p>749</text:p>
          </table:table-cell>
          <table:table-cell table:formula="of:=[.J20]/5" office:value-type="float" office:value="149.8" calcext:value-type="float">
            <text:p>149,8</text:p>
          </table:table-cell>
          <table:table-cell/>
          <table:table-cell table:formula="of:=[.$K$5]/[.K20]" office:value-type="float" office:value="2.46728971962617" calcext:value-type="float">
            <text:p>2,47</text:p>
          </table:table-cell>
          <table:table-cell table:formula="of:=[.$K$3]/[.K20]" office:value-type="float" office:value="3.6502002670227" calcext:value-type="float">
            <text:p>3,6502002670227</text:p>
          </table:table-cell>
          <table:table-cell office:value-type="string" calcext:value-type="string">
            <text:p>Schedule(static) + fixed chunk size [17] </text:p>
          </table:table-cell>
          <table:table-cell table:number-columns-repeated="2"/>
          <table:table-cell table:formula="of:=[.M20]/[.S20]" office:value-type="percentage" office:value="0.616822429906542" calcext:value-type="percentage">
            <text:p>61,68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allel MatMult static scheduling + dynm chunk size 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SUM([.D21:.H21])" office:value-type="float" office:value="751" calcext:value-type="float">
            <text:p>751</text:p>
          </table:table-cell>
          <table:table-cell table:formula="of:=[.J21]/5" office:value-type="float" office:value="150.2" calcext:value-type="float">
            <text:p>150,2</text:p>
          </table:table-cell>
          <table:table-cell/>
          <table:table-cell table:formula="of:=[.$K$5]/[.K21]" office:value-type="float" office:value="2.4607190412783" calcext:value-type="float">
            <text:p>2,46</text:p>
          </table:table-cell>
          <table:table-cell table:formula="of:=[.$K$3]/[.K21]" office:value-type="float" office:value="3.6404793608522" calcext:value-type="float">
            <text:p>3,6404793608522</text:p>
          </table:table-cell>
          <table:table-cell office:value-type="string" calcext:value-type="string">
            <text:p>Schedule(static) dynamic chunk [18] </text:p>
          </table:table-cell>
          <table:table-cell table:number-columns-repeated="2"/>
          <table:table-cell table:formula="of:=[.M21]/[.S21]" office:value-type="percentage" office:value="0.615179760319574" calcext:value-type="percentage">
            <text:p>61,52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rallel MatMult dynamic scheduling <text:s text:c="17"/>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SUM([.D22:.H22])" office:value-type="float" office:value="736" calcext:value-type="float">
            <text:p>736</text:p>
          </table:table-cell>
          <table:table-cell table:formula="of:=[.J22]/5" office:value-type="float" office:value="147.2" calcext:value-type="float">
            <text:p>147,2</text:p>
          </table:table-cell>
          <table:table-cell/>
          <table:table-cell table:formula="of:=[.$K$5]/[.K22]" office:value-type="float" office:value="2.51086956521739" calcext:value-type="float">
            <text:p>2,51</text:p>
          </table:table-cell>
          <table:table-cell table:formula="of:=[.$K$3]/[.K22]" office:value-type="float" office:value="3.71467391304348" calcext:value-type="float">
            <text:p>3,71467391304348</text:p>
          </table:table-cell>
          <table:table-cell office:value-type="string" calcext:value-type="string">
            <text:p>Schedule(dynamic) [19] </text:p>
          </table:table-cell>
          <table:table-cell table:number-columns-repeated="2"/>
          <table:table-cell table:formula="of:=[.M22]/[.S22]" office:value-type="percentage" office:value="0.627717391304348" calcext:value-type="percentage">
            <text:p>62,77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llel MatMult dynamic scheduling + chunk size 4 <text:s text:c="2"/></text:p>
          </table:table-cell>
          <table:table-cell/>
          <table:table-cell table:number-columns-repeated="4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SUM([.D23:.H23])" office:value-type="float" office:value="741" calcext:value-type="float">
            <text:p>741</text:p>
          </table:table-cell>
          <table:table-cell table:formula="of:=[.J23]/5" office:value-type="float" office:value="148.2" calcext:value-type="float">
            <text:p>148,2</text:p>
          </table:table-cell>
          <table:table-cell/>
          <table:table-cell table:formula="of:=[.$K$5]/[.K23]" office:value-type="float" office:value="2.49392712550607" calcext:value-type="float">
            <text:p>2,49</text:p>
          </table:table-cell>
          <table:table-cell table:formula="of:=[.$K$3]/[.K23]" office:value-type="float" office:value="3.68960863697706" calcext:value-type="float">
            <text:p>3,68960863697706</text:p>
          </table:table-cell>
          <table:table-cell office:value-type="string" calcext:value-type="string">
            <text:p>Schedule(dynamic) + fixed chunk size [20] </text:p>
          </table:table-cell>
          <table:table-cell table:number-columns-repeated="2"/>
          <table:table-cell table:formula="of:=[.M23]/[.S23]" office:value-type="percentage" office:value="0.623481781376518" calcext:value-type="percentage">
            <text:p>62,35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rallel MatMult guided scheduling <text:s text:c="18"/>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SUM([.D24:.H24])" office:value-type="float" office:value="738" calcext:value-type="float">
            <text:p>738</text:p>
          </table:table-cell>
          <table:table-cell table:formula="of:=[.J24]/5" office:value-type="float" office:value="147.6" calcext:value-type="float">
            <text:p>147,6</text:p>
          </table:table-cell>
          <table:table-cell/>
          <table:table-cell table:formula="of:=[.$K$5]/[.K24]" office:value-type="float" office:value="2.50406504065041" calcext:value-type="float">
            <text:p>2,50</text:p>
          </table:table-cell>
          <table:table-cell table:formula="of:=[.$K$3]/[.K24]" office:value-type="float" office:value="3.70460704607046" calcext:value-type="float">
            <text:p>3,70460704607046</text:p>
          </table:table-cell>
          <table:table-cell office:value-type="string" calcext:value-type="string">
            <text:p>Schedule(guided) [21] </text:p>
          </table:table-cell>
          <table:table-cell table:number-columns-repeated="2"/>
          <table:table-cell table:formula="of:=[.M24]/[.S24]" office:value-type="percentage" office:value="0.626016260162602" calcext:value-type="percentage">
            <text:p>62,60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allel MatMult guided scheduling + chunk size 125 <text:s/></text:p>
          </table:table-cell>
          <table:table-cell/>
          <table:table-cell table:number-columns-repeated="5" office:value-type="float" office:value="149" calcext:value-type="float">
            <text:p>149</text:p>
          </table:table-cell>
          <table:table-cell/>
          <table:table-cell table:formula="of:=SUM([.D25:.H25])" office:value-type="float" office:value="745" calcext:value-type="float">
            <text:p>745</text:p>
          </table:table-cell>
          <table:table-cell table:formula="of:=[.J25]/5" office:value-type="float" office:value="149" calcext:value-type="float">
            <text:p>149</text:p>
          </table:table-cell>
          <table:table-cell/>
          <table:table-cell table:formula="of:=[.$K$5]/[.K25]" office:value-type="float" office:value="2.48053691275168" calcext:value-type="float">
            <text:p>2,48</text:p>
          </table:table-cell>
          <table:table-cell table:formula="of:=[.$K$3]/[.K25]" office:value-type="float" office:value="3.66979865771812" calcext:value-type="float">
            <text:p>3,66979865771812</text:p>
          </table:table-cell>
          <table:table-cell office:value-type="string" calcext:value-type="string">
            <text:p>Schedule(guided) + fixed chunk size [22] </text:p>
          </table:table-cell>
          <table:table-cell table:number-columns-repeated="2"/>
          <table:table-cell table:formula="of:=[.M25]/[.S25]" office:value-type="percentage" office:value="0.62013422818792" calcext:value-type="percentage">
            <text:p>62,01 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allel MatMult automatic scheduling <text:s text:c="15"/></text:p>
          </table:table-cell>
          <table:table-cell/>
          <table:table-cell table:number-columns-repeated="3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SUM([.D26:.H26])" office:value-type="float" office:value="758" calcext:value-type="float">
            <text:p>758</text:p>
          </table:table-cell>
          <table:table-cell table:formula="of:=[.J26]/5" office:value-type="float" office:value="151.6" calcext:value-type="float">
            <text:p>151,6</text:p>
          </table:table-cell>
          <table:table-cell/>
          <table:table-cell table:formula="of:=[.$K$5]/[.K26]" office:value-type="float" office:value="2.43799472295515" calcext:value-type="float">
            <text:p>2,44</text:p>
          </table:table-cell>
          <table:table-cell table:formula="of:=[.$K$3]/[.K26]" office:value-type="float" office:value="3.60686015831135" calcext:value-type="float">
            <text:p>3,60686015831135</text:p>
          </table:table-cell>
          <table:table-cell office:value-type="string" calcext:value-type="string">
            <text:p>Schedule(auto) [23] </text:p>
          </table:table-cell>
          <table:table-cell table:number-columns-repeated="2"/>
          <table:table-cell table:formula="of:=[.M26]/[.S26]" office:value-type="percentage" office:value="0.609498680738786" calcext:value-type="percentage">
            <text:p>60,95 %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office:value-type="string" calcext:value-type="string">
            <text:p>Sequenial MatMult <text:s text:c="35"/>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eq with inversed loops <text:s text:c="29"/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eq with inversed loops and caching <text:s text:c="17"/>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arallel MatMult basic <text:s text:c="30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everal for directives <text:s text:c="1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with private vars <text:s text:c="12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with priv, shared vars <text:s text:c="7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with priv, priv matrices <text:s text:c="5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all 3 loops collapsed <text:s text:c="14"/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2 outer loops collapsed <text:s text:c="12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2 outer loops collapsed + priv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2 loops collapsed + priv + cache <text:s text:c="3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reduction for outer loop <text:s text:c="11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reduction in innerest loop <text:s text:c="9"/>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reduction in innerest + collapse <text:s text:c="3"/></text:p>
          </table:table-cell>
          <table:table-cell office:value-type="float" office:value="9096" calcext:value-type="float">
            <text:p>9096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tatic scheduling <text:s text:c="18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tatic scheduling + chunk size 125 <text:s/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tatic scheduling + dynm chunk size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dynamic scheduling <text:s text:c="17"/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dynamic scheduling + chunk size 4 <text:s text:c="2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guided scheduling <text:s text:c="18"/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guided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automatic scheduling <text:s text:c="15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equenial MatMult <text:s text:c="35"/>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eq with inversed loops <text:s text:c="29"/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eq with inversed loops and caching <text:s text:c="17"/>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arallel MatMult basic <text:s text:c="30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everal for directives <text:s text:c="1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with private vars <text:s text:c="12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with priv, shared vars <text:s text:c="7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with priv, priv matrices <text:s text:c="5"/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all 3 loops collapsed <text:s text:c="14"/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2 outer loops collapsed <text:s text:c="12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2 outer loops collapsed + priv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2 loops collapsed + priv + cache <text:s text:c="3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reduction for outer loop <text:s text:c="11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reduction in innerest loop <text:s text:c="9"/>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reduction in innerest + collapse <text:s text:c="3"/>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tatic scheduling <text:s text:c="18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tatic scheduling + chunk size 125 <text:s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tatic scheduling + dynm chunk size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dynamic scheduling <text:s text:c="17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dynamic scheduling + chunk size 4 <text:s text:c="2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guided scheduling <text:s text:c="18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guided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automatic scheduling <text:s text:c="15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Sequenial MatMult <text:s text:c="35"/>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eq with inversed loops <text:s text:c="29"/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eq with inversed loops and caching <text:s text:c="17"/>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arallel MatMult basic <text:s text:c="30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everal for directives <text:s text:c="1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with private vars <text:s text:c="12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with priv, shared vars <text:s text:c="7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with priv, priv matrices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all 3 loops collapsed <text:s text:c="14"/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2 outer loops collapsed <text:s text:c="12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2 outer loops collapsed + priv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2 loops collapsed + priv + cache <text:s text:c="3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reduction for outer loop <text:s text:c="11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reduction in innerest loop <text:s text:c="9"/>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reduction in innerest + collapse <text:s text:c="3"/></text:p>
          </table:table-cell>
          <table:table-cell office:value-type="float" office:value="9202" calcext:value-type="float">
            <text:p>9202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tatic scheduling <text:s text:c="18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tatic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tatic scheduling + dynm chunk size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dynamic scheduling <text:s text:c="17"/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dynamic scheduling + chunk size 4 <text:s text:c="2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guided scheduling <text:s text:c="18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guided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automatic scheduling <text:s text:c="15"/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Sequenial MatMult <text:s text:c="35"/>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eq with inversed loops <text:s text:c="29"/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eq with inversed loops and caching <text:s text:c="17"/>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arallel MatMult basic <text:s text:c="30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everal for directives <text:s text:c="1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with private vars <text:s text:c="12"/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with priv, shared vars <text:s text:c="7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basic with priv, priv matrices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all 3 loops collapsed <text:s text:c="14"/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2 outer loops collapsed <text:s text:c="12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2 outer loops collapsed + priv <text:s text:c="5"/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2 loops collapsed + priv + cache <text:s text:c="3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reduction for outer loop <text:s text:c="11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reduction in innerest loop <text:s text:c="9"/>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reduction in innerest + collapse <text:s text:c="3"/></text:p>
          </table:table-cell>
          <table:table-cell office:value-type="float" office:value="9096" calcext:value-type="float">
            <text:p>9096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tatic scheduling <text:s text:c="18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tatic scheduling + chunk size 125 <text:s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static scheduling + dynm chunk size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dynamic scheduling <text:s text:c="17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dynamic scheduling + chunk size 4 <text:s text:c="2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guided scheduling <text:s text:c="18"/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guided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MatMult automatic scheduling <text:s text:c="15"/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mls</text:p>
          </table:table-cell>
          <table:table-cell table:number-columns-repeated="15"/>
        </table:table-row>
        <table:table-row table:style-name="ro1" table:number-rows-repeated="104844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unime + speedup" table:style-name="ta1">
        <table:shapes>
          <draw:frame draw:z-index="0" draw:style-name="gr1" draw:text-style-name="P1" svg:width="26cm" svg:height="15cm" svg:x="25.138cm" svg:y="12.028cm">
            <draw:object draw:notify-on-update-of-ranges="'runime + speedup'.T2:'runime + speedup'.T2 'runime + speedup'.T3:'runime + speedup'.T14 'runime + speedup'.U2:'runime + speedup'.U2 'runime + speedup'.U3:'runime + speedup'.U14 'runime + speedup'.V2:'runime + speedup'.V2 'runime + speedup'.V3:'runime + speedup'.V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visibility="collapse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Compare run times: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Avg over 50</text:p>
          </table:table-cell>
          <table:table-cell/>
          <table:table-cell office:value-type="string" calcext:value-type="string">
            <text:p>Speedup fair</text:p>
          </table:table-cell>
          <table:table-cell office:value-type="string" calcext:value-type="string">
            <text:p>Speed up ni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18"/>
          <table:table-cell office:value-type="string" calcext:value-type="string">
            <text:p>Runtim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quenial MatMult <text:s text:c="35"/>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SUM([.D3:.H3])" office:value-type="float" office:value="2734" calcext:value-type="float">
            <text:p>2734</text:p>
          </table:table-cell>
          <table:table-cell table:formula="of:=[.$J3]/5" office:value-type="float" office:value="546.8" calcext:value-type="float">
            <text:p>546,8</text:p>
          </table:table-cell>
          <table:table-cell table:number-columns-repeated="8"/>
          <table:table-cell office:value-type="string" calcext:value-type="string">
            <text:p>Sequential, plain [S1] </text:p>
          </table:table-cell>
          <table:table-cell table:formula="of:=[.$J3]/5" office:value-type="float" office:value="546.8" calcext:value-type="float">
            <text:p>546,8</text:p>
          </table:table-cell>
          <table:table-cell table:formula="of:=[.$K$5]/[.K3]" office:value-type="float" office:value="0.675932699341624" calcext:value-type="float">
            <text:p>0,675932699341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q with inversed loops <text:s text:c="29"/>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4" office:value-type="float" office:value="435" calcext:value-type="float">
            <text:p>435</text:p>
          </table:table-cell>
          <table:table-cell/>
          <table:table-cell table:formula="of:=SUM([.D4:.H4])" office:value-type="float" office:value="2176" calcext:value-type="float">
            <text:p>2176</text:p>
          </table:table-cell>
          <table:table-cell table:formula="of:=[.$J4]/5" office:value-type="float" office:value="435.2" calcext:value-type="float">
            <text:p>435,2</text:p>
          </table:table-cell>
          <table:table-cell table:number-columns-repeated="8"/>
          <table:table-cell office:value-type="string" calcext:value-type="string">
            <text:p>Sequential, inversed loops [S2] </text:p>
          </table:table-cell>
          <table:table-cell table:formula="of:=[.$J4]/5" office:value-type="float" office:value="435.2" calcext:value-type="float">
            <text:p>435,2</text:p>
          </table:table-cell>
          <table:table-cell table:formula="of:=[.$K$5]/[.K4]" office:value-type="float" office:value="0.849264705882353" calcext:value-type="float">
            <text:p>0,849264705882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q with inversed loops and caching <text:s text:c="17"/>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4" office:value-type="float" office:value="369" calcext:value-type="float">
            <text:p>369</text:p>
          </table:table-cell>
          <table:table-cell/>
          <table:table-cell table:formula="of:=SUM([.D5:.H5])" office:value-type="float" office:value="1848" calcext:value-type="float">
            <text:p>1848</text:p>
          </table:table-cell>
          <table:table-cell table:formula="of:=[.$J5]/5" office:value-type="float" office:value="369.6" calcext:value-type="float">
            <text:p>369,6</text:p>
          </table:table-cell>
          <table:table-cell table:number-columns-repeated="8"/>
          <table:table-cell office:value-type="string" calcext:value-type="string">
            <text:p>Sequential, inversed loops + caching [S3] </text:p>
          </table:table-cell>
          <table:table-cell table:formula="of:=[.$J5]/5" office:value-type="float" office:value="369.6" calcext:value-type="float">
            <text:p>369,6</text:p>
          </table:table-cell>
          <table:table-cell table:formula="of:=[.$K$5]/[.K5]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formula="of:=[.$J6]/5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basic, only parallel for [4] </text:p>
          </table:table-cell>
          <table:table-cell table:formula="of:=[.$J7]/5" office:value-type="float" office:value="118.4" calcext:value-type="float">
            <text:p>118,4</text:p>
          </table:table-cell>
          <table:table-cell table:formula="of:=[.$K$5]/[.K7]" office:value-type="float" office:value="3.12162162162162" calcext:value-type="float">
            <text:p>3,121621621621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llel MatMult basic <text:s text:c="30"/>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SUM([.D7:.H7])" office:value-type="float" office:value="592" calcext:value-type="float">
            <text:p>592</text:p>
          </table:table-cell>
          <table:table-cell table:formula="of:=[.$J7]/5" office:value-type="float" office:value="118.4" calcext:value-type="float">
            <text:p>118,4</text:p>
          </table:table-cell>
          <table:table-cell table:number-columns-repeated="8"/>
          <table:table-cell office:value-type="string" calcext:value-type="string">
            <text:p>basic + private indices [6] </text:p>
          </table:table-cell>
          <table:table-cell table:formula="of:=[.$J9]/5" office:value-type="float" office:value="150.2" calcext:value-type="float">
            <text:p>150,2</text:p>
          </table:table-cell>
          <table:table-cell table:formula="of:=[.$K$5]/[.K9]" office:value-type="float" office:value="2.4607190412783" calcext:value-type="float">
            <text:p>2,46071904127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llel MatMult several for directives <text:s text:c="13"/>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SUM([.D8:.H8])" office:value-type="float" office:value="0" calcext:value-type="float">
            <text:p>0</text:p>
          </table:table-cell>
          <table:table-cell table:formula="of:=[.$J8]/5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Private indices, explicitly shared matrices [7] </text:p>
          </table:table-cell>
          <table:table-cell table:formula="of:=[.$J10]/5" office:value-type="float" office:value="118" calcext:value-type="float">
            <text:p>118</text:p>
          </table:table-cell>
          <table:table-cell table:formula="of:=[.$K$5]/[.K10]" office:value-type="float" office:value="3.13220338983051" calcext:value-type="float">
            <text:p>3,132203389830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llel MatMult basic with private vars <text:s text:c="12"/>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SUM([.D9:.H9])" office:value-type="float" office:value="751" calcext:value-type="float">
            <text:p>751</text:p>
          </table:table-cell>
          <table:table-cell table:formula="of:=[.$J9]/5" office:value-type="float" office:value="150.2" calcext:value-type="float">
            <text:p>150,2</text:p>
          </table:table-cell>
          <table:table-cell table:number-columns-repeated="8"/>
          <table:table-cell office:value-type="string" calcext:value-type="string">
            <text:p>Private inidces + private copies of matrices [8] </text:p>
          </table:table-cell>
          <table:table-cell table:formula="of:=[.$J11]/5" office:value-type="float" office:value="119" calcext:value-type="float">
            <text:p>119</text:p>
          </table:table-cell>
          <table:table-cell table:formula="of:=[.$K$5]/[.K11]" office:value-type="float" office:value="3.10588235294118" calcext:value-type="float">
            <text:p>3,10588235294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llel MatMult basic with priv, shared vars <text:s text:c="7"/></text:p>
          </table:table-cell>
          <table:table-cell/>
          <table:table-cell table:number-columns-repeated="5" office:value-type="float" office:value="118" calcext:value-type="float">
            <text:p>118</text:p>
          </table:table-cell>
          <table:table-cell/>
          <table:table-cell table:formula="of:=SUM([.D10:.H10])" office:value-type="float" office:value="590" calcext:value-type="float">
            <text:p>590</text:p>
          </table:table-cell>
          <table:table-cell table:formula="of:=[.$J10]/5" office:value-type="float" office:value="118" calcext:value-type="float">
            <text:p>118</text:p>
          </table:table-cell>
          <table:table-cell table:number-columns-repeated="8"/>
          <table:table-cell office:value-type="string" calcext:value-type="string">
            <text:p>Collapse(3) [9] </text:p>
          </table:table-cell>
          <table:table-cell table:formula="of:=[.$J12]/5" office:value-type="float" office:value="128.2" calcext:value-type="float">
            <text:p>128,2</text:p>
          </table:table-cell>
          <table:table-cell table:formula="of:=[.$K$5]/[.K12]" office:value-type="float" office:value="2.88299531981279" calcext:value-type="float">
            <text:p>2,88299531981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 MatMult basic with priv, priv matrices <text:s text:c="5"/>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/>
          <table:table-cell table:formula="of:=SUM([.D11:.H11])" office:value-type="float" office:value="595" calcext:value-type="float">
            <text:p>595</text:p>
          </table:table-cell>
          <table:table-cell table:formula="of:=[.$J11]/5" office:value-type="float" office:value="119" calcext:value-type="float">
            <text:p>119</text:p>
          </table:table-cell>
          <table:table-cell table:number-columns-repeated="8"/>
          <table:table-cell office:value-type="string" calcext:value-type="string">
            <text:p>Collapse(2) [10] </text:p>
          </table:table-cell>
          <table:table-cell table:formula="of:=[.$J13]/5" office:value-type="float" office:value="118.4" calcext:value-type="float">
            <text:p>118,4</text:p>
          </table:table-cell>
          <table:table-cell table:formula="of:=[.$K$5]/[.K13]" office:value-type="float" office:value="3.12162162162162" calcext:value-type="float">
            <text:p>3,121621621621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llel MatMult all 3 loops collapsed <text:s text:c="14"/>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SUM([.D12:.H12])" office:value-type="float" office:value="641" calcext:value-type="float">
            <text:p>641</text:p>
          </table:table-cell>
          <table:table-cell table:formula="of:=[.$J12]/5" office:value-type="float" office:value="128.2" calcext:value-type="float">
            <text:p>128,2</text:p>
          </table:table-cell>
          <table:table-cell table:number-columns-repeated="8"/>
          <table:table-cell office:value-type="string" calcext:value-type="string">
            <text:p><text:s/>Collapse(2) + private indices [11]</text:p>
          </table:table-cell>
          <table:table-cell table:formula="of:=[.$J14]/5" office:value-type="float" office:value="119.4" calcext:value-type="float">
            <text:p>119,4</text:p>
          </table:table-cell>
          <table:table-cell table:formula="of:=[.$K$5]/[.K14]" office:value-type="float" office:value="3.09547738693467" calcext:value-type="float">
            <text:p>3,095477386934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allel MatMult 2 outer loops collapsed <text:s text:c="12"/>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SUM([.D13:.H13])" office:value-type="float" office:value="592" calcext:value-type="float">
            <text:p>592</text:p>
          </table:table-cell>
          <table:table-cell table:formula="of:=[.$J13]/5" office:value-type="float" office:value="118.4" calcext:value-type="float">
            <text:p>118,4</text:p>
          </table:table-cell>
          <table:table-cell table:number-columns-repeated="8"/>
          <table:table-cell office:value-type="string" calcext:value-type="string">
            <text:p>Collapsed(2) + private indices + caching [12] </text:p>
          </table:table-cell>
          <table:table-cell table:formula="of:=[.$J15]/5" office:value-type="float" office:value="100.8" calcext:value-type="float">
            <text:p>100,8</text:p>
          </table:table-cell>
          <table:table-cell table:formula="of:=[.$K$5]/[.K15]" office:value-type="float" office:value="3.66666666666667" calcext:value-type="float">
            <text:p>3,666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allel MatMult 2 outer loops collapsed + priv <text:s text:c="5"/>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M([.D14:.H14])" office:value-type="float" office:value="597" calcext:value-type="float">
            <text:p>597</text:p>
          </table:table-cell>
          <table:table-cell table:formula="of:=[.$J14]/5" office:value-type="float" office:value="119.4" calcext:value-type="float">
            <text:p>119,4</text:p>
          </table:table-cell>
          <table:table-cell table:number-columns-repeated="8"/>
          <table:table-cell office:value-type="string" calcext:value-type="string">
            <text:p>Reduction in outer loop + caching [13] </text:p>
          </table:table-cell>
          <table:table-cell table:formula="of:=[.$J16]/5" office:value-type="float" office:value="100.8" calcext:value-type="float">
            <text:p>100,8</text:p>
          </table:table-cell>
          <table:table-cell table:formula="of:=[.$K$5]/[.K16]" office:value-type="float" office:value="3.66666666666667" calcext:value-type="float">
            <text:p>3,6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allel MatMult 2 loops collapsed + priv + cache <text:s text:c="3"/>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01" calcext:value-type="float">
            <text:p>101</text:p>
          </table:table-cell>
          <table:table-cell/>
          <table:table-cell table:formula="of:=SUM([.D15:.H15])" office:value-type="float" office:value="504" calcext:value-type="float">
            <text:p>504</text:p>
          </table:table-cell>
          <table:table-cell table:formula="of:=[.$J15]/5" office:value-type="float" office:value="100.8" calcext:value-type="float">
            <text:p>100,8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allel MatMult reduction for outer loop <text:s text:c="11"/></text:p>
          </table:table-cell>
          <table:table-cell/>
          <table:table-cell table:number-columns-repeated="4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D16:.H16])" office:value-type="float" office:value="504" calcext:value-type="float">
            <text:p>504</text:p>
          </table:table-cell>
          <table:table-cell table:formula="of:=[.$J16]/5" office:value-type="float" office:value="100.8" calcext:value-type="float">
            <text:p>100,8</text:p>
          </table:table-cell>
          <table:table-cell table:number-columns-repeated="8"/>
          <table:table-cell office:value-type="string" calcext:value-type="string">
            <text:p>Only reduction in innerest loop [14] </text:p>
          </table:table-cell>
          <table:table-cell table:formula="of:=[.$J17]/5" office:value-type="float" office:value="405.8" calcext:value-type="float">
            <text:p>405,8</text:p>
          </table:table-cell>
          <table:table-cell table:formula="of:=[.$K$5]/[.K17]" office:value-type="float" office:value="0.910793494332183" calcext:value-type="float">
            <text:p>0,9107934943321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rallel MatMult reduction in innerest loop <text:s text:c="9"/></text:p>
          </table:table-cell>
          <table:table-cell/>
          <table:table-cell table:number-columns-repeated="3"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SUM([.D17:.H17])" office:value-type="float" office:value="2029" calcext:value-type="float">
            <text:p>2029</text:p>
          </table:table-cell>
          <table:table-cell table:formula="of:=[.$J17]/5" office:value-type="float" office:value="405.8" calcext:value-type="float">
            <text:p>405,8</text:p>
          </table:table-cell>
          <table:table-cell table:number-columns-repeated="8"/>
          <table:table-cell office:value-type="string" calcext:value-type="string">
            <text:p>Reduction in innerest loop = collapse [15] </text:p>
          </table:table-cell>
          <table:table-cell table:formula="of:=[.$J18]/5" office:value-type="float" office:value="9131.8" calcext:value-type="float">
            <text:p>9131,8</text:p>
          </table:table-cell>
          <table:table-cell table:formula="of:=[.$K$5]/[.K18]" office:value-type="float" office:value="0.0404739481810815" calcext:value-type="float">
            <text:p>0,040473948181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llel MatMult reduction in innerest + collapse <text:s text:c="3"/></text:p>
          </table:table-cell>
          <table:table-cell/>
          <table:table-cell office:value-type="float" office:value="9158" calcext:value-type="float">
            <text:p>9158</text:p>
          </table:table-cell>
          <table:table-cell office:value-type="float" office:value="9096" calcext:value-type="float">
            <text:p>9096</text:p>
          </table:table-cell>
          <table:table-cell office:value-type="float" office:value="9107" calcext:value-type="float">
            <text:p>9107</text:p>
          </table:table-cell>
          <table:table-cell office:value-type="float" office:value="9202" calcext:value-type="float">
            <text:p>9202</text:p>
          </table:table-cell>
          <table:table-cell office:value-type="float" office:value="9096" calcext:value-type="float">
            <text:p>9096</text:p>
          </table:table-cell>
          <table:table-cell/>
          <table:table-cell table:formula="of:=SUM([.D18:.H18])" office:value-type="float" office:value="45659" calcext:value-type="float">
            <text:p>45659</text:p>
          </table:table-cell>
          <table:table-cell table:formula="of:=[.$J18]/5" office:value-type="float" office:value="9131.8" calcext:value-type="float">
            <text:p>9131,8</text:p>
          </table:table-cell>
          <table:table-cell table:number-columns-repeated="8"/>
          <table:table-cell office:value-type="string" calcext:value-type="string">
            <text:p>Schedule(static) [16] </text:p>
          </table:table-cell>
          <table:table-cell table:formula="of:=[.$J19]/5" office:value-type="float" office:value="149.8" calcext:value-type="float">
            <text:p>149,8</text:p>
          </table:table-cell>
          <table:table-cell table:formula="of:=[.$K$5]/[.K19]" office:value-type="float" office:value="2.46728971962617" calcext:value-type="float">
            <text:p>2,467289719626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llel MatMult static scheduling <text:s text:c="18"/>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table:formula="of:=SUM([.D19:.H19])" office:value-type="float" office:value="749" calcext:value-type="float">
            <text:p>749</text:p>
          </table:table-cell>
          <table:table-cell table:formula="of:=[.$J19]/5" office:value-type="float" office:value="149.8" calcext:value-type="float">
            <text:p>149,8</text:p>
          </table:table-cell>
          <table:table-cell table:number-columns-repeated="8"/>
          <table:table-cell office:value-type="string" calcext:value-type="string">
            <text:p>Schedule(static) + fixed chunk size [17] </text:p>
          </table:table-cell>
          <table:table-cell table:formula="of:=[.$J20]/5" office:value-type="float" office:value="149.8" calcext:value-type="float">
            <text:p>149,8</text:p>
          </table:table-cell>
          <table:table-cell table:formula="of:=[.$K$5]/[.K20]" office:value-type="float" office:value="2.46728971962617" calcext:value-type="float">
            <text:p>2,467289719626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lel MatMult static scheduling + chunk size 125 <text:s/>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D20:.H20])" office:value-type="float" office:value="749" calcext:value-type="float">
            <text:p>749</text:p>
          </table:table-cell>
          <table:table-cell table:formula="of:=[.$J20]/5" office:value-type="float" office:value="149.8" calcext:value-type="float">
            <text:p>149,8</text:p>
          </table:table-cell>
          <table:table-cell table:number-columns-repeated="8"/>
          <table:table-cell office:value-type="string" calcext:value-type="string">
            <text:p>Schedule(static) dynamic chunk [18] </text:p>
          </table:table-cell>
          <table:table-cell table:formula="of:=[.$J21]/5" office:value-type="float" office:value="150.2" calcext:value-type="float">
            <text:p>150,2</text:p>
          </table:table-cell>
          <table:table-cell table:formula="of:=[.$K$5]/[.K21]" office:value-type="float" office:value="2.4607190412783" calcext:value-type="float">
            <text:p>2,46071904127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allel MatMult static scheduling + dynm chunk size 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SUM([.D21:.H21])" office:value-type="float" office:value="751" calcext:value-type="float">
            <text:p>751</text:p>
          </table:table-cell>
          <table:table-cell table:formula="of:=[.$J21]/5" office:value-type="float" office:value="150.2" calcext:value-type="float">
            <text:p>150,2</text:p>
          </table:table-cell>
          <table:table-cell table:number-columns-repeated="8"/>
          <table:table-cell office:value-type="string" calcext:value-type="string">
            <text:p>Schedule(dynamic) [19] </text:p>
          </table:table-cell>
          <table:table-cell table:formula="of:=[.$J22]/5" office:value-type="float" office:value="147.2" calcext:value-type="float">
            <text:p>147,2</text:p>
          </table:table-cell>
          <table:table-cell table:formula="of:=[.$K$5]/[.K22]" office:value-type="float" office:value="2.51086956521739" calcext:value-type="float">
            <text:p>2,510869565217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rallel MatMult dynamic scheduling <text:s text:c="17"/>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SUM([.D22:.H22])" office:value-type="float" office:value="736" calcext:value-type="float">
            <text:p>736</text:p>
          </table:table-cell>
          <table:table-cell table:formula="of:=[.$J22]/5" office:value-type="float" office:value="147.2" calcext:value-type="float">
            <text:p>147,2</text:p>
          </table:table-cell>
          <table:table-cell table:number-columns-repeated="8"/>
          <table:table-cell office:value-type="string" calcext:value-type="string">
            <text:p>Schedule(dynamic) + fixed chunk size [20] </text:p>
          </table:table-cell>
          <table:table-cell table:formula="of:=[.$J23]/5" office:value-type="float" office:value="148.2" calcext:value-type="float">
            <text:p>148,2</text:p>
          </table:table-cell>
          <table:table-cell table:formula="of:=[.$K$5]/[.K23]" office:value-type="float" office:value="2.49392712550607" calcext:value-type="float">
            <text:p>2,493927125506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llel MatMult dynamic scheduling + chunk size 4 <text:s text:c="2"/></text:p>
          </table:table-cell>
          <table:table-cell/>
          <table:table-cell table:number-columns-repeated="4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SUM([.D23:.H23])" office:value-type="float" office:value="741" calcext:value-type="float">
            <text:p>741</text:p>
          </table:table-cell>
          <table:table-cell table:formula="of:=[.$J23]/5" office:value-type="float" office:value="148.2" calcext:value-type="float">
            <text:p>148,2</text:p>
          </table:table-cell>
          <table:table-cell table:number-columns-repeated="8"/>
          <table:table-cell office:value-type="string" calcext:value-type="string">
            <text:p>Schedule(guided) [21] </text:p>
          </table:table-cell>
          <table:table-cell table:formula="of:=[.$J24]/5" office:value-type="float" office:value="147.6" calcext:value-type="float">
            <text:p>147,6</text:p>
          </table:table-cell>
          <table:table-cell table:formula="of:=[.$K$5]/[.K24]" office:value-type="float" office:value="2.50406504065041" calcext:value-type="float">
            <text:p>2,504065040650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rallel MatMult guided scheduling <text:s text:c="18"/>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SUM([.D24:.H24])" office:value-type="float" office:value="738" calcext:value-type="float">
            <text:p>738</text:p>
          </table:table-cell>
          <table:table-cell table:formula="of:=[.$J24]/5" office:value-type="float" office:value="147.6" calcext:value-type="float">
            <text:p>147,6</text:p>
          </table:table-cell>
          <table:table-cell table:number-columns-repeated="8"/>
          <table:table-cell office:value-type="string" calcext:value-type="string">
            <text:p>Schedule(guided) + fixed chunk size [22] </text:p>
          </table:table-cell>
          <table:table-cell table:formula="of:=[.$J25]/5" office:value-type="float" office:value="149" calcext:value-type="float">
            <text:p>149</text:p>
          </table:table-cell>
          <table:table-cell table:formula="of:=[.$K$5]/[.K25]" office:value-type="float" office:value="2.48053691275168" calcext:value-type="float">
            <text:p>2,480536912751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allel MatMult guided scheduling + chunk size 125 <text:s/></text:p>
          </table:table-cell>
          <table:table-cell/>
          <table:table-cell table:number-columns-repeated="5" office:value-type="float" office:value="149" calcext:value-type="float">
            <text:p>149</text:p>
          </table:table-cell>
          <table:table-cell/>
          <table:table-cell table:formula="of:=SUM([.D25:.H25])" office:value-type="float" office:value="745" calcext:value-type="float">
            <text:p>745</text:p>
          </table:table-cell>
          <table:table-cell table:formula="of:=[.$J25]/5" office:value-type="float" office:value="149" calcext:value-type="float">
            <text:p>149</text:p>
          </table:table-cell>
          <table:table-cell table:number-columns-repeated="8"/>
          <table:table-cell office:value-type="string" calcext:value-type="string">
            <text:p>Schedule(auto) [23] </text:p>
          </table:table-cell>
          <table:table-cell table:formula="of:=[.$J26]/5" office:value-type="float" office:value="151.6" calcext:value-type="float">
            <text:p>151,6</text:p>
          </table:table-cell>
          <table:table-cell table:formula="of:=[.$K$5]/[.K26]" office:value-type="float" office:value="2.43799472295515" calcext:value-type="float">
            <text:p>2,437994722955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allel MatMult automatic scheduling <text:s text:c="15"/></text:p>
          </table:table-cell>
          <table:table-cell/>
          <table:table-cell table:number-columns-repeated="3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SUM([.D26:.H26])" office:value-type="float" office:value="758" calcext:value-type="float">
            <text:p>758</text:p>
          </table:table-cell>
          <table:table-cell table:formula="of:=[.$J26]/5" office:value-type="float" office:value="151.6" calcext:value-type="float">
            <text:p>151,6</text:p>
          </table:table-cell>
          <table:table-cell table:number-columns-repeated="1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/>
          <table:table-cell office:value-type="string" calcext:value-type="string">
            <text:p>Sequenial MatMult <text:s text:c="35"/>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q with inversed loops <text:s text:c="29"/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q with inversed loops and caching <text:s text:c="17"/>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arallel MatMult basic <text:s text:c="30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everal for directives <text:s text:c="1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basic with private vars <text:s text:c="12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basic with priv, shared vars <text:s text:c="7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basic with priv, priv matrices <text:s text:c="5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all 3 loops collapsed <text:s text:c="14"/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2 outer loops collapsed <text:s text:c="12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2 outer loops collapsed + priv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2 loops collapsed + priv + cache <text:s text:c="3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reduction for outer loop <text:s text:c="11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reduction in innerest loop <text:s text:c="9"/>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reduction in innerest + collapse <text:s text:c="3"/></text:p>
          </table:table-cell>
          <table:table-cell office:value-type="float" office:value="9096" calcext:value-type="float">
            <text:p>9096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tatic scheduling <text:s text:c="18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tatic scheduling + chunk size 125 <text:s/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tatic scheduling + dynm chunk size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dynamic scheduling <text:s text:c="17"/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dynamic scheduling + chunk size 4 <text:s text:c="2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guided scheduling <text:s text:c="18"/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guided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automatic scheduling <text:s text:c="15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Sequenial MatMult <text:s text:c="35"/>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q with inversed loops <text:s text:c="29"/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q with inversed loops and caching <text:s text:c="17"/>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arallel MatMult basic <text:s text:c="30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everal for directives <text:s text:c="1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basic with private vars <text:s text:c="12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basic with priv, shared vars <text:s text:c="7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basic with priv, priv matrices <text:s text:c="5"/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all 3 loops collapsed <text:s text:c="14"/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2 outer loops collapsed <text:s text:c="12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2 outer loops collapsed + priv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2 loops collapsed + priv + cache <text:s text:c="3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reduction for outer loop <text:s text:c="11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reduction in innerest loop <text:s text:c="9"/>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reduction in innerest + collapse <text:s text:c="3"/>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tatic scheduling <text:s text:c="18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tatic scheduling + chunk size 125 <text:s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tatic scheduling + dynm chunk size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dynamic scheduling <text:s text:c="17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dynamic scheduling + chunk size 4 <text:s text:c="2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guided scheduling <text:s text:c="18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guided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automatic scheduling <text:s text:c="15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Sequenial MatMult <text:s text:c="35"/>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q with inversed loops <text:s text:c="29"/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q with inversed loops and caching <text:s text:c="17"/>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arallel MatMult basic <text:s text:c="30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everal for directives <text:s text:c="1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basic with private vars <text:s text:c="12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basic with priv, shared vars <text:s text:c="7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basic with priv, priv matrices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all 3 loops collapsed <text:s text:c="14"/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2 outer loops collapsed <text:s text:c="12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2 outer loops collapsed + priv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2 loops collapsed + priv + cache <text:s text:c="3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reduction for outer loop <text:s text:c="11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reduction in innerest loop <text:s text:c="9"/>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reduction in innerest + collapse <text:s text:c="3"/></text:p>
          </table:table-cell>
          <table:table-cell office:value-type="float" office:value="9202" calcext:value-type="float">
            <text:p>9202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tatic scheduling <text:s text:c="18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tatic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tatic scheduling + dynm chunk size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dynamic scheduling <text:s text:c="17"/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dynamic scheduling + chunk size 4 <text:s text:c="2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guided scheduling <text:s text:c="18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guided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automatic scheduling <text:s text:c="15"/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Sequenial MatMult <text:s text:c="35"/>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q with inversed loops <text:s text:c="29"/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q with inversed loops and caching <text:s text:c="17"/>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------------------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arallel MatMult basic <text:s text:c="30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everal for directives <text:s text:c="1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basic with private vars <text:s text:c="12"/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basic with priv, shared vars <text:s text:c="7"/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basic with priv, priv matrices <text:s text:c="5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all 3 loops collapsed <text:s text:c="14"/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2 outer loops collapsed <text:s text:c="12"/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2 outer loops collapsed + priv <text:s text:c="5"/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2 loops collapsed + priv + cache <text:s text:c="3"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reduction for outer loop <text:s text:c="11"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reduction in innerest loop <text:s text:c="9"/>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reduction in innerest + collapse <text:s text:c="3"/></text:p>
          </table:table-cell>
          <table:table-cell office:value-type="float" office:value="9096" calcext:value-type="float">
            <text:p>9096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tatic scheduling <text:s text:c="18"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tatic scheduling + chunk size 125 <text:s/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static scheduling + dynm chunk size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dynamic scheduling <text:s text:c="17"/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dynamic scheduling + chunk size 4 <text:s text:c="2"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guided scheduling <text:s text:c="18"/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guided scheduling + chunk size 125 <text:s/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allel MatMult automatic scheduling <text:s text:c="15"/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mls</text:p>
          </table:table-cell>
          <table:table-cell table:number-columns-repeated="18"/>
        </table:table-row>
      </table:table>
      <table:table table:name="Threads" table:style-name="ta1">
        <table:shapes>
          <draw:frame draw:z-index="0" draw:style-name="gr1" draw:text-style-name="P1" svg:width="15.997cm" svg:height="9.005cm" svg:x="13.419cm" svg:y="11.342cm">
            <draw:object draw:notify-on-update-of-ranges="Threads.K3:Threads.K3 Threads.K4:Threads.K15 Threads.L3:Threads.L3 Threads.L4:Threads.L15 Threads.M3:Threads.M3 Threads.M4:Threads.M15 Threads.N3:Threads.N3 Threads.N4:Threads.N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7cm" svg:height="9.005cm" svg:x="15.038cm" svg:y="22.152cm">
            <draw:object draw:notify-on-update-of-ranges="Threads.K18:Threads.K18 Threads.K19:Threads.K30 Threads.L18:Threads.L18 Threads.L19:Threads.L30 Threads.M18:Threads.M18 Threads.M19:Threads.M30 Threads.N18:Threads.N18 Threads.N19:Threads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2.804cm" svg:height="9.005cm" svg:x="35.727cm" svg:y="22.312cm">
            <draw:object draw:notify-on-update-of-ranges="Threads.K33:Threads.K33 Threads.K34:Threads.K45 Threads.L33:Threads.L33 Threads.L34:Threads.L45 Threads.M33:Threads.M33 Threads.M34:Threads.M45 Threads.N33:Threads.N33 Threads.N34:Threads.N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0" table:default-cell-style-name="Default"/>
        <table:table-column table:style-name="co4" table:number-columns-repeated="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6"/>
          <table:table-cell office:value-type="string" calcext:value-type="string">
            <text:p>Avg over 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ial MatMult <text:s text:c="32"/>1 Thread<text:tab/> </text:p>
          </table:table-cell>
          <table:table-cell office:value-type="float" office:value="551" calcext:value-type="float">
            <text:p>551</text:p>
          </table:table-cell>
          <table:table-cell office:value-type="float" office:value="558" calcext:value-type="float">
            <text:p>558</text:p>
          </table:table-cell>
          <table:table-cell office:value-type="float" office:value="551" calcext:value-type="float">
            <text:p>551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[.$E2]+[.$D2])/2" office:value-type="float" office:value="554.5" calcext:value-type="float">
            <text:p>554,5</text:p>
          </table:table-cell>
          <table:table-cell table:formula="of:=([.$E2]+[.$D2])/2" office:value-type="float" office:value="554.5" calcext:value-type="float">
            <text:p>55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 with inversed loops <text:s text:c="26"/>1 Thread<text:tab/> </text:p>
          </table:table-cell>
          <table:table-cell table:number-columns-repeated="4" office:value-type="float" office:value="437" calcext:value-type="float">
            <text:p>437</text:p>
          </table:table-cell>
          <table:table-cell office:value-type="float" office:value="370" calcext:value-type="float">
            <text:p>370</text:p>
          </table:table-cell>
          <table:table-cell table:formula="of:=([.$E3]+[.$D3])/2" office:value-type="float" office:value="437" calcext:value-type="float">
            <text:p>437</text:p>
          </table:table-cell>
          <table:table-cell table:formula="of:=([.$E3]+[.$D3])/2" office:value-type="float" office:value="437" calcext:value-type="float">
            <text:p>437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[4] basic, only parallel for</text:p>
          </table:table-cell>
          <table:table-cell office:value-type="string" calcext:value-type="string">
            <text:p>[12] Collapsed(2) + private indices + caching</text:p>
          </table:table-cell>
          <table:table-cell office:value-type="string" calcext:value-type="string">
            <text:p>[13] Reduction in outer loop + caching</text:p>
          </table:table-cell>
        </table:table-row>
        <table:table-row table:style-name="ro1">
          <table:table-cell office:value-type="string" calcext:value-type="string">
            <text:p>Parallel MatMult basic <text:s text:c="27"/>1 Thread(s)<text:tab/> </text:p>
          </table:table-cell>
          <table:table-cell office:value-type="float" office:value="436667" calcext:value-type="float">
            <text:p>436667</text:p>
          </table:table-cell>
          <table:table-cell office:value-type="float" office:value="435148" calcext:value-type="float">
            <text:p>435148</text:p>
          </table:table-cell>
          <table:table-cell table:style-name="ce3" table:formula="of:=[.B4]/1000" office:value-type="float" office:value="436.667" calcext:value-type="float">
            <text:p>437</text:p>
          </table:table-cell>
          <table:table-cell table:style-name="ce3" table:formula="of:=[.C4]/1000" office:value-type="float" office:value="435.148" calcext:value-type="float">
            <text:p>435</text:p>
          </table:table-cell>
          <table:table-cell/>
          <table:table-cell table:formula="of:=([.$E4]+[.$D4])/2" office:value-type="float" office:value="435.9075" calcext:value-type="float">
            <text:p>435,90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([.$E4]+[.$D4])/2" office:value-type="float" office:value="435.9075" calcext:value-type="float">
            <text:p>436</text:p>
          </table:table-cell>
          <table:table-cell table:style-name="ce3" table:formula="of:=([.$E5]+[.$D5])/2" office:value-type="float" office:value="370.344" calcext:value-type="float">
            <text:p>370</text:p>
          </table:table-cell>
          <table:table-cell table:formula="of:=([.$E6]+[.$D6])/2" office:value-type="float" office:value="370.4535" calcext:value-type="float">
            <text:p>370,4535</text:p>
          </table:table-cell>
        </table:table-row>
        <table:table-row table:style-name="ro1">
          <table:table-cell office:value-type="string" calcext:value-type="string">
            <text:p>Parallel MatMult 2 loops collapsed + priv + cache 1 Thread(s)<text:tab/> </text:p>
          </table:table-cell>
          <table:table-cell office:value-type="float" office:value="371580" calcext:value-type="float">
            <text:p>371580</text:p>
          </table:table-cell>
          <table:table-cell office:value-type="float" office:value="369108" calcext:value-type="float">
            <text:p>369108</text:p>
          </table:table-cell>
          <table:table-cell table:style-name="ce3" table:formula="of:=[.B5]/1000" office:value-type="float" office:value="371.58" calcext:value-type="float">
            <text:p>372</text:p>
          </table:table-cell>
          <table:table-cell table:style-name="ce3" table:formula="of:=[.C5]/1000" office:value-type="float" office:value="369.108" calcext:value-type="float">
            <text:p>369</text:p>
          </table:table-cell>
          <table:table-cell/>
          <table:table-cell table:formula="of:=([.$E5]+[.$D5])/2" office:value-type="float" office:value="370.344" calcext:value-type="float">
            <text:p>370,3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table:formula="of:=([.$E7]+[.$D7])/2" office:value-type="float" office:value="219.462" calcext:value-type="float">
            <text:p>219</text:p>
          </table:table-cell>
          <table:table-cell table:style-name="ce3" table:formula="of:=([.$E8]+[.$D8])/2" office:value-type="float" office:value="185.9725" calcext:value-type="float">
            <text:p>186</text:p>
          </table:table-cell>
          <table:table-cell table:formula="of:=([.$E9]+[.$D9])/2" office:value-type="float" office:value="186.0135" calcext:value-type="float">
            <text:p>186,0135</text:p>
          </table:table-cell>
        </table:table-row>
        <table:table-row table:style-name="ro1">
          <table:table-cell office:value-type="string" calcext:value-type="string">
            <text:p>Parallel MatMult reduction for outer loop <text:s text:c="8"/>1 Thread(s)<text:tab/> </text:p>
          </table:table-cell>
          <table:table-cell office:value-type="float" office:value="371947" calcext:value-type="float">
            <text:p>371947</text:p>
          </table:table-cell>
          <table:table-cell office:value-type="float" office:value="368960" calcext:value-type="float">
            <text:p>368960</text:p>
          </table:table-cell>
          <table:table-cell table:style-name="ce3" table:formula="of:=[.B6]/1000" office:value-type="float" office:value="371.947" calcext:value-type="float">
            <text:p>372</text:p>
          </table:table-cell>
          <table:table-cell table:style-name="ce3" table:formula="of:=[.C6]/1000" office:value-type="float" office:value="368.96" calcext:value-type="float">
            <text:p>369</text:p>
          </table:table-cell>
          <table:table-cell/>
          <table:table-cell table:formula="of:=([.$E6]+[.$D6])/2" office:value-type="float" office:value="370.4535" calcext:value-type="float">
            <text:p>370,453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table:formula="of:=([.$E10]+[.$D10])/2" office:value-type="float" office:value="150.4235" calcext:value-type="float">
            <text:p>150</text:p>
          </table:table-cell>
          <table:table-cell table:formula="of:=([.$E11]+[.$D11])/2" office:value-type="float" office:value="127.67" calcext:value-type="float">
            <text:p>127,67</text:p>
          </table:table-cell>
          <table:table-cell table:formula="of:=([.$E12]+[.$D12])/2" office:value-type="float" office:value="127.676" calcext:value-type="float">
            <text:p>127,676</text:p>
          </table:table-cell>
        </table:table-row>
        <table:table-row table:style-name="ro1">
          <table:table-cell office:value-type="string" calcext:value-type="string">
            <text:p>Parallel MatMult basic <text:s text:c="27"/>2 Thread(s)<text:tab/> </text:p>
          </table:table-cell>
          <table:table-cell office:value-type="float" office:value="219528" calcext:value-type="float">
            <text:p>219528</text:p>
          </table:table-cell>
          <table:table-cell office:value-type="float" office:value="219396" calcext:value-type="float">
            <text:p>219396</text:p>
          </table:table-cell>
          <table:table-cell table:style-name="ce3" table:formula="of:=[.B7]/1000" office:value-type="float" office:value="219.528" calcext:value-type="float">
            <text:p>220</text:p>
          </table:table-cell>
          <table:table-cell table:style-name="ce3" table:formula="of:=[.C7]/1000" office:value-type="float" office:value="219.396" calcext:value-type="float">
            <text:p>219</text:p>
          </table:table-cell>
          <table:table-cell/>
          <table:table-cell table:formula="of:=([.$E7]+[.$D7])/2" office:value-type="float" office:value="219.462" calcext:value-type="float">
            <text:p>219,4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table:formula="of:=([.$E13]+[.$D13])/2" office:value-type="float" office:value="117.9" calcext:value-type="float">
            <text:p>118</text:p>
          </table:table-cell>
          <table:table-cell table:formula="of:=([.$E14]+[.$D14])/2" office:value-type="float" office:value="101.0545" calcext:value-type="float">
            <text:p>101,0545</text:p>
          </table:table-cell>
          <table:table-cell table:formula="of:=([.$E15]+[.$D15])/2" office:value-type="float" office:value="101.148" calcext:value-type="float">
            <text:p>101,148</text:p>
          </table:table-cell>
        </table:table-row>
        <table:table-row table:style-name="ro1">
          <table:table-cell office:value-type="string" calcext:value-type="string">
            <text:p>Parallel MatMult 2 loops collapsed + priv + cache 2 Thread(s)<text:tab/> </text:p>
          </table:table-cell>
          <table:table-cell office:value-type="float" office:value="186377" calcext:value-type="float">
            <text:p>186377</text:p>
          </table:table-cell>
          <table:table-cell office:value-type="float" office:value="185568" calcext:value-type="float">
            <text:p>185568</text:p>
          </table:table-cell>
          <table:table-cell table:style-name="ce3" table:formula="of:=[.B8]/1000" office:value-type="float" office:value="186.377" calcext:value-type="float">
            <text:p>186</text:p>
          </table:table-cell>
          <table:table-cell table:style-name="ce3" table:formula="of:=[.C8]/1000" office:value-type="float" office:value="185.568" calcext:value-type="float">
            <text:p>186</text:p>
          </table:table-cell>
          <table:table-cell/>
          <table:table-cell table:formula="of:=([.$E8]+[.$D8])/2" office:value-type="float" office:value="185.9725" calcext:value-type="float">
            <text:p>185,97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3" table:formula="of:=([.$E16]+[.$D16])/2" office:value-type="float" office:value="137.425" calcext:value-type="float">
            <text:p>137</text:p>
          </table:table-cell>
          <table:table-cell table:formula="of:=([.$E17]+[.$D17])/2" office:value-type="float" office:value="118.6295" calcext:value-type="float">
            <text:p>118,6295</text:p>
          </table:table-cell>
          <table:table-cell table:formula="of:=([.$E18]+[.$D18])/2" office:value-type="float" office:value="117.4635" calcext:value-type="float">
            <text:p>117,4635</text:p>
          </table:table-cell>
        </table:table-row>
        <table:table-row table:style-name="ro1">
          <table:table-cell office:value-type="string" calcext:value-type="string">
            <text:p>Parallel MatMult reduction for outer loop <text:s text:c="8"/>2 Thread(s)<text:tab/> </text:p>
          </table:table-cell>
          <table:table-cell office:value-type="float" office:value="186416" calcext:value-type="float">
            <text:p>186416</text:p>
          </table:table-cell>
          <table:table-cell office:value-type="float" office:value="185611" calcext:value-type="float">
            <text:p>185611</text:p>
          </table:table-cell>
          <table:table-cell table:style-name="ce3" table:formula="of:=[.B9]/1000" office:value-type="float" office:value="186.416" calcext:value-type="float">
            <text:p>186</text:p>
          </table:table-cell>
          <table:table-cell table:style-name="ce3" table:formula="of:=[.C9]/1000" office:value-type="float" office:value="185.611" calcext:value-type="float">
            <text:p>186</text:p>
          </table:table-cell>
          <table:table-cell/>
          <table:table-cell table:formula="of:=([.$E9]+[.$D9])/2" office:value-type="float" office:value="186.0135" calcext:value-type="float">
            <text:p>186,013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table:formula="of:=([.$E19]+[.$D19])/2" office:value-type="float" office:value="119.8705" calcext:value-type="float">
            <text:p>120</text:p>
          </table:table-cell>
          <table:table-cell table:formula="of:=([.$E20]+[.$D20])/2" office:value-type="float" office:value="103.1575" calcext:value-type="float">
            <text:p>103,1575</text:p>
          </table:table-cell>
          <table:table-cell table:formula="of:=([.$E21]+[.$D21])/2" office:value-type="float" office:value="104.007" calcext:value-type="float">
            <text:p>104,007</text:p>
          </table:table-cell>
        </table:table-row>
        <table:table-row table:style-name="ro1">
          <table:table-cell office:value-type="string" calcext:value-type="string">
            <text:p>Parallel MatMult basic <text:s text:c="27"/>3 Thread(s)<text:tab/> </text:p>
          </table:table-cell>
          <table:table-cell office:value-type="float" office:value="150444" calcext:value-type="float">
            <text:p>150444</text:p>
          </table:table-cell>
          <table:table-cell office:value-type="float" office:value="150403" calcext:value-type="float">
            <text:p>150403</text:p>
          </table:table-cell>
          <table:table-cell table:style-name="ce3" table:formula="of:=[.B10]/1000" office:value-type="float" office:value="150.444" calcext:value-type="float">
            <text:p>150</text:p>
          </table:table-cell>
          <table:table-cell table:style-name="ce3" table:formula="of:=[.C10]/1000" office:value-type="float" office:value="150.403" calcext:value-type="float">
            <text:p>150</text:p>
          </table:table-cell>
          <table:table-cell/>
          <table:table-cell table:formula="of:=([.$E10]+[.$D10])/2" office:value-type="float" office:value="150.4235" calcext:value-type="float">
            <text:p>150,42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3" table:formula="of:=([.$E22]+[.$D22])/2" office:value-type="float" office:value="121.034" calcext:value-type="float">
            <text:p>121</text:p>
          </table:table-cell>
          <table:table-cell table:formula="of:=([.$E23]+[.$D23])/2" office:value-type="float" office:value="104.513" calcext:value-type="float">
            <text:p>104,513</text:p>
          </table:table-cell>
          <table:table-cell table:formula="of:=([.$E24]+[.$D24])/2" office:value-type="float" office:value="104.907" calcext:value-type="float">
            <text:p>104,907</text:p>
          </table:table-cell>
        </table:table-row>
        <table:table-row table:style-name="ro1">
          <table:table-cell office:value-type="string" calcext:value-type="string">
            <text:p>Parallel MatMult 2 loops collapsed + priv + cache 3 Thread(s)<text:tab/> </text:p>
          </table:table-cell>
          <table:table-cell office:value-type="float" office:value="127748" calcext:value-type="float">
            <text:p>127748</text:p>
          </table:table-cell>
          <table:table-cell office:value-type="float" office:value="127592" calcext:value-type="float">
            <text:p>127592</text:p>
          </table:table-cell>
          <table:table-cell table:style-name="ce3" table:formula="of:=[.B11]/1000" office:value-type="float" office:value="127.748" calcext:value-type="float">
            <text:p>128</text:p>
          </table:table-cell>
          <table:table-cell table:style-name="ce3" table:formula="of:=[.C11]/1000" office:value-type="float" office:value="127.592" calcext:value-type="float">
            <text:p>128</text:p>
          </table:table-cell>
          <table:table-cell/>
          <table:table-cell table:formula="of:=([.$E11]+[.$D11])/2" office:value-type="float" office:value="127.67" calcext:value-type="float">
            <text:p>127,6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3" table:formula="of:=([.$E25]+[.$D25])/2" office:value-type="float" office:value="119.998" calcext:value-type="float">
            <text:p>120</text:p>
          </table:table-cell>
          <table:table-cell table:formula="of:=([.$E26]+[.$D26])/2" office:value-type="float" office:value="102.2455" calcext:value-type="float">
            <text:p>102,2455</text:p>
          </table:table-cell>
          <table:table-cell table:formula="of:=([.$E27]+[.$D27])/2" office:value-type="float" office:value="102.731" calcext:value-type="float">
            <text:p>102,731</text:p>
          </table:table-cell>
        </table:table-row>
        <table:table-row table:style-name="ro1">
          <table:table-cell office:value-type="string" calcext:value-type="string">
            <text:p>Parallel MatMult reduction for outer loop <text:s text:c="8"/>3 Thread(s)<text:tab/> </text:p>
          </table:table-cell>
          <table:table-cell office:value-type="float" office:value="127845" calcext:value-type="float">
            <text:p>127845</text:p>
          </table:table-cell>
          <table:table-cell office:value-type="float" office:value="127507" calcext:value-type="float">
            <text:p>127507</text:p>
          </table:table-cell>
          <table:table-cell table:style-name="ce3" table:formula="of:=[.B12]/1000" office:value-type="float" office:value="127.845" calcext:value-type="float">
            <text:p>128</text:p>
          </table:table-cell>
          <table:table-cell table:style-name="ce3" table:formula="of:=[.C12]/1000" office:value-type="float" office:value="127.507" calcext:value-type="float">
            <text:p>128</text:p>
          </table:table-cell>
          <table:table-cell/>
          <table:table-cell table:formula="of:=([.$E12]+[.$D12])/2" office:value-type="float" office:value="127.676" calcext:value-type="float">
            <text:p>127,67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([.$E28]+[.$D28])/2" office:value-type="float" office:value="121.903" calcext:value-type="float">
            <text:p>121,903</text:p>
          </table:table-cell>
          <table:table-cell table:formula="of:=([.$E29]+[.$D29])/2" office:value-type="float" office:value="105.4685" calcext:value-type="float">
            <text:p>105,4685</text:p>
          </table:table-cell>
          <table:table-cell table:formula="of:=([.$E30]+[.$D30])/2" office:value-type="float" office:value="104.1525" calcext:value-type="float">
            <text:p>104,1525</text:p>
          </table:table-cell>
        </table:table-row>
        <table:table-row table:style-name="ro1">
          <table:table-cell office:value-type="string" calcext:value-type="string">
            <text:p>Parallel MatMult basic <text:s text:c="27"/>4 Thread(s)<text:tab/> </text:p>
          </table:table-cell>
          <table:table-cell office:value-type="float" office:value="118191" calcext:value-type="float">
            <text:p>118191</text:p>
          </table:table-cell>
          <table:table-cell office:value-type="float" office:value="117609" calcext:value-type="float">
            <text:p>117609</text:p>
          </table:table-cell>
          <table:table-cell table:style-name="ce3" table:formula="of:=[.B13]/1000" office:value-type="float" office:value="118.191" calcext:value-type="float">
            <text:p>118</text:p>
          </table:table-cell>
          <table:table-cell table:style-name="ce3" table:formula="of:=[.C13]/1000" office:value-type="float" office:value="117.609" calcext:value-type="float">
            <text:p>118</text:p>
          </table:table-cell>
          <table:table-cell/>
          <table:table-cell table:formula="of:=([.$E13]+[.$D13])/2" office:value-type="float" office:value="117.9" calcext:value-type="float">
            <text:p>117,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$E31]+[.$D31])/2" office:value-type="float" office:value="121.0215" calcext:value-type="float">
            <text:p>121,0215</text:p>
          </table:table-cell>
          <table:table-cell table:formula="of:=([.$E32]+[.$D32])/2" office:value-type="float" office:value="103.3365" calcext:value-type="float">
            <text:p>103,3365</text:p>
          </table:table-cell>
          <table:table-cell table:formula="of:=([.$E33]+[.$D33])/2" office:value-type="float" office:value="102.442" calcext:value-type="float">
            <text:p>102,442</text:p>
          </table:table-cell>
        </table:table-row>
        <table:table-row table:style-name="ro1">
          <table:table-cell office:value-type="string" calcext:value-type="string">
            <text:p>Parallel MatMult 2 loops collapsed + priv + cache 4 Thread(s)<text:tab/> </text:p>
          </table:table-cell>
          <table:table-cell office:value-type="float" office:value="100867" calcext:value-type="float">
            <text:p>100867</text:p>
          </table:table-cell>
          <table:table-cell office:value-type="float" office:value="101242" calcext:value-type="float">
            <text:p>101242</text:p>
          </table:table-cell>
          <table:table-cell table:style-name="ce3" table:formula="of:=[.B14]/1000" office:value-type="float" office:value="100.867" calcext:value-type="float">
            <text:p>101</text:p>
          </table:table-cell>
          <table:table-cell table:style-name="ce3" table:formula="of:=[.C14]/1000" office:value-type="float" office:value="101.242" calcext:value-type="float">
            <text:p>101</text:p>
          </table:table-cell>
          <table:table-cell/>
          <table:table-cell table:formula="of:=([.$E14]+[.$D14])/2" office:value-type="float" office:value="101.0545" calcext:value-type="float">
            <text:p>101,05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([.$E34]+[.$D34])/2" office:value-type="float" office:value="121.0665" calcext:value-type="float">
            <text:p>121,0665</text:p>
          </table:table-cell>
          <table:table-cell table:formula="of:=([.$E35]+[.$D35])/2" office:value-type="float" office:value="102.3355" calcext:value-type="float">
            <text:p>102,3355</text:p>
          </table:table-cell>
          <table:table-cell table:formula="of:=([.$E36]+[.$D36])/2" office:value-type="float" office:value="103.5615" calcext:value-type="float">
            <text:p>103,5615</text:p>
          </table:table-cell>
        </table:table-row>
        <table:table-row table:style-name="ro1">
          <table:table-cell office:value-type="string" calcext:value-type="string">
            <text:p>Parallel MatMult reduction for outer loop <text:s text:c="8"/>4 Thread(s)<text:tab/> </text:p>
          </table:table-cell>
          <table:table-cell office:value-type="float" office:value="101096" calcext:value-type="float">
            <text:p>101096</text:p>
          </table:table-cell>
          <table:table-cell office:value-type="float" office:value="101200" calcext:value-type="float">
            <text:p>101200</text:p>
          </table:table-cell>
          <table:table-cell table:style-name="ce3" table:formula="of:=[.B15]/1000" office:value-type="float" office:value="101.096" calcext:value-type="float">
            <text:p>101</text:p>
          </table:table-cell>
          <table:table-cell table:style-name="ce3" table:formula="of:=[.C15]/1000" office:value-type="float" office:value="101.2" calcext:value-type="float">
            <text:p>101</text:p>
          </table:table-cell>
          <table:table-cell/>
          <table:table-cell table:formula="of:=([.$E15]+[.$D15])/2" office:value-type="float" office:value="101.148" calcext:value-type="float">
            <text:p>101,14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$E37]+[.$D37])/2" office:value-type="float" office:value="117.745" calcext:value-type="float">
            <text:p>117,745</text:p>
          </table:table-cell>
          <table:table-cell table:formula="of:=([.$E38]+[.$D38])/2" office:value-type="float" office:value="101.0795" calcext:value-type="float">
            <text:p>101,0795</text:p>
          </table:table-cell>
          <table:table-cell table:formula="of:=([.$E39]+[.$D39])/2" office:value-type="float" office:value="101.567" calcext:value-type="float">
            <text:p>101,567</text:p>
          </table:table-cell>
        </table:table-row>
        <table:table-row table:style-name="ro1">
          <table:table-cell office:value-type="string" calcext:value-type="string">
            <text:p>Parallel MatMult basic <text:s text:c="27"/>5 Thread(s)<text:tab/> </text:p>
          </table:table-cell>
          <table:table-cell office:value-type="float" office:value="137542" calcext:value-type="float">
            <text:p>137542</text:p>
          </table:table-cell>
          <table:table-cell office:value-type="float" office:value="137308" calcext:value-type="float">
            <text:p>137308</text:p>
          </table:table-cell>
          <table:table-cell table:style-name="ce3" table:formula="of:=[.B16]/1000" office:value-type="float" office:value="137.542" calcext:value-type="float">
            <text:p>138</text:p>
          </table:table-cell>
          <table:table-cell table:style-name="ce3" table:formula="of:=[.C16]/1000" office:value-type="float" office:value="137.308" calcext:value-type="float">
            <text:p>137</text:p>
          </table:table-cell>
          <table:table-cell/>
          <table:table-cell table:formula="of:=([.$E16]+[.$D16])/2" office:value-type="float" office:value="137.425" calcext:value-type="float">
            <text:p>137,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llel MatMult 2 loops collapsed + priv + cache 5 Thread(s)<text:tab/> </text:p>
          </table:table-cell>
          <table:table-cell office:value-type="float" office:value="117852" calcext:value-type="float">
            <text:p>117852</text:p>
          </table:table-cell>
          <table:table-cell office:value-type="float" office:value="119407" calcext:value-type="float">
            <text:p>119407</text:p>
          </table:table-cell>
          <table:table-cell table:style-name="ce3" table:formula="of:=[.B17]/1000" office:value-type="float" office:value="117.852" calcext:value-type="float">
            <text:p>118</text:p>
          </table:table-cell>
          <table:table-cell table:style-name="ce3" table:formula="of:=[.C17]/1000" office:value-type="float" office:value="119.407" calcext:value-type="float">
            <text:p>119</text:p>
          </table:table-cell>
          <table:table-cell/>
          <table:table-cell table:formula="of:=([.$E17]+[.$D17])/2" office:value-type="float" office:value="118.6295" calcext:value-type="float">
            <text:p>118,6295</text:p>
          </table:table-cell>
          <table:table-cell table:number-columns-repeated="3"/>
          <table:table-cell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MatMult reduction for outer loop <text:s text:c="8"/>5 Thread(s)<text:tab/> </text:p>
          </table:table-cell>
          <table:table-cell office:value-type="float" office:value="116168" calcext:value-type="float">
            <text:p>116168</text:p>
          </table:table-cell>
          <table:table-cell office:value-type="float" office:value="118759" calcext:value-type="float">
            <text:p>118759</text:p>
          </table:table-cell>
          <table:table-cell table:style-name="ce3" table:formula="of:=[.B18]/1000" office:value-type="float" office:value="116.168" calcext:value-type="float">
            <text:p>116</text:p>
          </table:table-cell>
          <table:table-cell table:style-name="ce3" table:formula="of:=[.C18]/1000" office:value-type="float" office:value="118.759" calcext:value-type="float">
            <text:p>119</text:p>
          </table:table-cell>
          <table:table-cell/>
          <table:table-cell table:formula="of:=([.$E18]+[.$D18])/2" office:value-type="float" office:value="117.4635" calcext:value-type="float">
            <text:p>117,4635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[4] basic, only parallel for</text:p>
          </table:table-cell>
          <table:table-cell office:value-type="string" calcext:value-type="string">
            <text:p>[12] Collapsed(2) + private indices + caching</text:p>
          </table:table-cell>
          <table:table-cell office:value-type="string" calcext:value-type="string">
            <text:p>[13] Reduction in outer loop + caching</text:p>
          </table:table-cell>
        </table:table-row>
        <table:table-row table:style-name="ro1">
          <table:table-cell office:value-type="string" calcext:value-type="string">
            <text:p>Parallel MatMult basic <text:s text:c="27"/>6 Thread(s)<text:tab/> </text:p>
          </table:table-cell>
          <table:table-cell office:value-type="float" office:value="120420" calcext:value-type="float">
            <text:p>120420</text:p>
          </table:table-cell>
          <table:table-cell office:value-type="float" office:value="119321" calcext:value-type="float">
            <text:p>119321</text:p>
          </table:table-cell>
          <table:table-cell table:style-name="ce3" table:formula="of:=[.B19]/1000" office:value-type="float" office:value="120.42" calcext:value-type="float">
            <text:p>120</text:p>
          </table:table-cell>
          <table:table-cell table:style-name="ce3" table:formula="of:=[.C19]/1000" office:value-type="float" office:value="119.321" calcext:value-type="float">
            <text:p>119</text:p>
          </table:table-cell>
          <table:table-cell/>
          <table:table-cell table:formula="of:=([.$E19]+[.$D19])/2" office:value-type="float" office:value="119.8705" calcext:value-type="float">
            <text:p>119,87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formula="of:=[.$F$3]/[.$L4]" office:value-type="float" office:value="0.848803932026863" calcext:value-type="float">
            <text:p>0,85</text:p>
          </table:table-cell>
          <table:table-cell table:style-name="ce1" table:formula="of:=[.$F$3]/[.$M4]" office:value-type="float" office:value="0.999071133864731" calcext:value-type="float">
            <text:p>1,00</text:p>
          </table:table-cell>
          <table:table-cell table:style-name="ce1" table:formula="of:=[.$F$3]/[.$N4]" office:value-type="float" office:value="0.998775824766131" calcext:value-type="float">
            <text:p>1,00</text:p>
          </table:table-cell>
        </table:table-row>
        <table:table-row table:style-name="ro1">
          <table:table-cell office:value-type="string" calcext:value-type="string">
            <text:p>Parallel MatMult 2 loops collapsed + priv + cache 6 Thread(s)<text:tab/> </text:p>
          </table:table-cell>
          <table:table-cell office:value-type="float" office:value="102964" calcext:value-type="float">
            <text:p>102964</text:p>
          </table:table-cell>
          <table:table-cell office:value-type="float" office:value="103351" calcext:value-type="float">
            <text:p>103351</text:p>
          </table:table-cell>
          <table:table-cell table:style-name="ce3" table:formula="of:=[.B20]/1000" office:value-type="float" office:value="102.964" calcext:value-type="float">
            <text:p>103</text:p>
          </table:table-cell>
          <table:table-cell table:style-name="ce3" table:formula="of:=[.C20]/1000" office:value-type="float" office:value="103.351" calcext:value-type="float">
            <text:p>103</text:p>
          </table:table-cell>
          <table:table-cell/>
          <table:table-cell table:formula="of:=([.$E20]+[.$D20])/2" office:value-type="float" office:value="103.1575" calcext:value-type="float">
            <text:p>103,15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" table:formula="of:=[.$F$3]/[.$L5]" office:value-type="float" office:value="1.68594107408116" calcext:value-type="float">
            <text:p>1,69</text:p>
          </table:table-cell>
          <table:table-cell table:style-name="ce1" table:formula="of:=[.$F$3]/[.$M5]" office:value-type="float" office:value="1.98954146446383" calcext:value-type="float">
            <text:p>1,99</text:p>
          </table:table-cell>
          <table:table-cell table:style-name="ce1" table:formula="of:=[.$F$3]/[.$N5]" office:value-type="float" office:value="1.98910294145317" calcext:value-type="float">
            <text:p>1,99</text:p>
          </table:table-cell>
        </table:table-row>
        <table:table-row table:style-name="ro1">
          <table:table-cell office:value-type="string" calcext:value-type="string">
            <text:p>Parallel MatMult reduction for outer loop <text:s text:c="8"/>6 Thread(s)<text:tab/> </text:p>
          </table:table-cell>
          <table:table-cell office:value-type="float" office:value="103801" calcext:value-type="float">
            <text:p>103801</text:p>
          </table:table-cell>
          <table:table-cell office:value-type="float" office:value="104213" calcext:value-type="float">
            <text:p>104213</text:p>
          </table:table-cell>
          <table:table-cell table:style-name="ce3" table:formula="of:=[.B21]/1000" office:value-type="float" office:value="103.801" calcext:value-type="float">
            <text:p>104</text:p>
          </table:table-cell>
          <table:table-cell table:style-name="ce3" table:formula="of:=[.C21]/1000" office:value-type="float" office:value="104.213" calcext:value-type="float">
            <text:p>104</text:p>
          </table:table-cell>
          <table:table-cell/>
          <table:table-cell table:formula="of:=([.$E21]+[.$D21])/2" office:value-type="float" office:value="104.007" calcext:value-type="float">
            <text:p>104,00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formula="of:=[.$F$3]/[.$L6]" office:value-type="float" office:value="2.45972205140819" calcext:value-type="float">
            <text:p>2,46</text:p>
          </table:table-cell>
          <table:table-cell table:style-name="ce1" table:formula="of:=[.$F$3]/[.$M6]" office:value-type="float" office:value="2.89809665543981" calcext:value-type="float">
            <text:p>2,90</text:p>
          </table:table-cell>
          <table:table-cell table:style-name="ce1" table:formula="of:=[.$F$3]/[.$N6]" office:value-type="float" office:value="2.8979604624205" calcext:value-type="float">
            <text:p>2,90</text:p>
          </table:table-cell>
        </table:table-row>
        <table:table-row table:style-name="ro1">
          <table:table-cell office:value-type="string" calcext:value-type="string">
            <text:p>Parallel MatMult basic <text:s text:c="27"/>7 Thread(s)<text:tab/> </text:p>
          </table:table-cell>
          <table:table-cell office:value-type="float" office:value="120631" calcext:value-type="float">
            <text:p>120631</text:p>
          </table:table-cell>
          <table:table-cell office:value-type="float" office:value="121437" calcext:value-type="float">
            <text:p>121437</text:p>
          </table:table-cell>
          <table:table-cell table:style-name="ce3" table:formula="of:=[.B22]/1000" office:value-type="float" office:value="120.631" calcext:value-type="float">
            <text:p>121</text:p>
          </table:table-cell>
          <table:table-cell table:style-name="ce3" table:formula="of:=[.C22]/1000" office:value-type="float" office:value="121.437" calcext:value-type="float">
            <text:p>121</text:p>
          </table:table-cell>
          <table:table-cell/>
          <table:table-cell table:formula="of:=([.$E22]+[.$D22])/2" office:value-type="float" office:value="121.034" calcext:value-type="float">
            <text:p>121,0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" table:formula="of:=[.$F$3]/[.$L7]" office:value-type="float" office:value="3.13825275657337" calcext:value-type="float">
            <text:p>3,14</text:p>
          </table:table-cell>
          <table:table-cell table:style-name="ce1" table:formula="of:=[.$F$3]/[.$M7]" office:value-type="float" office:value="3.66139063574606" calcext:value-type="float">
            <text:p>3,66</text:p>
          </table:table-cell>
          <table:table-cell table:style-name="ce1" table:formula="of:=[.$F$3]/[.$N7]" office:value-type="float" office:value="3.65800609008582" calcext:value-type="float">
            <text:p>3,66</text:p>
          </table:table-cell>
        </table:table-row>
        <table:table-row table:style-name="ro1">
          <table:table-cell office:value-type="string" calcext:value-type="string">
            <text:p>Parallel MatMult 2 loops collapsed + priv + cache 7 Thread(s)<text:tab/> </text:p>
          </table:table-cell>
          <table:table-cell office:value-type="float" office:value="103862" calcext:value-type="float">
            <text:p>103862</text:p>
          </table:table-cell>
          <table:table-cell office:value-type="float" office:value="105164" calcext:value-type="float">
            <text:p>105164</text:p>
          </table:table-cell>
          <table:table-cell table:style-name="ce3" table:formula="of:=[.B23]/1000" office:value-type="float" office:value="103.862" calcext:value-type="float">
            <text:p>104</text:p>
          </table:table-cell>
          <table:table-cell table:style-name="ce3" table:formula="of:=[.C23]/1000" office:value-type="float" office:value="105.164" calcext:value-type="float">
            <text:p>105</text:p>
          </table:table-cell>
          <table:table-cell/>
          <table:table-cell table:formula="of:=([.$E23]+[.$D23])/2" office:value-type="float" office:value="104.513" calcext:value-type="float">
            <text:p>104,5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" table:formula="of:=[.$F$3]/[.$L8]" office:value-type="float" office:value="2.69237766054211" calcext:value-type="float">
            <text:p>2,69</text:p>
          </table:table-cell>
          <table:table-cell table:style-name="ce1" table:formula="of:=[.$F$3]/[.$M8]" office:value-type="float" office:value="3.11895439161423" calcext:value-type="float">
            <text:p>3,12</text:p>
          </table:table-cell>
          <table:table-cell table:style-name="ce1" table:formula="of:=[.$F$3]/[.$N8]" office:value-type="float" office:value="3.14991465433943" calcext:value-type="float">
            <text:p>3,15</text:p>
          </table:table-cell>
        </table:table-row>
        <table:table-row table:style-name="ro1">
          <table:table-cell office:value-type="string" calcext:value-type="string">
            <text:p>Parallel MatMult reduction for outer loop <text:s text:c="8"/>7 Thread(s)<text:tab/> </text:p>
          </table:table-cell>
          <table:table-cell office:value-type="float" office:value="105152" calcext:value-type="float">
            <text:p>105152</text:p>
          </table:table-cell>
          <table:table-cell office:value-type="float" office:value="104662" calcext:value-type="float">
            <text:p>104662</text:p>
          </table:table-cell>
          <table:table-cell table:style-name="ce3" table:formula="of:=[.B24]/1000" office:value-type="float" office:value="105.152" calcext:value-type="float">
            <text:p>105</text:p>
          </table:table-cell>
          <table:table-cell table:style-name="ce3" table:formula="of:=[.C24]/1000" office:value-type="float" office:value="104.662" calcext:value-type="float">
            <text:p>105</text:p>
          </table:table-cell>
          <table:table-cell/>
          <table:table-cell table:formula="of:=([.$E24]+[.$D24])/2" office:value-type="float" office:value="104.907" calcext:value-type="float">
            <text:p>104,9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" table:formula="of:=[.$F$3]/[.$L9]" office:value-type="float" office:value="3.08666435862034" calcext:value-type="float">
            <text:p>3,09</text:p>
          </table:table-cell>
          <table:table-cell table:style-name="ce1" table:formula="of:=[.$F$3]/[.$M9]" office:value-type="float" office:value="3.58674841868017" calcext:value-type="float">
            <text:p>3,59</text:p>
          </table:table-cell>
          <table:table-cell table:style-name="ce1" table:formula="of:=[.$F$3]/[.$N9]" office:value-type="float" office:value="3.55745286374955" calcext:value-type="float">
            <text:p>3,56</text:p>
          </table:table-cell>
        </table:table-row>
        <table:table-row table:style-name="ro1">
          <table:table-cell office:value-type="string" calcext:value-type="string">
            <text:p>Parallel MatMult basic <text:s text:c="27"/>8 Thread(s)<text:tab/> </text:p>
          </table:table-cell>
          <table:table-cell office:value-type="float" office:value="120488" calcext:value-type="float">
            <text:p>120488</text:p>
          </table:table-cell>
          <table:table-cell office:value-type="float" office:value="119508" calcext:value-type="float">
            <text:p>119508</text:p>
          </table:table-cell>
          <table:table-cell table:style-name="ce3" table:formula="of:=[.B25]/1000" office:value-type="float" office:value="120.488" calcext:value-type="float">
            <text:p>120</text:p>
          </table:table-cell>
          <table:table-cell table:style-name="ce3" table:formula="of:=[.C25]/1000" office:value-type="float" office:value="119.508" calcext:value-type="float">
            <text:p>120</text:p>
          </table:table-cell>
          <table:table-cell/>
          <table:table-cell table:formula="of:=([.$E25]+[.$D25])/2" office:value-type="float" office:value="119.998" calcext:value-type="float">
            <text:p>119,99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" table:formula="of:=[.$F$3]/[.$L10]" office:value-type="float" office:value="3.05699225011154" calcext:value-type="float">
            <text:p>3,06</text:p>
          </table:table-cell>
          <table:table-cell table:style-name="ce1" table:formula="of:=[.$F$3]/[.$M10]" office:value-type="float" office:value="3.5402294451408" calcext:value-type="float">
            <text:p>3,54</text:p>
          </table:table-cell>
          <table:table-cell table:style-name="ce1" table:formula="of:=[.$F$3]/[.$N10]" office:value-type="float" office:value="3.52693337908814" calcext:value-type="float">
            <text:p>3,53</text:p>
          </table:table-cell>
        </table:table-row>
        <table:table-row table:style-name="ro1">
          <table:table-cell office:value-type="string" calcext:value-type="string">
            <text:p>Parallel MatMult 2 loops collapsed + priv + cache 8 Thread(s)<text:tab/> </text:p>
          </table:table-cell>
          <table:table-cell office:value-type="float" office:value="101807" calcext:value-type="float">
            <text:p>101807</text:p>
          </table:table-cell>
          <table:table-cell office:value-type="float" office:value="102684" calcext:value-type="float">
            <text:p>102684</text:p>
          </table:table-cell>
          <table:table-cell table:style-name="ce3" table:formula="of:=[.B26]/1000" office:value-type="float" office:value="101.807" calcext:value-type="float">
            <text:p>102</text:p>
          </table:table-cell>
          <table:table-cell table:style-name="ce3" table:formula="of:=[.C26]/1000" office:value-type="float" office:value="102.684" calcext:value-type="float">
            <text:p>103</text:p>
          </table:table-cell>
          <table:table-cell/>
          <table:table-cell table:formula="of:=([.$E26]+[.$D26])/2" office:value-type="float" office:value="102.2455" calcext:value-type="float">
            <text:p>102,245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" table:formula="of:=[.$F$3]/[.$L11]" office:value-type="float" office:value="3.08338472307872" calcext:value-type="float">
            <text:p>3,08</text:p>
          </table:table-cell>
          <table:table-cell table:style-name="ce1" table:formula="of:=[.$F$3]/[.$M11]" office:value-type="float" office:value="3.61874116709293" calcext:value-type="float">
            <text:p>3,62</text:p>
          </table:table-cell>
          <table:table-cell table:style-name="ce1" table:formula="of:=[.$F$3]/[.$N11]" office:value-type="float" office:value="3.60163923255882" calcext:value-type="float">
            <text:p>3,60</text:p>
          </table:table-cell>
        </table:table-row>
        <table:table-row table:style-name="ro1">
          <table:table-cell office:value-type="string" calcext:value-type="string">
            <text:p>Parallel MatMult reduction for outer loop <text:s text:c="8"/>8 Thread(s)<text:tab/> </text:p>
          </table:table-cell>
          <table:table-cell office:value-type="float" office:value="102314" calcext:value-type="float">
            <text:p>102314</text:p>
          </table:table-cell>
          <table:table-cell office:value-type="float" office:value="103148" calcext:value-type="float">
            <text:p>103148</text:p>
          </table:table-cell>
          <table:table-cell table:style-name="ce3" table:formula="of:=[.B27]/1000" office:value-type="float" office:value="102.314" calcext:value-type="float">
            <text:p>102</text:p>
          </table:table-cell>
          <table:table-cell table:style-name="ce3" table:formula="of:=[.C27]/1000" office:value-type="float" office:value="103.148" calcext:value-type="float">
            <text:p>103</text:p>
          </table:table-cell>
          <table:table-cell/>
          <table:table-cell table:formula="of:=([.$E27]+[.$D27])/2" office:value-type="float" office:value="102.731" calcext:value-type="float">
            <text:p>102,73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" table:formula="of:=[.$F$3]/[.$L12]" office:value-type="float" office:value="3.03520011812671" calcext:value-type="float">
            <text:p>3,04</text:p>
          </table:table-cell>
          <table:table-cell table:style-name="ce1" table:formula="of:=[.$F$3]/[.$M12]" office:value-type="float" office:value="3.50815646377828" calcext:value-type="float">
            <text:p>3,51</text:p>
          </table:table-cell>
          <table:table-cell table:style-name="ce1" table:formula="of:=[.$F$3]/[.$N12]" office:value-type="float" office:value="3.55248313770673" calcext:value-type="float">
            <text:p>3,55</text:p>
          </table:table-cell>
        </table:table-row>
        <table:table-row table:style-name="ro1">
          <table:table-cell office:value-type="string" calcext:value-type="string">
            <text:p>Parallel MatMult basic <text:s text:c="27"/>9 Thread(s)<text:tab/> </text:p>
          </table:table-cell>
          <table:table-cell office:value-type="float" office:value="120887" calcext:value-type="float">
            <text:p>120887</text:p>
          </table:table-cell>
          <table:table-cell office:value-type="float" office:value="122919" calcext:value-type="float">
            <text:p>122919</text:p>
          </table:table-cell>
          <table:table-cell table:style-name="ce3" table:formula="of:=[.B28]/1000" office:value-type="float" office:value="120.887" calcext:value-type="float">
            <text:p>121</text:p>
          </table:table-cell>
          <table:table-cell table:style-name="ce3" table:formula="of:=[.C28]/1000" office:value-type="float" office:value="122.919" calcext:value-type="float">
            <text:p>123</text:p>
          </table:table-cell>
          <table:table-cell/>
          <table:table-cell table:formula="of:=([.$E28]+[.$D28])/2" office:value-type="float" office:value="121.903" calcext:value-type="float">
            <text:p>121,90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table:formula="of:=[.$F$3]/[.$L13]" office:value-type="float" office:value="3.05730799899191" calcext:value-type="float">
            <text:p>3,06</text:p>
          </table:table-cell>
          <table:table-cell table:style-name="ce1" table:formula="of:=[.$F$3]/[.$M13]" office:value-type="float" office:value="3.58053543520441" calcext:value-type="float">
            <text:p>3,58</text:p>
          </table:table-cell>
          <table:table-cell table:style-name="ce1" table:formula="of:=[.$F$3]/[.$N13]" office:value-type="float" office:value="3.61179984771871" calcext:value-type="float">
            <text:p>3,61</text:p>
          </table:table-cell>
        </table:table-row>
        <table:table-row table:style-name="ro1">
          <table:table-cell office:value-type="string" calcext:value-type="string">
            <text:p>Parallel MatMult 2 loops collapsed + priv + cache 9 Thread(s)<text:tab/> </text:p>
          </table:table-cell>
          <table:table-cell office:value-type="float" office:value="106090" calcext:value-type="float">
            <text:p>106090</text:p>
          </table:table-cell>
          <table:table-cell office:value-type="float" office:value="104847" calcext:value-type="float">
            <text:p>104847</text:p>
          </table:table-cell>
          <table:table-cell table:style-name="ce3" table:formula="of:=[.B29]/1000" office:value-type="float" office:value="106.09" calcext:value-type="float">
            <text:p>106</text:p>
          </table:table-cell>
          <table:table-cell table:style-name="ce3" table:formula="of:=[.C29]/1000" office:value-type="float" office:value="104.847" calcext:value-type="float">
            <text:p>105</text:p>
          </table:table-cell>
          <table:table-cell/>
          <table:table-cell table:formula="of:=([.$E29]+[.$D29])/2" office:value-type="float" office:value="105.4685" calcext:value-type="float">
            <text:p>105,46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" table:formula="of:=[.$F$3]/[.$L14]" office:value-type="float" office:value="3.05617160816576" calcext:value-type="float">
            <text:p>3,06</text:p>
          </table:table-cell>
          <table:table-cell table:style-name="ce1" table:formula="of:=[.$F$3]/[.$M14]" office:value-type="float" office:value="3.61555862823751" calcext:value-type="float">
            <text:p>3,62</text:p>
          </table:table-cell>
          <table:table-cell table:style-name="ce1" table:formula="of:=[.$F$3]/[.$N14]" office:value-type="float" office:value="3.57275628491283" calcext:value-type="float">
            <text:p>3,57</text:p>
          </table:table-cell>
        </table:table-row>
        <table:table-row table:style-name="ro1">
          <table:table-cell office:value-type="string" calcext:value-type="string">
            <text:p>Parallel MatMult reduction for outer loop <text:s text:c="8"/>9 Thread(s)<text:tab/> </text:p>
          </table:table-cell>
          <table:table-cell office:value-type="float" office:value="104724" calcext:value-type="float">
            <text:p>104724</text:p>
          </table:table-cell>
          <table:table-cell office:value-type="float" office:value="103581" calcext:value-type="float">
            <text:p>103581</text:p>
          </table:table-cell>
          <table:table-cell table:style-name="ce3" table:formula="of:=[.B30]/1000" office:value-type="float" office:value="104.724" calcext:value-type="float">
            <text:p>105</text:p>
          </table:table-cell>
          <table:table-cell table:style-name="ce3" table:formula="of:=[.C30]/1000" office:value-type="float" office:value="103.581" calcext:value-type="float">
            <text:p>104</text:p>
          </table:table-cell>
          <table:table-cell/>
          <table:table-cell table:formula="of:=([.$E30]+[.$D30])/2" office:value-type="float" office:value="104.1525" calcext:value-type="float">
            <text:p>104,152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" table:formula="of:=[.$F$3]/[.$L15]" office:value-type="float" office:value="3.14238396534885" calcext:value-type="float">
            <text:p>3,14</text:p>
          </table:table-cell>
          <table:table-cell table:style-name="ce1" table:formula="of:=[.$F$3]/[.$M15]" office:value-type="float" office:value="3.66048506373696" calcext:value-type="float">
            <text:p>3,66</text:p>
          </table:table-cell>
          <table:table-cell table:style-name="ce1" table:formula="of:=[.$F$3]/[.$N15]" office:value-type="float" office:value="3.64291551389723" calcext:value-type="float">
            <text:p>3,64</text:p>
          </table:table-cell>
        </table:table-row>
        <table:table-row table:style-name="ro1">
          <table:table-cell office:value-type="string" calcext:value-type="string">
            <text:p>Parallel MatMult basic <text:s text:c="27"/>10 Thread(s)<text:tab/> </text:p>
          </table:table-cell>
          <table:table-cell office:value-type="float" office:value="120540" calcext:value-type="float">
            <text:p>120540</text:p>
          </table:table-cell>
          <table:table-cell office:value-type="float" office:value="121503" calcext:value-type="float">
            <text:p>121503</text:p>
          </table:table-cell>
          <table:table-cell table:style-name="ce3" table:formula="of:=[.B31]/1000" office:value-type="float" office:value="120.54" calcext:value-type="float">
            <text:p>121</text:p>
          </table:table-cell>
          <table:table-cell table:style-name="ce3" table:formula="of:=[.C31]/1000" office:value-type="float" office:value="121.503" calcext:value-type="float">
            <text:p>122</text:p>
          </table:table-cell>
          <table:table-cell/>
          <table:table-cell table:formula="of:=([.$E31]+[.$D31])/2" office:value-type="float" office:value="121.0215" calcext:value-type="float">
            <text:p>121,02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llel MatMult 2 loops collapsed + priv + cache 10 Thread(s)<text:tab/> </text:p>
          </table:table-cell>
          <table:table-cell office:value-type="float" office:value="103579" calcext:value-type="float">
            <text:p>103579</text:p>
          </table:table-cell>
          <table:table-cell office:value-type="float" office:value="103094" calcext:value-type="float">
            <text:p>103094</text:p>
          </table:table-cell>
          <table:table-cell table:style-name="ce3" table:formula="of:=[.B32]/1000" office:value-type="float" office:value="103.579" calcext:value-type="float">
            <text:p>104</text:p>
          </table:table-cell>
          <table:table-cell table:style-name="ce3" table:formula="of:=[.C32]/1000" office:value-type="float" office:value="103.094" calcext:value-type="float">
            <text:p>103</text:p>
          </table:table-cell>
          <table:table-cell/>
          <table:table-cell table:formula="of:=([.$E32]+[.$D32])/2" office:value-type="float" office:value="103.3365" calcext:value-type="float">
            <text:p>103,3365</text:p>
          </table:table-cell>
          <table:table-cell table:number-columns-repeated="3"/>
          <table:table-cell office:value-type="string" calcext:value-type="string">
            <text:p>Efficie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MatMult reduction for outer loop <text:s text:c="8"/>10 Thread(s)<text:tab/> </text:p>
          </table:table-cell>
          <table:table-cell office:value-type="float" office:value="102918" calcext:value-type="float">
            <text:p>102918</text:p>
          </table:table-cell>
          <table:table-cell office:value-type="float" office:value="101966" calcext:value-type="float">
            <text:p>101966</text:p>
          </table:table-cell>
          <table:table-cell table:style-name="ce3" table:formula="of:=[.B33]/1000" office:value-type="float" office:value="102.918" calcext:value-type="float">
            <text:p>103</text:p>
          </table:table-cell>
          <table:table-cell table:style-name="ce3" table:formula="of:=[.C33]/1000" office:value-type="float" office:value="101.966" calcext:value-type="float">
            <text:p>102</text:p>
          </table:table-cell>
          <table:table-cell/>
          <table:table-cell table:formula="of:=([.$E33]+[.$D33])/2" office:value-type="float" office:value="102.442" calcext:value-type="float">
            <text:p>102,442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[4] basic, only parallel for</text:p>
          </table:table-cell>
          <table:table-cell office:value-type="string" calcext:value-type="string">
            <text:p>[12] Collapsed(2) + private indices + caching</text:p>
          </table:table-cell>
          <table:table-cell office:value-type="string" calcext:value-type="string">
            <text:p>[13] Reduction in outer loop + caching</text:p>
          </table:table-cell>
        </table:table-row>
        <table:table-row table:style-name="ro1">
          <table:table-cell office:value-type="string" calcext:value-type="string">
            <text:p>Parallel MatMult basic <text:s text:c="27"/>11 Thread(s)<text:tab/> </text:p>
          </table:table-cell>
          <table:table-cell office:value-type="float" office:value="121318" calcext:value-type="float">
            <text:p>121318</text:p>
          </table:table-cell>
          <table:table-cell office:value-type="float" office:value="120815" calcext:value-type="float">
            <text:p>120815</text:p>
          </table:table-cell>
          <table:table-cell table:style-name="ce3" table:formula="of:=[.B34]/1000" office:value-type="float" office:value="121.318" calcext:value-type="float">
            <text:p>121</text:p>
          </table:table-cell>
          <table:table-cell table:style-name="ce3" table:formula="of:=[.C34]/1000" office:value-type="float" office:value="120.815" calcext:value-type="float">
            <text:p>121</text:p>
          </table:table-cell>
          <table:table-cell/>
          <table:table-cell table:formula="of:=([.$E34]+[.$D34])/2" office:value-type="float" office:value="121.0665" calcext:value-type="float">
            <text:p>121,06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table:formula="of:=[.L19]/[.$K34]" office:value-type="percentage" office:value="0.848803932026863" calcext:value-type="percentage">
            <text:p>84,88%</text:p>
          </table:table-cell>
          <table:table-cell table:style-name="ce4" table:formula="of:=[.M19]/[.$K34]" office:value-type="percentage" office:value="0.999071133864731" calcext:value-type="percentage">
            <text:p>99,91%</text:p>
          </table:table-cell>
          <table:table-cell table:style-name="ce4" table:formula="of:=[.N19]/[.$K34]" office:value-type="percentage" office:value="0.998775824766131" calcext:value-type="percentage">
            <text:p>99,88%</text:p>
          </table:table-cell>
        </table:table-row>
        <table:table-row table:style-name="ro1">
          <table:table-cell office:value-type="string" calcext:value-type="string">
            <text:p>Parallel MatMult 2 loops collapsed + priv + cache 11 Thread(s)<text:tab/> </text:p>
          </table:table-cell>
          <table:table-cell office:value-type="float" office:value="103569" calcext:value-type="float">
            <text:p>103569</text:p>
          </table:table-cell>
          <table:table-cell office:value-type="float" office:value="101102" calcext:value-type="float">
            <text:p>101102</text:p>
          </table:table-cell>
          <table:table-cell table:style-name="ce3" table:formula="of:=[.B35]/1000" office:value-type="float" office:value="103.569" calcext:value-type="float">
            <text:p>104</text:p>
          </table:table-cell>
          <table:table-cell table:style-name="ce3" table:formula="of:=[.C35]/1000" office:value-type="float" office:value="101.102" calcext:value-type="float">
            <text:p>101</text:p>
          </table:table-cell>
          <table:table-cell/>
          <table:table-cell table:formula="of:=([.$E35]+[.$D35])/2" office:value-type="float" office:value="102.3355" calcext:value-type="float">
            <text:p>102,33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4" table:formula="of:=[.L20]/[.$K35]" office:value-type="percentage" office:value="0.842970537040581" calcext:value-type="percentage">
            <text:p>84,30%</text:p>
          </table:table-cell>
          <table:table-cell table:style-name="ce4" table:formula="of:=[.M20]/[.$K35]" office:value-type="percentage" office:value="0.994770732231916" calcext:value-type="percentage">
            <text:p>99,48%</text:p>
          </table:table-cell>
          <table:table-cell table:style-name="ce4" table:formula="of:=[.N20]/[.$K35]" office:value-type="percentage" office:value="0.994551470726587" calcext:value-type="percentage">
            <text:p>99,46%</text:p>
          </table:table-cell>
        </table:table-row>
        <table:table-row table:style-name="ro1">
          <table:table-cell office:value-type="string" calcext:value-type="string">
            <text:p>Parallel MatMult reduction for outer loop <text:s text:c="8"/>11 Thread(s)<text:tab/> </text:p>
          </table:table-cell>
          <table:table-cell office:value-type="float" office:value="103221" calcext:value-type="float">
            <text:p>103221</text:p>
          </table:table-cell>
          <table:table-cell office:value-type="float" office:value="103902" calcext:value-type="float">
            <text:p>103902</text:p>
          </table:table-cell>
          <table:table-cell table:style-name="ce3" table:formula="of:=[.B36]/1000" office:value-type="float" office:value="103.221" calcext:value-type="float">
            <text:p>103</text:p>
          </table:table-cell>
          <table:table-cell table:style-name="ce3" table:formula="of:=[.C36]/1000" office:value-type="float" office:value="103.902" calcext:value-type="float">
            <text:p>104</text:p>
          </table:table-cell>
          <table:table-cell/>
          <table:table-cell table:formula="of:=([.$E36]+[.$D36])/2" office:value-type="float" office:value="103.5615" calcext:value-type="float">
            <text:p>103,56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" table:formula="of:=[.L21]/[.$K36]" office:value-type="percentage" office:value="0.819907350469397" calcext:value-type="percentage">
            <text:p>81,99%</text:p>
          </table:table-cell>
          <table:table-cell table:style-name="ce4" table:formula="of:=[.M21]/[.$K36]" office:value-type="percentage" office:value="0.966032218479935" calcext:value-type="percentage">
            <text:p>96,60%</text:p>
          </table:table-cell>
          <table:table-cell table:style-name="ce4" table:formula="of:=[.N21]/[.$K36]" office:value-type="percentage" office:value="0.965986820806834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Parallel MatMult basic <text:s text:c="27"/>12 Thread(s)<text:tab/> </text:p>
          </table:table-cell>
          <table:table-cell office:value-type="float" office:value="117887" calcext:value-type="float">
            <text:p>117887</text:p>
          </table:table-cell>
          <table:table-cell office:value-type="float" office:value="117603" calcext:value-type="float">
            <text:p>117603</text:p>
          </table:table-cell>
          <table:table-cell table:style-name="ce3" table:formula="of:=[.B37]/1000" office:value-type="float" office:value="117.887" calcext:value-type="float">
            <text:p>118</text:p>
          </table:table-cell>
          <table:table-cell table:style-name="ce3" table:formula="of:=[.C37]/1000" office:value-type="float" office:value="117.603" calcext:value-type="float">
            <text:p>118</text:p>
          </table:table-cell>
          <table:table-cell/>
          <table:table-cell table:formula="of:=([.$E37]+[.$D37])/2" office:value-type="float" office:value="117.745" calcext:value-type="float">
            <text:p>117,7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" table:formula="of:=[.L22]/[.$K37]" office:value-type="percentage" office:value="0.784563189143342" calcext:value-type="percentage">
            <text:p>78,46%</text:p>
          </table:table-cell>
          <table:table-cell table:style-name="ce4" table:formula="of:=[.M22]/[.$K37]" office:value-type="percentage" office:value="0.915347658936514" calcext:value-type="percentage">
            <text:p>91,53%</text:p>
          </table:table-cell>
          <table:table-cell table:style-name="ce4" table:formula="of:=[.N22]/[.$K37]" office:value-type="percentage" office:value="0.914501522521454" calcext:value-type="percentage">
            <text:p>91,45%</text:p>
          </table:table-cell>
        </table:table-row>
        <table:table-row table:style-name="ro1">
          <table:table-cell office:value-type="string" calcext:value-type="string">
            <text:p>Parallel MatMult 2 loops collapsed + priv + cache 12 Thread(s)<text:tab/> </text:p>
          </table:table-cell>
          <table:table-cell office:value-type="float" office:value="101486" calcext:value-type="float">
            <text:p>101486</text:p>
          </table:table-cell>
          <table:table-cell office:value-type="float" office:value="100673" calcext:value-type="float">
            <text:p>100673</text:p>
          </table:table-cell>
          <table:table-cell table:style-name="ce3" table:formula="of:=[.B38]/1000" office:value-type="float" office:value="101.486" calcext:value-type="float">
            <text:p>101</text:p>
          </table:table-cell>
          <table:table-cell table:style-name="ce3" table:formula="of:=[.C38]/1000" office:value-type="float" office:value="100.673" calcext:value-type="float">
            <text:p>101</text:p>
          </table:table-cell>
          <table:table-cell/>
          <table:table-cell table:formula="of:=([.$E38]+[.$D38])/2" office:value-type="float" office:value="101.0795" calcext:value-type="float">
            <text:p>101,079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table:formula="of:=[.L23]/4" office:value-type="percentage" office:value="0.673094415135528" calcext:value-type="percentage">
            <text:p>67,31%</text:p>
          </table:table-cell>
          <table:table-cell table:style-name="ce4" table:formula="of:=[.M23]/4" office:value-type="percentage" office:value="0.779738597903557" calcext:value-type="percentage">
            <text:p>77,97%</text:p>
          </table:table-cell>
          <table:table-cell table:style-name="ce4" table:formula="of:=[.N23]/4" office:value-type="percentage" office:value="0.787478663584858" calcext:value-type="percentage">
            <text:p>78,75%</text:p>
          </table:table-cell>
        </table:table-row>
        <table:table-row table:style-name="ro1">
          <table:table-cell office:value-type="string" calcext:value-type="string">
            <text:p>Parallel MatMult reduction for outer loop <text:s text:c="8"/>12 Thread(s)<text:tab/> </text:p>
          </table:table-cell>
          <table:table-cell office:value-type="float" office:value="101447" calcext:value-type="float">
            <text:p>101447</text:p>
          </table:table-cell>
          <table:table-cell office:value-type="float" office:value="101687" calcext:value-type="float">
            <text:p>101687</text:p>
          </table:table-cell>
          <table:table-cell table:style-name="ce3" table:formula="of:=[.B39]/1000" office:value-type="float" office:value="101.447" calcext:value-type="float">
            <text:p>101</text:p>
          </table:table-cell>
          <table:table-cell table:style-name="ce3" table:formula="of:=[.C39]/1000" office:value-type="float" office:value="101.687" calcext:value-type="float">
            <text:p>102</text:p>
          </table:table-cell>
          <table:table-cell/>
          <table:table-cell table:formula="of:=([.$E39]+[.$D39])/2" office:value-type="float" office:value="101.567" calcext:value-type="float">
            <text:p>101,56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4" table:formula="of:=[.L24]/4" office:value-type="percentage" office:value="0.771666089655086" calcext:value-type="percentage">
            <text:p>77,17%</text:p>
          </table:table-cell>
          <table:table-cell table:style-name="ce4" table:formula="of:=[.M24]/4" office:value-type="percentage" office:value="0.896687104670043" calcext:value-type="percentage">
            <text:p>89,67%</text:p>
          </table:table-cell>
          <table:table-cell table:style-name="ce4" table:formula="of:=[.N24]/4" office:value-type="percentage" office:value="0.889363215937389" calcext:value-type="percentage">
            <text:p>88,94%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style-name="ce4" table:formula="of:=[.L25]/4" office:value-type="percentage" office:value="0.764248062527885" calcext:value-type="percentage">
            <text:p>76,42%</text:p>
          </table:table-cell>
          <table:table-cell table:style-name="ce4" table:formula="of:=[.M25]/4" office:value-type="percentage" office:value="0.885057361285199" calcext:value-type="percentage">
            <text:p>88,51%</text:p>
          </table:table-cell>
          <table:table-cell table:style-name="ce4" table:formula="of:=[.N25]/4" office:value-type="percentage" office:value="0.881733344772036" calcext:value-type="percentage">
            <text:p>88,17%</text:p>
          </table:table-cell>
        </table:table-row>
        <table:table-row table:style-name="ro1">
          <table:table-cell office:value-type="string" calcext:value-type="string">
            <text:p>Sequenial MatMult <text:s text:c="32"/>1 Thread<text:tab/> 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<text:s/>mls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style-name="ce4" table:formula="of:=[.L26]/4" office:value-type="percentage" office:value="0.77084618076968" calcext:value-type="percentage">
            <text:p>77,08%</text:p>
          </table:table-cell>
          <table:table-cell table:style-name="ce4" table:formula="of:=[.M26]/4" office:value-type="percentage" office:value="0.904685291773232" calcext:value-type="percentage">
            <text:p>90,47%</text:p>
          </table:table-cell>
          <table:table-cell table:style-name="ce4" table:formula="of:=[.N26]/4" office:value-type="percentage" office:value="0.900409808139705" calcext:value-type="percentage">
            <text:p>90,04%</text:p>
          </table:table-cell>
        </table:table-row>
        <table:table-row table:style-name="ro1">
          <table:table-cell office:value-type="string" calcext:value-type="string">
            <text:p>Seq with inversed loops <text:s text:c="26"/>1 Thread<text:tab/> 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/>ml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style-name="ce4" table:formula="of:=[.L27]/4" office:value-type="percentage" office:value="0.758800029531677" calcext:value-type="percentage">
            <text:p>75,88%</text:p>
          </table:table-cell>
          <table:table-cell table:style-name="ce4" table:formula="of:=[.M27]/4" office:value-type="percentage" office:value="0.877039115944571" calcext:value-type="percentage">
            <text:p>87,70%</text:p>
          </table:table-cell>
          <table:table-cell table:style-name="ce4" table:formula="of:=[.N27]/4" office:value-type="percentage" office:value="0.888120784426682" calcext:value-type="percentage">
            <text:p>88,81%</text:p>
          </table:table-cell>
        </table:table-row>
        <table:table-row table:style-name="ro1">
          <table:table-cell office:value-type="string" calcext:value-type="string">
            <text:p>Parallel MatMult basic <text:s text:c="27"/>1 Thread(s)<text:tab/> </text:p>
          </table:table-cell>
          <table:table-cell office:value-type="float" office:value="435148" calcext:value-type="float">
            <text:p>435148</text:p>
          </table:table-cell>
          <table:table-cell office:value-type="string" calcext:value-type="string">
            <text:p><text:s/>ml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style-name="ce4" table:formula="of:=[.L28]/4" office:value-type="percentage" office:value="0.764326999747979" calcext:value-type="percentage">
            <text:p>76,43%</text:p>
          </table:table-cell>
          <table:table-cell table:style-name="ce4" table:formula="of:=[.M28]/4" office:value-type="percentage" office:value="0.895133858801101" calcext:value-type="percentage">
            <text:p>89,51%</text:p>
          </table:table-cell>
          <table:table-cell table:style-name="ce4" table:formula="of:=[.N28]/4" office:value-type="percentage" office:value="0.902949961929677" calcext:value-type="percentage">
            <text:p>90,29%</text:p>
          </table:table-cell>
        </table:table-row>
        <table:table-row table:style-name="ro1">
          <table:table-cell office:value-type="string" calcext:value-type="string">
            <text:p>Parallel MatMult 2 loops collapsed + priv + cache 1 Thread(s)<text:tab/> </text:p>
          </table:table-cell>
          <table:table-cell office:value-type="float" office:value="369108" calcext:value-type="float">
            <text:p>369108</text:p>
          </table:table-cell>
          <table:table-cell office:value-type="string" calcext:value-type="string">
            <text:p><text:s/>mls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style-name="ce4" table:formula="of:=[.L29]/4" office:value-type="percentage" office:value="0.76404290204144" calcext:value-type="percentage">
            <text:p>76,40%</text:p>
          </table:table-cell>
          <table:table-cell table:style-name="ce4" table:formula="of:=[.M29]/4" office:value-type="percentage" office:value="0.903889657059378" calcext:value-type="percentage">
            <text:p>90,39%</text:p>
          </table:table-cell>
          <table:table-cell table:style-name="ce4" table:formula="of:=[.N29]/4" office:value-type="percentage" office:value="0.893189071228207" calcext:value-type="percentage">
            <text:p>89,32%</text:p>
          </table:table-cell>
        </table:table-row>
        <table:table-row table:style-name="ro1">
          <table:table-cell office:value-type="string" calcext:value-type="string">
            <text:p>Parallel MatMult reduction for outer loop <text:s text:c="8"/>1 Thread(s)<text:tab/> </text:p>
          </table:table-cell>
          <table:table-cell office:value-type="float" office:value="368960" calcext:value-type="float">
            <text:p>368960</text:p>
          </table:table-cell>
          <table:table-cell office:value-type="string" calcext:value-type="string">
            <text:p><text:s/>mls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style-name="ce4" table:formula="of:=[.L30]/4" office:value-type="percentage" office:value="0.785595991337212" calcext:value-type="percentage">
            <text:p>78,56%</text:p>
          </table:table-cell>
          <table:table-cell table:style-name="ce4" table:formula="of:=[.M30]/4" office:value-type="percentage" office:value="0.91512126593424" calcext:value-type="percentage">
            <text:p>91,51%</text:p>
          </table:table-cell>
          <table:table-cell table:style-name="ce4" table:formula="of:=[.N30]/4" office:value-type="percentage" office:value="0.910728878474307" calcext:value-type="percentage">
            <text:p>91,07%</text:p>
          </table:table-cell>
        </table:table-row>
        <table:table-row table:style-name="ro1">
          <table:table-cell office:value-type="string" calcext:value-type="string">
            <text:p>Parallel MatMult basic <text:s text:c="27"/>2 Thread(s)<text:tab/> </text:p>
          </table:table-cell>
          <table:table-cell office:value-type="float" office:value="219396" calcext:value-type="float">
            <text:p>219396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2 loops collapsed + priv + cache 2 Thread(s)<text:tab/> </text:p>
          </table:table-cell>
          <table:table-cell office:value-type="float" office:value="185568" calcext:value-type="float">
            <text:p>185568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reduction for outer loop <text:s text:c="8"/>2 Thread(s)<text:tab/> </text:p>
          </table:table-cell>
          <table:table-cell office:value-type="float" office:value="185611" calcext:value-type="float">
            <text:p>185611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basic <text:s text:c="27"/>3 Thread(s)<text:tab/> </text:p>
          </table:table-cell>
          <table:table-cell office:value-type="float" office:value="150403" calcext:value-type="float">
            <text:p>150403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2 loops collapsed + priv + cache 3 Thread(s)<text:tab/> </text:p>
          </table:table-cell>
          <table:table-cell office:value-type="float" office:value="127592" calcext:value-type="float">
            <text:p>127592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reduction for outer loop <text:s text:c="8"/>3 Thread(s)<text:tab/> </text:p>
          </table:table-cell>
          <table:table-cell office:value-type="float" office:value="127507" calcext:value-type="float">
            <text:p>127507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basic <text:s text:c="27"/>4 Thread(s)<text:tab/> </text:p>
          </table:table-cell>
          <table:table-cell office:value-type="float" office:value="117609" calcext:value-type="float">
            <text:p>117609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2 loops collapsed + priv + cache 4 Thread(s)<text:tab/> </text:p>
          </table:table-cell>
          <table:table-cell office:value-type="float" office:value="101242" calcext:value-type="float">
            <text:p>101242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reduction for outer loop <text:s text:c="8"/>4 Thread(s)<text:tab/> </text:p>
          </table:table-cell>
          <table:table-cell office:value-type="float" office:value="101200" calcext:value-type="float">
            <text:p>101200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basic <text:s text:c="27"/>5 Thread(s)<text:tab/> </text:p>
          </table:table-cell>
          <table:table-cell office:value-type="float" office:value="137308" calcext:value-type="float">
            <text:p>137308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2 loops collapsed + priv + cache 5 Thread(s)<text:tab/> </text:p>
          </table:table-cell>
          <table:table-cell office:value-type="float" office:value="119407" calcext:value-type="float">
            <text:p>119407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reduction for outer loop <text:s text:c="8"/>5 Thread(s)<text:tab/> </text:p>
          </table:table-cell>
          <table:table-cell office:value-type="float" office:value="118759" calcext:value-type="float">
            <text:p>118759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basic <text:s text:c="27"/>6 Thread(s)<text:tab/> </text:p>
          </table:table-cell>
          <table:table-cell office:value-type="float" office:value="119321" calcext:value-type="float">
            <text:p>119321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2 loops collapsed + priv + cache 6 Thread(s)<text:tab/> </text:p>
          </table:table-cell>
          <table:table-cell office:value-type="float" office:value="103351" calcext:value-type="float">
            <text:p>103351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reduction for outer loop <text:s text:c="8"/>6 Thread(s)<text:tab/> </text:p>
          </table:table-cell>
          <table:table-cell office:value-type="float" office:value="104213" calcext:value-type="float">
            <text:p>104213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basic <text:s text:c="27"/>7 Thread(s)<text:tab/> </text:p>
          </table:table-cell>
          <table:table-cell office:value-type="float" office:value="121437" calcext:value-type="float">
            <text:p>121437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2 loops collapsed + priv + cache 7 Thread(s)<text:tab/> </text:p>
          </table:table-cell>
          <table:table-cell office:value-type="float" office:value="105164" calcext:value-type="float">
            <text:p>105164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reduction for outer loop <text:s text:c="8"/>7 Thread(s)<text:tab/> </text:p>
          </table:table-cell>
          <table:table-cell office:value-type="float" office:value="104662" calcext:value-type="float">
            <text:p>104662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basic <text:s text:c="27"/>8 Thread(s)<text:tab/> </text:p>
          </table:table-cell>
          <table:table-cell office:value-type="float" office:value="119508" calcext:value-type="float">
            <text:p>119508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2 loops collapsed + priv + cache 8 Thread(s)<text:tab/> </text:p>
          </table:table-cell>
          <table:table-cell office:value-type="float" office:value="102684" calcext:value-type="float">
            <text:p>102684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reduction for outer loop <text:s text:c="8"/>8 Thread(s)<text:tab/> </text:p>
          </table:table-cell>
          <table:table-cell office:value-type="float" office:value="103148" calcext:value-type="float">
            <text:p>103148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basic <text:s text:c="27"/>9 Thread(s)<text:tab/> </text:p>
          </table:table-cell>
          <table:table-cell office:value-type="float" office:value="122919" calcext:value-type="float">
            <text:p>122919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2 loops collapsed + priv + cache 9 Thread(s)<text:tab/> </text:p>
          </table:table-cell>
          <table:table-cell office:value-type="float" office:value="104847" calcext:value-type="float">
            <text:p>104847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reduction for outer loop <text:s text:c="8"/>9 Thread(s)<text:tab/> </text:p>
          </table:table-cell>
          <table:table-cell office:value-type="float" office:value="103581" calcext:value-type="float">
            <text:p>103581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basic <text:s text:c="27"/>10 Thread(s)<text:tab/> </text:p>
          </table:table-cell>
          <table:table-cell office:value-type="float" office:value="121503" calcext:value-type="float">
            <text:p>121503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2 loops collapsed + priv + cache 10 Thread(s)<text:tab/> </text:p>
          </table:table-cell>
          <table:table-cell office:value-type="float" office:value="103094" calcext:value-type="float">
            <text:p>103094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reduction for outer loop <text:s text:c="8"/>10 Thread(s)<text:tab/> </text:p>
          </table:table-cell>
          <table:table-cell office:value-type="float" office:value="101966" calcext:value-type="float">
            <text:p>101966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basic <text:s text:c="27"/>11 Thread(s)<text:tab/> </text:p>
          </table:table-cell>
          <table:table-cell office:value-type="float" office:value="120815" calcext:value-type="float">
            <text:p>120815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2 loops collapsed + priv + cache 11 Thread(s)<text:tab/> </text:p>
          </table:table-cell>
          <table:table-cell office:value-type="float" office:value="101102" calcext:value-type="float">
            <text:p>101102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reduction for outer loop <text:s text:c="8"/>11 Thread(s)<text:tab/> </text:p>
          </table:table-cell>
          <table:table-cell office:value-type="float" office:value="103902" calcext:value-type="float">
            <text:p>103902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basic <text:s text:c="27"/>12 Thread(s)<text:tab/> </text:p>
          </table:table-cell>
          <table:table-cell office:value-type="float" office:value="117603" calcext:value-type="float">
            <text:p>117603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2 loops collapsed + priv + cache 12 Thread(s)<text:tab/> </text:p>
          </table:table-cell>
          <table:table-cell office:value-type="float" office:value="100673" calcext:value-type="float">
            <text:p>100673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 MatMult reduction for outer loop <text:s text:c="8"/>12 Thread(s)<text:tab/> </text:p>
          </table:table-cell>
          <table:table-cell office:value-type="float" office:value="101687" calcext:value-type="float">
            <text:p>101687</text:p>
          </table:table-cell>
          <table:table-cell office:value-type="string" calcext:value-type="string">
            <text:p><text:s/>mls</text:p>
          </table:table-cell>
          <table:table-cell table:number-columns-repeated="11"/>
        </table:table-row>
      </table:table>
      <table:table table:name="Size" table:style-name="ta1">
        <table:table-column table:style-name="co16" table:default-cell-style-name="Default"/>
        <table:table-column table:style-name="co4" table:default-cell-style-name="ce5"/>
        <table:table-column table:style-name="co4" table:number-columns-repeated="5" table:default-cell-style-name="Default"/>
        <table:table-column table:style-name="co16" table:default-cell-style-name="Default"/>
        <table:table-column table:style-name="co4" table:number-columns-repeated="3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6"/>
        <table:table-column table:style-name="co4" table:number-columns-repeated="4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3:.K3])/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4:.K4])/3" office:value-type="float" office:value="0" calcext:value-type="float">
            <text:p>0</text:p>
          </table:table-cell>
          <table:table-cell table:formula="of:=4+([.N4]*12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x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5:.K5])/3" office:value-type="float" office:value="0" calcext:value-type="float">
            <text:p>0</text:p>
          </table:table-cell>
          <table:table-cell table:formula="of:=4+([.N5]*12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8x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6:.K6])/3" office:value-type="float" office:value="0" calcext:value-type="float">
            <text:p>0</text:p>
          </table:table-cell>
          <table:table-cell table:formula="of:=4+([.N6]*12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0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I7:.K7])/3" office:value-type="float" office:value="1" calcext:value-type="float">
            <text:p>1</text:p>
          </table:table-cell>
          <table:table-cell table:formula="of:=4+([.N7]*12)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2x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I8:.K8])/3" office:value-type="float" office:value="1" calcext:value-type="float">
            <text:p>1</text:p>
          </table:table-cell>
          <table:table-cell table:formula="of:=4+([.N8]*12)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I9:.K9])/3" office:value-type="float" office:value="2" calcext:value-type="float">
            <text:p>2</text:p>
          </table:table-cell>
          <table:table-cell table:formula="of:=4+([.N9]*12)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I10:.K10])/3" office:value-type="float" office:value="2" calcext:value-type="float">
            <text:p>2</text:p>
          </table:table-cell>
          <table:table-cell table:formula="of:=4+([.N10]*12)"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I11:.K11])/3" office:value-type="float" office:value="4" calcext:value-type="float">
            <text:p>4</text:p>
          </table:table-cell>
          <table:table-cell table:formula="of:=4+([.N11]*12)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I12:.K12])/3" office:value-type="float" office:value="5.66666666666667" calcext:value-type="float">
            <text:p>6</text:p>
          </table:table-cell>
          <table:table-cell table:formula="of:=4+([.N12]*12)"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I13:.K13])/3" office:value-type="float" office:value="7" calcext:value-type="float">
            <text:p>7</text:p>
          </table:table-cell>
          <table:table-cell table:formula="of:=4+([.N13]*12)"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([.I14:.K14])/3" office:value-type="float" office:value="9" calcext:value-type="float">
            <text:p>9</text:p>
          </table:table-cell>
          <table:table-cell table:formula="of:=4+([.N14]*12)"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UM([.I15:.K15])/3" office:value-type="float" office:value="12" calcext:value-type="float">
            <text:p>12</text:p>
          </table:table-cell>
          <table:table-cell table:formula="of:=4+([.N15]*12)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SUM([.I16:.K16])/3" office:value-type="float" office:value="16" calcext:value-type="float">
            <text:p>16</text:p>
          </table:table-cell>
          <table:table-cell table:formula="of:=4+([.N16]*12)"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SUM([.I17:.K17])/3" office:value-type="float" office:value="18" calcext:value-type="float">
            <text:p>18</text:p>
          </table:table-cell>
          <table:table-cell table:formula="of:=4+([.N17]*12)"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SUM([.I18:.K18])/3" office:value-type="float" office:value="23" calcext:value-type="float">
            <text:p>23</text:p>
          </table:table-cell>
          <table:table-cell table:formula="of:=4+([.N18]*12)"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SUM([.I19:.K19])/3" office:value-type="float" office:value="29" calcext:value-type="float">
            <text:p>29</text:p>
          </table:table-cell>
          <table:table-cell table:formula="of:=4+([.N19]*12)" office:value-type="float" office:value="196" calcext:value-type="float">
            <text:p>19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SUM([.I20:.K20])/3" office:value-type="float" office:value="36" calcext:value-type="float">
            <text:p>36</text:p>
          </table:table-cell>
          <table:table-cell table:formula="of:=4+([.N20]*12)"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SUM([.I21:.K21])/3" office:value-type="float" office:value="42" calcext:value-type="float">
            <text:p>42</text:p>
          </table:table-cell>
          <table:table-cell table:formula="of:=4+([.N21]*12)"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SUM([.I22:.K22])/3" office:value-type="float" office:value="48" calcext:value-type="float">
            <text:p>48</text:p>
          </table:table-cell>
          <table:table-cell table:formula="of:=4+([.N22]*12)" office:value-type="float" office:value="232" calcext:value-type="float">
            <text:p>23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SUM([.I23:.K23])/3" office:value-type="float" office:value="58.6666666666667" calcext:value-type="float">
            <text:p>59</text:p>
          </table:table-cell>
          <table:table-cell table:formula="of:=4+([.N23]*12)"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SUM([.I24:.K24])/3" office:value-type="float" office:value="92.6666666666667" calcext:value-type="float">
            <text:p>93</text:p>
          </table:table-cell>
          <table:table-cell table:formula="of:=4+([.N24]*12)"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SUM([.I25:.K25])/3" office:value-type="float" office:value="76" calcext:value-type="float">
            <text:p>76</text:p>
          </table:table-cell>
          <table:table-cell table:formula="of:=4+([.N25]*12)" office:value-type="float" office:value="268" calcext:value-type="float">
            <text:p>26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SUM([.I26:.K26])/3" office:value-type="float" office:value="85" calcext:value-type="float">
            <text:p>85</text:p>
          </table:table-cell>
          <table:table-cell table:formula="of:=4+([.N26]*12)"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I27:.K27])/3" office:value-type="float" office:value="100" calcext:value-type="float">
            <text:p>100</text:p>
          </table:table-cell>
          <table:table-cell table:formula="of:=4+([.N27]*12)"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formula="of:=SUM([.I28:.K28])/3" office:value-type="float" office:value="117.333333333333" calcext:value-type="float">
            <text:p>117</text:p>
          </table:table-cell>
          <table:table-cell table:formula="of:=4+([.N28]*12)"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SUM([.I29:.K29])/3" office:value-type="float" office:value="128" calcext:value-type="float">
            <text:p>128</text:p>
          </table:table-cell>
          <table:table-cell table:formula="of:=4+([.N29]*12)"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table:formula="of:=SUM([.I30:.K30])/3" office:value-type="float" office:value="141.333333333333" calcext:value-type="float">
            <text:p>141</text:p>
          </table:table-cell>
          <table:table-cell table:formula="of:=4+([.N30]*12)" office:value-type="float" office:value="328" calcext:value-type="float">
            <text:p>32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table:formula="of:=SUM([.I31:.K31])/3" office:value-type="float" office:value="162.333333333333" calcext:value-type="float">
            <text:p>162</text:p>
          </table:table-cell>
          <table:table-cell table:formula="of:=4+([.N31]*12)"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formula="of:=SUM([.I32:.K32])/3" office:value-type="float" office:value="186.666666666667" calcext:value-type="float">
            <text:p>187</text:p>
          </table:table-cell>
          <table:table-cell table:formula="of:=4+([.N32]*12)"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formula="of:=SUM([.I33:.K33])/3" office:value-type="float" office:value="197.333333333333" calcext:value-type="float">
            <text:p>197</text:p>
          </table:table-cell>
          <table:table-cell table:formula="of:=4+([.N33]*12)" office:value-type="float" office:value="364" calcext:value-type="float">
            <text:p>36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table:formula="of:=SUM([.I34:.K34])/3" office:value-type="float" office:value="209.333333333333" calcext:value-type="float">
            <text:p>209</text:p>
          </table:table-cell>
          <table:table-cell table:formula="of:=4+([.N34]*12)" office:value-type="float" office:value="376" calcext:value-type="float">
            <text:p>37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table:formula="of:=SUM([.I35:.K35])/3" office:value-type="float" office:value="240.333333333333" calcext:value-type="float">
            <text:p>240</text:p>
          </table:table-cell>
          <table:table-cell table:formula="of:=4+([.N35]*12)"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274" calcext:value-type="float">
            <text:p>274</text:p>
          </table:table-cell>
          <table:table-cell table:number-columns-repeated="2" office:value-type="float" office:value="274" calcext:value-type="float">
            <text:p>274</text:p>
          </table:table-cell>
          <table:table-cell table:formula="of:=SUM([.I36:.K36])/3" office:value-type="float" office:value="274" calcext:value-type="float">
            <text:p>274</text:p>
          </table:table-cell>
          <table:table-cell table:formula="of:=4+([.N36]*12)" office:value-type="float" office:value="400" calcext:value-type="float">
            <text:p>40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table:formula="of:=SUM([.I37:.K37])/3" office:value-type="float" office:value="287.333333333333" calcext:value-type="float">
            <text:p>287</text:p>
          </table:table-cell>
          <table:table-cell table:formula="of:=4+([.N37]*12)" office:value-type="float" office:value="412" calcext:value-type="float">
            <text:p>41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table:number-columns-repeated="3" office:value-type="float" office:value="183" calcext:value-type="float">
            <text:p>183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302" calcext:value-type="float">
            <text:p>302</text:p>
          </table:table-cell>
          <table:table-cell table:number-columns-repeated="2" office:value-type="float" office:value="302" calcext:value-type="float">
            <text:p>302</text:p>
          </table:table-cell>
          <table:table-cell table:formula="of:=SUM([.I38:.K38])/3" office:value-type="float" office:value="302" calcext:value-type="float">
            <text:p>302</text:p>
          </table:table-cell>
          <table:table-cell table:formula="of:=4+([.N38]*12)" office:value-type="float" office:value="424" calcext:value-type="float">
            <text:p>42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table:formula="of:=SUM([.I39:.K39])/3" office:value-type="float" office:value="347.333333333333" calcext:value-type="float">
            <text:p>347</text:p>
          </table:table-cell>
          <table:table-cell table:formula="of:=4+([.N39]*12)" office:value-type="float" office:value="436" calcext:value-type="float">
            <text:p>43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449" calcext:value-type="float">
            <text:p>449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table:formula="of:=SUM([.I40:.K40])/3" office:value-type="float" office:value="450.333333333333" calcext:value-type="float">
            <text:p>450</text:p>
          </table:table-cell>
          <table:table-cell table:formula="of:=4+([.N40]*12)" office:value-type="float" office:value="448" calcext:value-type="float">
            <text:p>44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410" calcext:value-type="float">
            <text:p>410</text:p>
          </table:table-cell>
          <table:table-cell table:number-columns-repeated="2" office:value-type="float" office:value="410" calcext:value-type="float">
            <text:p>410</text:p>
          </table:table-cell>
          <table:table-cell table:formula="of:=SUM([.I41:.K41])/3" office:value-type="float" office:value="410" calcext:value-type="float">
            <text:p>410</text:p>
          </table:table-cell>
          <table:table-cell table:formula="of:=4+([.N41]*12)" office:value-type="float" office:value="460" calcext:value-type="float">
            <text:p>46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table:formula="of:=SUM([.I42:.K42])/3" office:value-type="float" office:value="432.666666666667" calcext:value-type="float">
            <text:p>433</text:p>
          </table:table-cell>
          <table:table-cell table:formula="of:=4+([.N42]*12)" office:value-type="float" office:value="472" calcext:value-type="float">
            <text:p>47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table:number-columns-repeated="3" office:value-type="float" office:value="302" calcext:value-type="float">
            <text:p>302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488" calcext:value-type="float">
            <text:p>488</text:p>
          </table:table-cell>
          <table:table-cell table:number-columns-repeated="2" office:value-type="float" office:value="488" calcext:value-type="float">
            <text:p>488</text:p>
          </table:table-cell>
          <table:table-cell table:formula="of:=SUM([.I43:.K43])/3" office:value-type="float" office:value="488" calcext:value-type="float">
            <text:p>488</text:p>
          </table:table-cell>
          <table:table-cell table:formula="of:=4+([.N43]*12)" office:value-type="float" office:value="484" calcext:value-type="float">
            <text:p>48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table:number-columns-repeated="3" office:value-type="float" office:value="302" calcext:value-type="float">
            <text:p>302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537" calcext:value-type="float">
            <text:p>537</text:p>
          </table:table-cell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table:formula="of:=SUM([.I44:.K44])/3" office:value-type="float" office:value="534" calcext:value-type="float">
            <text:p>534</text:p>
          </table:table-cell>
          <table:table-cell table:formula="of:=4+([.N44]*12)" office:value-type="float" office:value="496" calcext:value-type="float">
            <text:p>49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equenial MatMult <text:s text:c="32"/><text:tab/> </text:p>
          </table:table-cell>
          <table:table-cell table:style-name="ce5" office:value-type="float" office:value="565" calcext:value-type="float">
            <text:p>565</text:p>
          </table:table-cell>
          <table:table-cell office:value-type="float" office:value="563" calcext:value-type="float">
            <text:p>563</text:p>
          </table:table-cell>
          <table:table-cell office:value-type="float" office:value="565" calcext:value-type="float">
            <text:p>565</text:p>
          </table:table-cell>
          <table:table-cell table:formula="of:=SUM([.I45:.K45])/3" office:value-type="float" office:value="564.333333333333" calcext:value-type="float">
            <text:p>564</text:p>
          </table:table-cell>
          <table:table-cell table:formula="of:=4+([.N45]*12)" office:value-type="float" office:value="508" calcext:value-type="float">
            <text:p>50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658" calcext:value-type="float">
            <text:p>658</text:p>
          </table:table-cell>
          <table:table-cell office:value-type="float" office:value="655" calcext:value-type="float">
            <text:p>655</text:p>
          </table:table-cell>
          <table:table-cell office:value-type="float" office:value="658" calcext:value-type="float">
            <text:p>658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48:.K48])/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49:.K49])/3" office:value-type="float" office:value="0" calcext:value-type="float">
            <text:p>0</text:p>
          </table:table-cell>
          <table:table-cell table:formula="of:=4+([.N49]*12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float" office:value="465" calcext:value-type="float">
            <text:p>465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50:.K50])/3" office:value-type="float" office:value="0" calcext:value-type="float">
            <text:p>0</text:p>
          </table:table-cell>
          <table:table-cell table:formula="of:=4+([.N50]*12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I51:.K51])/3" office:value-type="float" office:value="0" calcext:value-type="float">
            <text:p>0</text:p>
          </table:table-cell>
          <table:table-cell table:formula="of:=4+([.N51]*12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I52:.K52])/3" office:value-type="float" office:value="1" calcext:value-type="float">
            <text:p>1</text:p>
          </table:table-cell>
          <table:table-cell table:formula="of:=4+([.N52]*12)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I53:.K53])/3" office:value-type="float" office:value="1" calcext:value-type="float">
            <text:p>1</text:p>
          </table:table-cell>
          <table:table-cell table:formula="of:=4+([.N53]*12)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957" calcext:value-type="float">
            <text:p>957</text:p>
          </table:table-cell>
          <table:table-cell office:value-type="float" office:value="955" calcext:value-type="float">
            <text:p>955</text:p>
          </table:table-cell>
          <table:table-cell office:value-type="float" office:value="957" calcext:value-type="float">
            <text:p>957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I54:.K54])/3" office:value-type="float" office:value="2" calcext:value-type="float">
            <text:p>2</text:p>
          </table:table-cell>
          <table:table-cell table:formula="of:=4+([.N54]*12)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table:number-columns-repeated="3" office:value-type="float" office:value="680" calcext:value-type="float">
            <text:p>680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I55:.K55])/3" office:value-type="float" office:value="2.66666666666667" calcext:value-type="float">
            <text:p>3</text:p>
          </table:table-cell>
          <table:table-cell table:formula="of:=4+([.N55]*12)"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680" calcext:value-type="float">
            <text:p>680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I56:.K56])/3" office:value-type="float" office:value="4" calcext:value-type="float">
            <text:p>4</text:p>
          </table:table-cell>
          <table:table-cell table:formula="of:=4+([.N56]*12)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I57:.K57])/3" office:value-type="float" office:value="5" calcext:value-type="float">
            <text:p>5</text:p>
          </table:table-cell>
          <table:table-cell table:formula="of:=4+([.N57]*12)"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I58:.K58])/3" office:value-type="float" office:value="7" calcext:value-type="float">
            <text:p>7</text:p>
          </table:table-cell>
          <table:table-cell table:formula="of:=4+([.N58]*12)"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I59:.K59])/3" office:value-type="float" office:value="9.66666666666667" calcext:value-type="float">
            <text:p>10</text:p>
          </table:table-cell>
          <table:table-cell table:formula="of:=4+([.N59]*12)"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1347" calcext:value-type="float">
            <text:p>1347</text:p>
          </table:table-cell>
          <table:table-cell office:value-type="float" office:value="1344" calcext:value-type="float">
            <text:p>1344</text:p>
          </table:table-cell>
          <table:table-cell office:value-type="float" office:value="1347" calcext:value-type="float">
            <text:p>1347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SUM([.I60:.K60])/3" office:value-type="float" office:value="11" calcext:value-type="float">
            <text:p>11</text:p>
          </table:table-cell>
          <table:table-cell table:formula="of:=4+([.N60]*12)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table:number-columns-repeated="3" office:value-type="float" office:value="949" calcext:value-type="float">
            <text:p>949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[.I61:.K61])/3" office:value-type="float" office:value="15" calcext:value-type="float">
            <text:p>15</text:p>
          </table:table-cell>
          <table:table-cell table:formula="of:=4+([.N61]*12)"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950" calcext:value-type="float">
            <text:p>950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SUM([.I62:.K62])/3" office:value-type="float" office:value="18" calcext:value-type="float">
            <text:p>18</text:p>
          </table:table-cell>
          <table:table-cell table:formula="of:=4+([.N62]*12)"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SUM([.I63:.K63])/3" office:value-type="float" office:value="22" calcext:value-type="float">
            <text:p>22</text:p>
          </table:table-cell>
          <table:table-cell table:formula="of:=4+([.N63]*12)"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SUM([.I64:.K64])/3" office:value-type="float" office:value="26" calcext:value-type="float">
            <text:p>26</text:p>
          </table:table-cell>
          <table:table-cell table:formula="of:=4+([.N64]*12)" office:value-type="float" office:value="196" calcext:value-type="float">
            <text:p>19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SUM([.I65:.K65])/3" office:value-type="float" office:value="32" calcext:value-type="float">
            <text:p>32</text:p>
          </table:table-cell>
          <table:table-cell table:formula="of:=4+([.N65]*12)"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table:number-columns-repeated="3"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SUM([.I66:.K66])/3" office:value-type="float" office:value="37" calcext:value-type="float">
            <text:p>37</text:p>
          </table:table-cell>
          <table:table-cell table:formula="of:=4+([.N66]*12)"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table:number-columns-repeated="3" office:value-type="float" office:value="1298" calcext:value-type="float">
            <text:p>1298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SUM([.I67:.K67])/3" office:value-type="float" office:value="44" calcext:value-type="float">
            <text:p>44</text:p>
          </table:table-cell>
          <table:table-cell table:formula="of:=4+([.N67]*12)" office:value-type="float" office:value="232" calcext:value-type="float">
            <text:p>23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1306" calcext:value-type="float">
            <text:p>1306</text:p>
          </table:table-cell>
          <table:table-cell office:value-type="float" office:value="1301" calcext:value-type="float">
            <text:p>1301</text:p>
          </table:table-cell>
          <table:table-cell office:value-type="float" office:value="1306" calcext:value-type="float">
            <text:p>1306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SUM([.I68:.K68])/3" office:value-type="float" office:value="51" calcext:value-type="float">
            <text:p>51</text:p>
          </table:table-cell>
          <table:table-cell table:formula="of:=4+([.N68]*12)"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SUM([.I69:.K69])/3" office:value-type="float" office:value="59" calcext:value-type="float">
            <text:p>59</text:p>
          </table:table-cell>
          <table:table-cell table:formula="of:=4+([.N69]*12)"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SUM([.I70:.K70])/3" office:value-type="float" office:value="67" calcext:value-type="float">
            <text:p>67</text:p>
          </table:table-cell>
          <table:table-cell table:formula="of:=4+([.N70]*12)" office:value-type="float" office:value="268" calcext:value-type="float">
            <text:p>26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SUM([.I71:.K71])/3" office:value-type="float" office:value="77" calcext:value-type="float">
            <text:p>77</text:p>
          </table:table-cell>
          <table:table-cell table:formula="of:=4+([.N71]*12)"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table:number-columns-repeated="3" office:value-type="float" office:value="2367" calcext:value-type="float">
            <text:p>2367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SUM([.I72:.K72])/3" office:value-type="float" office:value="87" calcext:value-type="float">
            <text:p>87</text:p>
          </table:table-cell>
          <table:table-cell table:formula="of:=4+([.N72]*12)"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1697" calcext:value-type="float">
            <text:p>1697</text:p>
          </table:table-cell>
          <table:table-cell office:value-type="float" office:value="1694" calcext:value-type="float">
            <text:p>1694</text:p>
          </table:table-cell>
          <table:table-cell office:value-type="float" office:value="1697" calcext:value-type="float">
            <text:p>1697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SUM([.I73:.K73])/3" office:value-type="float" office:value="98" calcext:value-type="float">
            <text:p>98</text:p>
          </table:table-cell>
          <table:table-cell table:formula="of:=4+([.N73]*12)"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1696" calcext:value-type="float">
            <text:p>1696</text:p>
          </table:table-cell>
          <table:table-cell office:value-type="float" office:value="2423" calcext:value-type="float">
            <text:p>2423</text:p>
          </table:table-cell>
          <table:table-cell office:value-type="float" office:value="1696" calcext:value-type="float">
            <text:p>1696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SUM([.I74:.K74])/3" office:value-type="float" office:value="110" calcext:value-type="float">
            <text:p>110</text:p>
          </table:table-cell>
          <table:table-cell table:formula="of:=4+([.N74]*12)"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formula="of:=SUM([.I75:.K75])/3" office:value-type="float" office:value="123.666666666667" calcext:value-type="float">
            <text:p>124</text:p>
          </table:table-cell>
          <table:table-cell table:formula="of:=4+([.N75]*12)" office:value-type="float" office:value="328" calcext:value-type="float">
            <text:p>32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138" calcext:value-type="float">
            <text:p>138</text:p>
          </table:table-cell>
          <table:table-cell table:number-columns-repeated="2" office:value-type="float" office:value="138" calcext:value-type="float">
            <text:p>138</text:p>
          </table:table-cell>
          <table:table-cell table:formula="of:=SUM([.I76:.K76])/3" office:value-type="float" office:value="138" calcext:value-type="float">
            <text:p>138</text:p>
          </table:table-cell>
          <table:table-cell table:formula="of:=4+([.N76]*12)"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152" calcext:value-type="float">
            <text:p>152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SUM([.I77:.K77])/3" office:value-type="float" office:value="152" calcext:value-type="float">
            <text:p>152</text:p>
          </table:table-cell>
          <table:table-cell table:formula="of:=4+([.N77]*12)"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3670" calcext:value-type="float">
            <text:p>3670</text:p>
          </table:table-cell>
          <table:table-cell office:value-type="float" office:value="3044" calcext:value-type="float">
            <text:p>3044</text:p>
          </table:table-cell>
          <table:table-cell office:value-type="float" office:value="3670" calcext:value-type="float">
            <text:p>3670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169" calcext:value-type="float">
            <text:p>169</text:p>
          </table:table-cell>
          <table:table-cell table:number-columns-repeated="2" office:value-type="float" office:value="169" calcext:value-type="float">
            <text:p>169</text:p>
          </table:table-cell>
          <table:table-cell table:formula="of:=SUM([.I78:.K78])/3" office:value-type="float" office:value="169" calcext:value-type="float">
            <text:p>169</text:p>
          </table:table-cell>
          <table:table-cell table:formula="of:=4+([.N78]*12)" office:value-type="float" office:value="364" calcext:value-type="float">
            <text:p>36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2197" calcext:value-type="float">
            <text:p>2197</text:p>
          </table:table-cell>
          <table:table-cell office:value-type="float" office:value="2196" calcext:value-type="float">
            <text:p>2196</text:p>
          </table:table-cell>
          <table:table-cell office:value-type="float" office:value="2197" calcext:value-type="float">
            <text:p>2197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185" calcext:value-type="float">
            <text:p>185</text:p>
          </table:table-cell>
          <table:table-cell table:number-columns-repeated="2" office:value-type="float" office:value="185" calcext:value-type="float">
            <text:p>185</text:p>
          </table:table-cell>
          <table:table-cell table:formula="of:=SUM([.I79:.K79])/3" office:value-type="float" office:value="185" calcext:value-type="float">
            <text:p>185</text:p>
          </table:table-cell>
          <table:table-cell table:formula="of:=4+([.N79]*12)" office:value-type="float" office:value="376" calcext:value-type="float">
            <text:p>37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2202" calcext:value-type="float">
            <text:p>2202</text:p>
          </table:table-cell>
          <table:table-cell office:value-type="float" office:value="2195" calcext:value-type="float">
            <text:p>2195</text:p>
          </table:table-cell>
          <table:table-cell office:value-type="float" office:value="2202" calcext:value-type="float">
            <text:p>2202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204" calcext:value-type="float">
            <text:p>204</text:p>
          </table:table-cell>
          <table:table-cell table:number-columns-repeated="2" office:value-type="float" office:value="204" calcext:value-type="float">
            <text:p>204</text:p>
          </table:table-cell>
          <table:table-cell table:formula="of:=SUM([.I80:.K80])/3" office:value-type="float" office:value="204" calcext:value-type="float">
            <text:p>204</text:p>
          </table:table-cell>
          <table:table-cell table:formula="of:=4+([.N80]*12)"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224" calcext:value-type="float">
            <text:p>224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SUM([.I81:.K81])/3" office:value-type="float" office:value="224" calcext:value-type="float">
            <text:p>224</text:p>
          </table:table-cell>
          <table:table-cell table:formula="of:=4+([.N81]*12)" office:value-type="float" office:value="400" calcext:value-type="float">
            <text:p>40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244" calcext:value-type="float">
            <text:p>244</text:p>
          </table:table-cell>
          <table:table-cell table:number-columns-repeated="2" office:value-type="float" office:value="244" calcext:value-type="float">
            <text:p>244</text:p>
          </table:table-cell>
          <table:table-cell table:formula="of:=SUM([.I82:.K82])/3" office:value-type="float" office:value="244" calcext:value-type="float">
            <text:p>244</text:p>
          </table:table-cell>
          <table:table-cell table:formula="of:=4+([.N82]*12)" office:value-type="float" office:value="412" calcext:value-type="float">
            <text:p>41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SUM([.I83:.K83])/3" office:value-type="float" office:value="266" calcext:value-type="float">
            <text:p>266</text:p>
          </table:table-cell>
          <table:table-cell table:formula="of:=4+([.N83]*12)" office:value-type="float" office:value="424" calcext:value-type="float">
            <text:p>42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3812" calcext:value-type="float">
            <text:p>3812</text:p>
          </table:table-cell>
          <table:table-cell office:value-type="float" office:value="3809" calcext:value-type="float">
            <text:p>3809</text:p>
          </table:table-cell>
          <table:table-cell office:value-type="float" office:value="3812" calcext:value-type="float">
            <text:p>3812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290" calcext:value-type="float">
            <text:p>290</text:p>
          </table:table-cell>
          <table:table-cell table:number-columns-repeated="2" office:value-type="float" office:value="290" calcext:value-type="float">
            <text:p>290</text:p>
          </table:table-cell>
          <table:table-cell table:formula="of:=SUM([.I84:.K84])/3" office:value-type="float" office:value="290" calcext:value-type="float">
            <text:p>290</text:p>
          </table:table-cell>
          <table:table-cell table:formula="of:=4+([.N84]*12)" office:value-type="float" office:value="436" calcext:value-type="float">
            <text:p>43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3495" calcext:value-type="float">
            <text:p>3495</text:p>
          </table:table-cell>
          <table:table-cell office:value-type="float" office:value="2879" calcext:value-type="float">
            <text:p>2879</text:p>
          </table:table-cell>
          <table:table-cell office:value-type="float" office:value="3495" calcext:value-type="float">
            <text:p>3495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313" calcext:value-type="float">
            <text:p>313</text:p>
          </table:table-cell>
          <table:table-cell table:number-columns-repeated="2" office:value-type="float" office:value="313" calcext:value-type="float">
            <text:p>313</text:p>
          </table:table-cell>
          <table:table-cell table:formula="of:=SUM([.I85:.K85])/3" office:value-type="float" office:value="313" calcext:value-type="float">
            <text:p>313</text:p>
          </table:table-cell>
          <table:table-cell table:formula="of:=4+([.N85]*12)" office:value-type="float" office:value="448" calcext:value-type="float">
            <text:p>44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2882" calcext:value-type="float">
            <text:p>2882</text:p>
          </table:table-cell>
          <table:table-cell office:value-type="float" office:value="2876" calcext:value-type="float">
            <text:p>2876</text:p>
          </table:table-cell>
          <table:table-cell office:value-type="float" office:value="2882" calcext:value-type="float">
            <text:p>2882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table:formula="of:=SUM([.I86:.K86])/3" office:value-type="float" office:value="340.333333333333" calcext:value-type="float">
            <text:p>340</text:p>
          </table:table-cell>
          <table:table-cell table:formula="of:=4+([.N86]*12)" office:value-type="float" office:value="460" calcext:value-type="float">
            <text:p>46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368" calcext:value-type="float">
            <text:p>368</text:p>
          </table:table-cell>
          <table:table-cell table:number-columns-repeated="2" office:value-type="float" office:value="368" calcext:value-type="float">
            <text:p>368</text:p>
          </table:table-cell>
          <table:table-cell table:formula="of:=SUM([.I87:.K87])/3" office:value-type="float" office:value="368" calcext:value-type="float">
            <text:p>368</text:p>
          </table:table-cell>
          <table:table-cell table:formula="of:=4+([.N87]*12)" office:value-type="float" office:value="472" calcext:value-type="float">
            <text:p>47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395" calcext:value-type="float">
            <text:p>395</text:p>
          </table:table-cell>
          <table:table-cell table:number-columns-repeated="2" office:value-type="float" office:value="395" calcext:value-type="float">
            <text:p>395</text:p>
          </table:table-cell>
          <table:table-cell table:formula="of:=SUM([.I88:.K88])/3" office:value-type="float" office:value="395" calcext:value-type="float">
            <text:p>395</text:p>
          </table:table-cell>
          <table:table-cell table:formula="of:=4+([.N88]*12)" office:value-type="float" office:value="484" calcext:value-type="float">
            <text:p>48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427" calcext:value-type="float">
            <text:p>427</text:p>
          </table:table-cell>
          <table:table-cell table:number-columns-repeated="2" office:value-type="float" office:value="427" calcext:value-type="float">
            <text:p>427</text:p>
          </table:table-cell>
          <table:table-cell table:formula="of:=SUM([.I89:.K89])/3" office:value-type="float" office:value="427" calcext:value-type="float">
            <text:p>427</text:p>
          </table:table-cell>
          <table:table-cell table:formula="of:=4+([.N89]*12)" office:value-type="float" office:value="496" calcext:value-type="float">
            <text:p>49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4759" calcext:value-type="float">
            <text:p>4759</text:p>
          </table:table-cell>
          <table:table-cell office:value-type="float" office:value="4760" calcext:value-type="float">
            <text:p>4760</text:p>
          </table:table-cell>
          <table:table-cell office:value-type="float" office:value="4759" calcext:value-type="float">
            <text:p>4759</text:p>
          </table:table-cell>
          <table:table-cell table:number-columns-repeated="3"/>
          <table:table-cell office:value-type="string" calcext:value-type="string">
            <text:p>Seq with inversed loops <text:s text:c="26"/><text:tab/> </text:p>
          </table:table-cell>
          <table:table-cell table:style-name="ce5" office:value-type="float" office:value="457" calcext:value-type="float">
            <text:p>457</text:p>
          </table:table-cell>
          <table:table-cell table:number-columns-repeated="2" office:value-type="float" office:value="457" calcext:value-type="float">
            <text:p>457</text:p>
          </table:table-cell>
          <table:table-cell table:formula="of:=SUM([.I90:.K90])/3" office:value-type="float" office:value="457" calcext:value-type="float">
            <text:p>457</text:p>
          </table:table-cell>
          <table:table-cell table:formula="of:=4+([.N90]*12)" office:value-type="float" office:value="508" calcext:value-type="float">
            <text:p>50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3482" calcext:value-type="float">
            <text:p>3482</text:p>
          </table:table-cell>
          <table:table-cell office:value-type="float" office:value="3483" calcext:value-type="float">
            <text:p>3483</text:p>
          </table:table-cell>
          <table:table-cell office:value-type="float" office:value="3482" calcext:value-type="float">
            <text:p>34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3490" calcext:value-type="float">
            <text:p>3490</text:p>
          </table:table-cell>
          <table:table-cell office:value-type="float" office:value="3491" calcext:value-type="float">
            <text:p>3491</text:p>
          </table:table-cell>
          <table:table-cell office:value-type="float" office:value="3490" calcext:value-type="float">
            <text:p>3490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I92:.K92])/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I93:.K93])/3" office:value-type="float" office:value="7" calcext:value-type="float">
            <text:p>7</text:p>
          </table:table-cell>
          <table:table-cell table:formula="of:=4+([.N93]*12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SUM([.I94:.K94])/3" office:value-type="float" office:value="17.6666666666667" calcext:value-type="float">
            <text:p>18</text:p>
          </table:table-cell>
          <table:table-cell table:formula="of:=4+([.N94]*12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SUM([.I95:.K95])/3" office:value-type="float" office:value="46" calcext:value-type="float">
            <text:p>46</text:p>
          </table:table-cell>
          <table:table-cell table:formula="of:=4+([.N95]*12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6421" calcext:value-type="float">
            <text:p>6421</text:p>
          </table:table-cell>
          <table:table-cell office:value-type="float" office:value="5798" calcext:value-type="float">
            <text:p>5798</text:p>
          </table:table-cell>
          <table:table-cell office:value-type="float" office:value="6421" calcext:value-type="float">
            <text:p>6421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SUM([.I96:.K96])/3" office:value-type="float" office:value="98" calcext:value-type="float">
            <text:p>98</text:p>
          </table:table-cell>
          <table:table-cell table:formula="of:=4+([.N96]*12)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4323" calcext:value-type="float">
            <text:p>4323</text:p>
          </table:table-cell>
          <table:table-cell office:value-type="float" office:value="4324" calcext:value-type="float">
            <text:p>4324</text:p>
          </table:table-cell>
          <table:table-cell office:value-type="float" office:value="4323" calcext:value-type="float">
            <text:p>4323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SUM([.I97:.K97])/3" office:value-type="float" office:value="183" calcext:value-type="float">
            <text:p>183</text:p>
          </table:table-cell>
          <table:table-cell table:formula="of:=4+([.N97]*12)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table:number-columns-repeated="3" office:value-type="float" office:value="4326" calcext:value-type="float">
            <text:p>4326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302" calcext:value-type="float">
            <text:p>302</text:p>
          </table:table-cell>
          <table:table-cell table:number-columns-repeated="2" office:value-type="float" office:value="302" calcext:value-type="float">
            <text:p>302</text:p>
          </table:table-cell>
          <table:table-cell table:formula="of:=SUM([.I98:.K98])/3" office:value-type="float" office:value="302" calcext:value-type="float">
            <text:p>302</text:p>
          </table:table-cell>
          <table:table-cell table:formula="of:=4+([.N98]*12)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float" office:value="465" calcext:value-type="float">
            <text:p>465</text:p>
          </table:table-cell>
          <table:table-cell table:formula="of:=SUM([.I99:.K99])/3" office:value-type="float" office:value="465.666666666667" calcext:value-type="float">
            <text:p>466</text:p>
          </table:table-cell>
          <table:table-cell table:formula="of:=4+([.N99]*12)"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680" calcext:value-type="float">
            <text:p>680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formula="of:=SUM([.I100:.K100])/3" office:value-type="float" office:value="679.666666666667" calcext:value-type="float">
            <text:p>680</text:p>
          </table:table-cell>
          <table:table-cell table:formula="of:=4+([.N100]*12)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950" calcext:value-type="float">
            <text:p>950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table:formula="of:=SUM([.I101:.K101])/3" office:value-type="float" office:value="949.666666666667" calcext:value-type="float">
            <text:p>950</text:p>
          </table:table-cell>
          <table:table-cell table:formula="of:=4+([.N101]*12)"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6982" calcext:value-type="float">
            <text:p>6982</text:p>
          </table:table-cell>
          <table:table-cell office:value-type="float" office:value="6995" calcext:value-type="float">
            <text:p>6995</text:p>
          </table:table-cell>
          <table:table-cell office:value-type="float" office:value="6982" calcext:value-type="float">
            <text:p>6982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1306" calcext:value-type="float">
            <text:p>1306</text:p>
          </table:table-cell>
          <table:table-cell office:value-type="float" office:value="1301" calcext:value-type="float">
            <text:p>1301</text:p>
          </table:table-cell>
          <table:table-cell office:value-type="float" office:value="1306" calcext:value-type="float">
            <text:p>1306</text:p>
          </table:table-cell>
          <table:table-cell table:formula="of:=SUM([.I102:.K102])/3" office:value-type="float" office:value="1304.33333333333" calcext:value-type="float">
            <text:p>1304</text:p>
          </table:table-cell>
          <table:table-cell table:formula="of:=4+([.N102]*12)"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5459" calcext:value-type="float">
            <text:p>5459</text:p>
          </table:table-cell>
          <table:table-cell office:value-type="float" office:value="6098" calcext:value-type="float">
            <text:p>6098</text:p>
          </table:table-cell>
          <table:table-cell office:value-type="float" office:value="5459" calcext:value-type="float">
            <text:p>5459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1696" calcext:value-type="float">
            <text:p>1696</text:p>
          </table:table-cell>
          <table:table-cell office:value-type="float" office:value="2423" calcext:value-type="float">
            <text:p>2423</text:p>
          </table:table-cell>
          <table:table-cell office:value-type="float" office:value="1696" calcext:value-type="float">
            <text:p>1696</text:p>
          </table:table-cell>
          <table:table-cell table:formula="of:=SUM([.I103:.K103])/3" office:value-type="float" office:value="1938.33333333333" calcext:value-type="float">
            <text:p>1938</text:p>
          </table:table-cell>
          <table:table-cell table:formula="of:=4+([.N103]*12)"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6091" calcext:value-type="float">
            <text:p>6091</text:p>
          </table:table-cell>
          <table:table-cell office:value-type="float" office:value="5452" calcext:value-type="float">
            <text:p>5452</text:p>
          </table:table-cell>
          <table:table-cell office:value-type="float" office:value="6091" calcext:value-type="float">
            <text:p>6091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2202" calcext:value-type="float">
            <text:p>2202</text:p>
          </table:table-cell>
          <table:table-cell office:value-type="float" office:value="2195" calcext:value-type="float">
            <text:p>2195</text:p>
          </table:table-cell>
          <table:table-cell office:value-type="float" office:value="2202" calcext:value-type="float">
            <text:p>2202</text:p>
          </table:table-cell>
          <table:table-cell table:formula="of:=SUM([.I104:.K104])/3" office:value-type="float" office:value="2199.66666666667" calcext:value-type="float">
            <text:p>2200</text:p>
          </table:table-cell>
          <table:table-cell table:formula="of:=4+([.N104]*12)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2882" calcext:value-type="float">
            <text:p>2882</text:p>
          </table:table-cell>
          <table:table-cell office:value-type="float" office:value="2876" calcext:value-type="float">
            <text:p>2876</text:p>
          </table:table-cell>
          <table:table-cell office:value-type="float" office:value="2882" calcext:value-type="float">
            <text:p>2882</text:p>
          </table:table-cell>
          <table:table-cell table:formula="of:=SUM([.I105:.K105])/3" office:value-type="float" office:value="2880" calcext:value-type="float">
            <text:p>2880</text:p>
          </table:table-cell>
          <table:table-cell table:formula="of:=4+([.N105]*12)"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3490" calcext:value-type="float">
            <text:p>3490</text:p>
          </table:table-cell>
          <table:table-cell office:value-type="float" office:value="3491" calcext:value-type="float">
            <text:p>3491</text:p>
          </table:table-cell>
          <table:table-cell office:value-type="float" office:value="3490" calcext:value-type="float">
            <text:p>3490</text:p>
          </table:table-cell>
          <table:table-cell table:formula="of:=SUM([.I106:.K106])/3" office:value-type="float" office:value="3490.33333333333" calcext:value-type="float">
            <text:p>3490</text:p>
          </table:table-cell>
          <table:table-cell table:formula="of:=4+([.N106]*12)"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4326" calcext:value-type="float">
            <text:p>4326</text:p>
          </table:table-cell>
          <table:table-cell table:number-columns-repeated="2" office:value-type="float" office:value="4326" calcext:value-type="float">
            <text:p>4326</text:p>
          </table:table-cell>
          <table:table-cell table:formula="of:=SUM([.I107:.K107])/3" office:value-type="float" office:value="4326" calcext:value-type="float">
            <text:p>4326</text:p>
          </table:table-cell>
          <table:table-cell table:formula="of:=4+([.N107]*12)"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8377" calcext:value-type="float">
            <text:p>8377</text:p>
          </table:table-cell>
          <table:table-cell office:value-type="float" office:value="8805" calcext:value-type="float">
            <text:p>8805</text:p>
          </table:table-cell>
          <table:table-cell office:value-type="float" office:value="8377" calcext:value-type="float">
            <text:p>8377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6091" calcext:value-type="float">
            <text:p>6091</text:p>
          </table:table-cell>
          <table:table-cell office:value-type="float" office:value="5452" calcext:value-type="float">
            <text:p>5452</text:p>
          </table:table-cell>
          <table:table-cell office:value-type="float" office:value="6091" calcext:value-type="float">
            <text:p>6091</text:p>
          </table:table-cell>
          <table:table-cell table:formula="of:=SUM([.I108:.K108])/3" office:value-type="float" office:value="5878" calcext:value-type="float">
            <text:p>5878</text:p>
          </table:table-cell>
          <table:table-cell table:formula="of:=4+([.N108]*12)" office:value-type="float" office:value="196" calcext:value-type="float">
            <text:p>19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6971" calcext:value-type="float">
            <text:p>6971</text:p>
          </table:table-cell>
          <table:table-cell office:value-type="float" office:value="6506" calcext:value-type="float">
            <text:p>6506</text:p>
          </table:table-cell>
          <table:table-cell office:value-type="float" office:value="6971" calcext:value-type="float">
            <text:p>6971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6498" calcext:value-type="float">
            <text:p>6498</text:p>
          </table:table-cell>
          <table:table-cell office:value-type="float" office:value="6489" calcext:value-type="float">
            <text:p>6489</text:p>
          </table:table-cell>
          <table:table-cell office:value-type="float" office:value="6498" calcext:value-type="float">
            <text:p>6498</text:p>
          </table:table-cell>
          <table:table-cell table:formula="of:=SUM([.I109:.K109])/3" office:value-type="float" office:value="6495" calcext:value-type="float">
            <text:p>6495</text:p>
          </table:table-cell>
          <table:table-cell table:formula="of:=4+([.N109]*12)"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6498" calcext:value-type="float">
            <text:p>6498</text:p>
          </table:table-cell>
          <table:table-cell office:value-type="float" office:value="6489" calcext:value-type="float">
            <text:p>6489</text:p>
          </table:table-cell>
          <table:table-cell office:value-type="float" office:value="6498" calcext:value-type="float">
            <text:p>6498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7860" calcext:value-type="float">
            <text:p>7860</text:p>
          </table:table-cell>
          <table:table-cell office:value-type="float" office:value="7856" calcext:value-type="float">
            <text:p>7856</text:p>
          </table:table-cell>
          <table:table-cell office:value-type="float" office:value="7860" calcext:value-type="float">
            <text:p>7860</text:p>
          </table:table-cell>
          <table:table-cell table:formula="of:=SUM([.I110:.K110])/3" office:value-type="float" office:value="7858.66666666667" calcext:value-type="float">
            <text:p>7859</text:p>
          </table:table-cell>
          <table:table-cell table:formula="of:=4+([.N110]*12)"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8931" calcext:value-type="float">
            <text:p>8931</text:p>
          </table:table-cell>
          <table:table-cell office:value-type="float" office:value="8919" calcext:value-type="float">
            <text:p>8919</text:p>
          </table:table-cell>
          <table:table-cell office:value-type="float" office:value="8931" calcext:value-type="float">
            <text:p>8931</text:p>
          </table:table-cell>
          <table:table-cell table:formula="of:=SUM([.I111:.K111])/3" office:value-type="float" office:value="8927" calcext:value-type="float">
            <text:p>8927</text:p>
          </table:table-cell>
          <table:table-cell table:formula="of:=4+([.N111]*12)" office:value-type="float" office:value="232" calcext:value-type="float">
            <text:p>23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10777" calcext:value-type="float">
            <text:p>10777</text:p>
          </table:table-cell>
          <table:table-cell office:value-type="float" office:value="10772" calcext:value-type="float">
            <text:p>10772</text:p>
          </table:table-cell>
          <table:table-cell office:value-type="float" office:value="10777" calcext:value-type="float">
            <text:p>10777</text:p>
          </table:table-cell>
          <table:table-cell table:formula="of:=SUM([.I112:.K112])/3" office:value-type="float" office:value="10775.3333333333" calcext:value-type="float">
            <text:p>10775</text:p>
          </table:table-cell>
          <table:table-cell table:formula="of:=4+([.N112]*12)"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17090" calcext:value-type="float">
            <text:p>17090</text:p>
          </table:table-cell>
          <table:table-cell office:value-type="float" office:value="17106" calcext:value-type="float">
            <text:p>17106</text:p>
          </table:table-cell>
          <table:table-cell office:value-type="float" office:value="17090" calcext:value-type="float">
            <text:p>17090</text:p>
          </table:table-cell>
          <table:table-cell table:formula="of:=SUM([.I113:.K113])/3" office:value-type="float" office:value="17095.3333333333" calcext:value-type="float">
            <text:p>17095</text:p>
          </table:table-cell>
          <table:table-cell table:formula="of:=4+([.N113]*12)"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9843" calcext:value-type="float">
            <text:p>9843</text:p>
          </table:table-cell>
          <table:table-cell office:value-type="float" office:value="10293" calcext:value-type="float">
            <text:p>10293</text:p>
          </table:table-cell>
          <table:table-cell office:value-type="float" office:value="9843" calcext:value-type="float">
            <text:p>9843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14192" calcext:value-type="float">
            <text:p>14192</text:p>
          </table:table-cell>
          <table:table-cell office:value-type="float" office:value="14182" calcext:value-type="float">
            <text:p>14182</text:p>
          </table:table-cell>
          <table:table-cell office:value-type="float" office:value="14192" calcext:value-type="float">
            <text:p>14192</text:p>
          </table:table-cell>
          <table:table-cell table:formula="of:=SUM([.I114:.K114])/3" office:value-type="float" office:value="14188.6666666667" calcext:value-type="float">
            <text:p>14189</text:p>
          </table:table-cell>
          <table:table-cell table:formula="of:=4+([.N114]*12)" office:value-type="float" office:value="268" calcext:value-type="float">
            <text:p>26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8495" calcext:value-type="float">
            <text:p>8495</text:p>
          </table:table-cell>
          <table:table-cell office:value-type="float" office:value="7855" calcext:value-type="float">
            <text:p>7855</text:p>
          </table:table-cell>
          <table:table-cell office:value-type="float" office:value="8495" calcext:value-type="float">
            <text:p>8495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16338" calcext:value-type="float">
            <text:p>16338</text:p>
          </table:table-cell>
          <table:table-cell office:value-type="float" office:value="16342" calcext:value-type="float">
            <text:p>16342</text:p>
          </table:table-cell>
          <table:table-cell office:value-type="float" office:value="16338" calcext:value-type="float">
            <text:p>16338</text:p>
          </table:table-cell>
          <table:table-cell table:formula="of:=SUM([.I115:.K115])/3" office:value-type="float" office:value="16339.3333333333" calcext:value-type="float">
            <text:p>16339</text:p>
          </table:table-cell>
          <table:table-cell table:formula="of:=4+([.N115]*12)"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7860" calcext:value-type="float">
            <text:p>7860</text:p>
          </table:table-cell>
          <table:table-cell office:value-type="float" office:value="7856" calcext:value-type="float">
            <text:p>7856</text:p>
          </table:table-cell>
          <table:table-cell office:value-type="float" office:value="7860" calcext:value-type="float">
            <text:p>7860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19106" calcext:value-type="float">
            <text:p>19106</text:p>
          </table:table-cell>
          <table:table-cell office:value-type="float" office:value="19093" calcext:value-type="float">
            <text:p>19093</text:p>
          </table:table-cell>
          <table:table-cell office:value-type="float" office:value="19106" calcext:value-type="float">
            <text:p>19106</text:p>
          </table:table-cell>
          <table:table-cell table:formula="of:=SUM([.I116:.K116])/3" office:value-type="float" office:value="19101.6666666667" calcext:value-type="float">
            <text:p>19102</text:p>
          </table:table-cell>
          <table:table-cell table:formula="of:=4+([.N116]*12)"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21908" calcext:value-type="float">
            <text:p>21908</text:p>
          </table:table-cell>
          <table:table-cell office:value-type="float" office:value="22126" calcext:value-type="float">
            <text:p>22126</text:p>
          </table:table-cell>
          <table:table-cell office:value-type="float" office:value="21908" calcext:value-type="float">
            <text:p>21908</text:p>
          </table:table-cell>
          <table:table-cell table:formula="of:=SUM([.I117:.K117])/3" office:value-type="float" office:value="21980.6666666667" calcext:value-type="float">
            <text:p>21981</text:p>
          </table:table-cell>
          <table:table-cell table:formula="of:=4+([.N117]*12)"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24143" calcext:value-type="float">
            <text:p>24143</text:p>
          </table:table-cell>
          <table:table-cell office:value-type="float" office:value="24066" calcext:value-type="float">
            <text:p>24066</text:p>
          </table:table-cell>
          <table:table-cell office:value-type="float" office:value="24143" calcext:value-type="float">
            <text:p>24143</text:p>
          </table:table-cell>
          <table:table-cell table:formula="of:=SUM([.I118:.K118])/3" office:value-type="float" office:value="24117.3333333333" calcext:value-type="float">
            <text:p>24117</text:p>
          </table:table-cell>
          <table:table-cell table:formula="of:=4+([.N118]*12)"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25827" calcext:value-type="float">
            <text:p>25827</text:p>
          </table:table-cell>
          <table:table-cell office:value-type="float" office:value="25906" calcext:value-type="float">
            <text:p>25906</text:p>
          </table:table-cell>
          <table:table-cell office:value-type="float" office:value="25827" calcext:value-type="float">
            <text:p>25827</text:p>
          </table:table-cell>
          <table:table-cell table:formula="of:=SUM([.I119:.K119])/3" office:value-type="float" office:value="25853.3333333333" calcext:value-type="float">
            <text:p>25853</text:p>
          </table:table-cell>
          <table:table-cell table:formula="of:=4+([.N119]*12)" office:value-type="float" office:value="328" calcext:value-type="float">
            <text:p>32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11532" calcext:value-type="float">
            <text:p>11532</text:p>
          </table:table-cell>
          <table:table-cell office:value-type="float" office:value="11534" calcext:value-type="float">
            <text:p>11534</text:p>
          </table:table-cell>
          <table:table-cell office:value-type="float" office:value="11532" calcext:value-type="float">
            <text:p>11532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30580" calcext:value-type="float">
            <text:p>30580</text:p>
          </table:table-cell>
          <table:table-cell office:value-type="float" office:value="30000" calcext:value-type="float">
            <text:p>30000</text:p>
          </table:table-cell>
          <table:table-cell office:value-type="float" office:value="30580" calcext:value-type="float">
            <text:p>30580</text:p>
          </table:table-cell>
          <table:table-cell table:formula="of:=SUM([.I120:.K120])/3" office:value-type="float" office:value="30386.6666666667" calcext:value-type="float">
            <text:p>30387</text:p>
          </table:table-cell>
          <table:table-cell table:formula="of:=4+([.N120]*12)"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9564" calcext:value-type="float">
            <text:p>9564</text:p>
          </table:table-cell>
          <table:table-cell office:value-type="float" office:value="9558" calcext:value-type="float">
            <text:p>9558</text:p>
          </table:table-cell>
          <table:table-cell office:value-type="float" office:value="9564" calcext:value-type="float">
            <text:p>9564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33960" calcext:value-type="float">
            <text:p>33960</text:p>
          </table:table-cell>
          <table:table-cell office:value-type="float" office:value="34628" calcext:value-type="float">
            <text:p>34628</text:p>
          </table:table-cell>
          <table:table-cell office:value-type="float" office:value="33960" calcext:value-type="float">
            <text:p>33960</text:p>
          </table:table-cell>
          <table:table-cell table:formula="of:=SUM([.I121:.K121])/3" office:value-type="float" office:value="34182.6666666667" calcext:value-type="float">
            <text:p>34183</text:p>
          </table:table-cell>
          <table:table-cell table:formula="of:=4+([.N121]*12)"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8931" calcext:value-type="float">
            <text:p>8931</text:p>
          </table:table-cell>
          <table:table-cell office:value-type="float" office:value="8919" calcext:value-type="float">
            <text:p>8919</text:p>
          </table:table-cell>
          <table:table-cell office:value-type="float" office:value="8931" calcext:value-type="float">
            <text:p>8931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37189" calcext:value-type="float">
            <text:p>37189</text:p>
          </table:table-cell>
          <table:table-cell office:value-type="float" office:value="37219" calcext:value-type="float">
            <text:p>37219</text:p>
          </table:table-cell>
          <table:table-cell office:value-type="float" office:value="37189" calcext:value-type="float">
            <text:p>37189</text:p>
          </table:table-cell>
          <table:table-cell table:formula="of:=SUM([.I122:.K122])/3" office:value-type="float" office:value="37199" calcext:value-type="float">
            <text:p>37199</text:p>
          </table:table-cell>
          <table:table-cell table:formula="of:=4+([.N122]*12)" office:value-type="float" office:value="364" calcext:value-type="float">
            <text:p>36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39352" calcext:value-type="float">
            <text:p>39352</text:p>
          </table:table-cell>
          <table:table-cell office:value-type="float" office:value="39514" calcext:value-type="float">
            <text:p>39514</text:p>
          </table:table-cell>
          <table:table-cell office:value-type="float" office:value="39352" calcext:value-type="float">
            <text:p>39352</text:p>
          </table:table-cell>
          <table:table-cell table:formula="of:=SUM([.I123:.K123])/3" office:value-type="float" office:value="39406" calcext:value-type="float">
            <text:p>39406</text:p>
          </table:table-cell>
          <table:table-cell table:formula="of:=4+([.N123]*12)" office:value-type="float" office:value="376" calcext:value-type="float">
            <text:p>37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44828" calcext:value-type="float">
            <text:p>44828</text:p>
          </table:table-cell>
          <table:table-cell office:value-type="float" office:value="44835" calcext:value-type="float">
            <text:p>44835</text:p>
          </table:table-cell>
          <table:table-cell office:value-type="float" office:value="44828" calcext:value-type="float">
            <text:p>44828</text:p>
          </table:table-cell>
          <table:table-cell table:formula="of:=SUM([.I124:.K124])/3" office:value-type="float" office:value="44830.3333333333" calcext:value-type="float">
            <text:p>44830</text:p>
          </table:table-cell>
          <table:table-cell table:formula="of:=4+([.N124]*12)"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50677" calcext:value-type="float">
            <text:p>50677</text:p>
          </table:table-cell>
          <table:table-cell office:value-type="float" office:value="50667" calcext:value-type="float">
            <text:p>50667</text:p>
          </table:table-cell>
          <table:table-cell office:value-type="float" office:value="50677" calcext:value-type="float">
            <text:p>50677</text:p>
          </table:table-cell>
          <table:table-cell table:formula="of:=SUM([.I125:.K125])/3" office:value-type="float" office:value="50673.6666666667" calcext:value-type="float">
            <text:p>50674</text:p>
          </table:table-cell>
          <table:table-cell table:formula="of:=4+([.N125]*12)" office:value-type="float" office:value="400" calcext:value-type="float">
            <text:p>40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14084" calcext:value-type="float">
            <text:p>14084</text:p>
          </table:table-cell>
          <table:table-cell office:value-type="float" office:value="13461" calcext:value-type="float">
            <text:p>13461</text:p>
          </table:table-cell>
          <table:table-cell office:value-type="float" office:value="14084" calcext:value-type="float">
            <text:p>14084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54221" calcext:value-type="float">
            <text:p>54221</text:p>
          </table:table-cell>
          <table:table-cell office:value-type="float" office:value="54181" calcext:value-type="float">
            <text:p>54181</text:p>
          </table:table-cell>
          <table:table-cell office:value-type="float" office:value="54221" calcext:value-type="float">
            <text:p>54221</text:p>
          </table:table-cell>
          <table:table-cell table:formula="of:=SUM([.I126:.K126])/3" office:value-type="float" office:value="54207.6666666667" calcext:value-type="float">
            <text:p>54208</text:p>
          </table:table-cell>
          <table:table-cell table:formula="of:=4+([.N126]*12)" office:value-type="float" office:value="412" calcext:value-type="float">
            <text:p>41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table:number-columns-repeated="3" office:value-type="float" office:value="11410" calcext:value-type="float">
            <text:p>11410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56103" calcext:value-type="float">
            <text:p>56103</text:p>
          </table:table-cell>
          <table:table-cell office:value-type="float" office:value="56071" calcext:value-type="float">
            <text:p>56071</text:p>
          </table:table-cell>
          <table:table-cell office:value-type="float" office:value="56103" calcext:value-type="float">
            <text:p>56103</text:p>
          </table:table-cell>
          <table:table-cell table:formula="of:=SUM([.I127:.K127])/3" office:value-type="float" office:value="56092.3333333333" calcext:value-type="float">
            <text:p>56092</text:p>
          </table:table-cell>
          <table:table-cell table:formula="of:=4+([.N127]*12)" office:value-type="float" office:value="424" calcext:value-type="float">
            <text:p>42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10777" calcext:value-type="float">
            <text:p>10777</text:p>
          </table:table-cell>
          <table:table-cell office:value-type="float" office:value="10772" calcext:value-type="float">
            <text:p>10772</text:p>
          </table:table-cell>
          <table:table-cell office:value-type="float" office:value="10777" calcext:value-type="float">
            <text:p>10777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64617" calcext:value-type="float">
            <text:p>64617</text:p>
          </table:table-cell>
          <table:table-cell office:value-type="float" office:value="64611" calcext:value-type="float">
            <text:p>64611</text:p>
          </table:table-cell>
          <table:table-cell office:value-type="float" office:value="64617" calcext:value-type="float">
            <text:p>64617</text:p>
          </table:table-cell>
          <table:table-cell table:formula="of:=SUM([.I128:.K128])/3" office:value-type="float" office:value="64615" calcext:value-type="float">
            <text:p>64615</text:p>
          </table:table-cell>
          <table:table-cell table:formula="of:=4+([.N128]*12)" office:value-type="float" office:value="436" calcext:value-type="float">
            <text:p>43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85361" calcext:value-type="float">
            <text:p>85361</text:p>
          </table:table-cell>
          <table:table-cell office:value-type="float" office:value="85508" calcext:value-type="float">
            <text:p>85508</text:p>
          </table:table-cell>
          <table:table-cell office:value-type="float" office:value="85361" calcext:value-type="float">
            <text:p>85361</text:p>
          </table:table-cell>
          <table:table-cell table:formula="of:=SUM([.I129:.K129])/3" office:value-type="float" office:value="85410" calcext:value-type="float">
            <text:p>85410</text:p>
          </table:table-cell>
          <table:table-cell table:formula="of:=4+([.N129]*12)" office:value-type="float" office:value="448" calcext:value-type="float">
            <text:p>44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76420" calcext:value-type="float">
            <text:p>76420</text:p>
          </table:table-cell>
          <table:table-cell office:value-type="float" office:value="76499" calcext:value-type="float">
            <text:p>76499</text:p>
          </table:table-cell>
          <table:table-cell office:value-type="float" office:value="76420" calcext:value-type="float">
            <text:p>76420</text:p>
          </table:table-cell>
          <table:table-cell table:formula="of:=SUM([.I130:.K130])/3" office:value-type="float" office:value="76446.3333333333" calcext:value-type="float">
            <text:p>76446</text:p>
          </table:table-cell>
          <table:table-cell table:formula="of:=4+([.N130]*12)" office:value-type="float" office:value="460" calcext:value-type="float">
            <text:p>46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80057" calcext:value-type="float">
            <text:p>80057</text:p>
          </table:table-cell>
          <table:table-cell office:value-type="float" office:value="79972" calcext:value-type="float">
            <text:p>79972</text:p>
          </table:table-cell>
          <table:table-cell office:value-type="float" office:value="80057" calcext:value-type="float">
            <text:p>80057</text:p>
          </table:table-cell>
          <table:table-cell table:formula="of:=SUM([.I131:.K131])/3" office:value-type="float" office:value="80028.6666666667" calcext:value-type="float">
            <text:p>80029</text:p>
          </table:table-cell>
          <table:table-cell table:formula="of:=4+([.N131]*12)" office:value-type="float" office:value="472" calcext:value-type="float">
            <text:p>47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table:number-columns-repeated="3" office:value-type="float" office:value="15587" calcext:value-type="float">
            <text:p>15587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90922" calcext:value-type="float">
            <text:p>90922</text:p>
          </table:table-cell>
          <table:table-cell office:value-type="float" office:value="90308" calcext:value-type="float">
            <text:p>90308</text:p>
          </table:table-cell>
          <table:table-cell office:value-type="float" office:value="90922" calcext:value-type="float">
            <text:p>90922</text:p>
          </table:table-cell>
          <table:table-cell table:formula="of:=SUM([.I132:.K132])/3" office:value-type="float" office:value="90717.3333333333" calcext:value-type="float">
            <text:p>90717</text:p>
          </table:table-cell>
          <table:table-cell table:formula="of:=4+([.N132]*12)" office:value-type="float" office:value="484" calcext:value-type="float">
            <text:p>48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16958" calcext:value-type="float">
            <text:p>16958</text:p>
          </table:table-cell>
          <table:table-cell office:value-type="float" office:value="17134" calcext:value-type="float">
            <text:p>17134</text:p>
          </table:table-cell>
          <table:table-cell office:value-type="float" office:value="16958" calcext:value-type="float">
            <text:p>16958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96747" calcext:value-type="float">
            <text:p>96747</text:p>
          </table:table-cell>
          <table:table-cell office:value-type="float" office:value="96751" calcext:value-type="float">
            <text:p>96751</text:p>
          </table:table-cell>
          <table:table-cell office:value-type="float" office:value="96747" calcext:value-type="float">
            <text:p>96747</text:p>
          </table:table-cell>
          <table:table-cell table:formula="of:=SUM([.I133:.K133])/3" office:value-type="float" office:value="96748.3333333333" calcext:value-type="float">
            <text:p>96748</text:p>
          </table:table-cell>
          <table:table-cell table:formula="of:=4+([.N133]*12)" office:value-type="float" office:value="496" calcext:value-type="float">
            <text:p>49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17090" calcext:value-type="float">
            <text:p>17090</text:p>
          </table:table-cell>
          <table:table-cell office:value-type="float" office:value="17106" calcext:value-type="float">
            <text:p>17106</text:p>
          </table:table-cell>
          <table:table-cell office:value-type="float" office:value="17090" calcext:value-type="float">
            <text:p>17090</text:p>
          </table:table-cell>
          <table:table-cell table:number-columns-repeated="3"/>
          <table:table-cell office:value-type="string" calcext:value-type="string">
            <text:p>Parallel MatMult reduction for outer loop <text:s text:c="8"/><text:tab/> </text:p>
          </table:table-cell>
          <table:table-cell table:style-name="ce5" office:value-type="float" office:value="105219" calcext:value-type="float">
            <text:p>105219</text:p>
          </table:table-cell>
          <table:table-cell office:value-type="float" office:value="104126" calcext:value-type="float">
            <text:p>104126</text:p>
          </table:table-cell>
          <table:table-cell office:value-type="float" office:value="105219" calcext:value-type="float">
            <text:p>105219</text:p>
          </table:table-cell>
          <table:table-cell table:formula="of:=SUM([.I134:.K134])/3" office:value-type="float" office:value="104854.666666667" calcext:value-type="float">
            <text:p>104855</text:p>
          </table:table-cell>
          <table:table-cell table:formula="of:=4+([.N134]*12)" office:value-type="float" office:value="508" calcext:value-type="float">
            <text:p>50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SUM([.I136:.K136])/3" office:value-type="float" office:value="9.66666666666667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I137:.K137])/3" office:value-type="float" office:value="5" calcext:value-type="float">
            <text:p>5</text:p>
          </table:table-cell>
          <table:table-cell table:formula="of:=4+([.N137]*12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18455" calcext:value-type="float">
            <text:p>18455</text:p>
          </table:table-cell>
          <table:table-cell office:value-type="float" office:value="18383" calcext:value-type="float">
            <text:p>18383</text:p>
          </table:table-cell>
          <table:table-cell office:value-type="float" office:value="18455" calcext:value-type="float">
            <text:p>18455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SUM([.I138:.K138])/3" office:value-type="float" office:value="23" calcext:value-type="float">
            <text:p>23</text:p>
          </table:table-cell>
          <table:table-cell table:formula="of:=4+([.N138]*12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14812" calcext:value-type="float">
            <text:p>14812</text:p>
          </table:table-cell>
          <table:table-cell office:value-type="float" office:value="14806" calcext:value-type="float">
            <text:p>14806</text:p>
          </table:table-cell>
          <table:table-cell office:value-type="float" office:value="14812" calcext:value-type="float">
            <text:p>14812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SUM([.I139:.K139])/3" office:value-type="float" office:value="71.3333333333333" calcext:value-type="float">
            <text:p>71</text:p>
          </table:table-cell>
          <table:table-cell table:formula="of:=4+([.N139]*12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14192" calcext:value-type="float">
            <text:p>14192</text:p>
          </table:table-cell>
          <table:table-cell office:value-type="float" office:value="14182" calcext:value-type="float">
            <text:p>14182</text:p>
          </table:table-cell>
          <table:table-cell office:value-type="float" office:value="14192" calcext:value-type="float">
            <text:p>14192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formula="of:=SUM([.I140:.K140])/3" office:value-type="float" office:value="143.666666666667" calcext:value-type="float">
            <text:p>144</text:p>
          </table:table-cell>
          <table:table-cell table:formula="of:=4+([.N140]*12)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table:formula="of:=SUM([.I141:.K141])/3" office:value-type="float" office:value="258.333333333333" calcext:value-type="float">
            <text:p>258</text:p>
          </table:table-cell>
          <table:table-cell table:formula="of:=4+([.N141]*12)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table:formula="of:=SUM([.I142:.K142])/3" office:value-type="float" office:value="422.666666666667" calcext:value-type="float">
            <text:p>423</text:p>
          </table:table-cell>
          <table:table-cell table:formula="of:=4+([.N142]*12)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658" calcext:value-type="float">
            <text:p>658</text:p>
          </table:table-cell>
          <table:table-cell office:value-type="float" office:value="655" calcext:value-type="float">
            <text:p>655</text:p>
          </table:table-cell>
          <table:table-cell office:value-type="float" office:value="658" calcext:value-type="float">
            <text:p>658</text:p>
          </table:table-cell>
          <table:table-cell table:formula="of:=SUM([.I143:.K143])/3" office:value-type="float" office:value="657" calcext:value-type="float">
            <text:p>657</text:p>
          </table:table-cell>
          <table:table-cell table:formula="of:=4+([.N143]*12)"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20885" calcext:value-type="float">
            <text:p>20885</text:p>
          </table:table-cell>
          <table:table-cell office:value-type="float" office:value="20882" calcext:value-type="float">
            <text:p>20882</text:p>
          </table:table-cell>
          <table:table-cell office:value-type="float" office:value="20885" calcext:value-type="float">
            <text:p>20885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957" calcext:value-type="float">
            <text:p>957</text:p>
          </table:table-cell>
          <table:table-cell office:value-type="float" office:value="955" calcext:value-type="float">
            <text:p>955</text:p>
          </table:table-cell>
          <table:table-cell office:value-type="float" office:value="957" calcext:value-type="float">
            <text:p>957</text:p>
          </table:table-cell>
          <table:table-cell table:formula="of:=SUM([.I144:.K144])/3" office:value-type="float" office:value="956.333333333333" calcext:value-type="float">
            <text:p>956</text:p>
          </table:table-cell>
          <table:table-cell table:formula="of:=4+([.N144]*12)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16267" calcext:value-type="float">
            <text:p>16267</text:p>
          </table:table-cell>
          <table:table-cell office:value-type="float" office:value="16204" calcext:value-type="float">
            <text:p>16204</text:p>
          </table:table-cell>
          <table:table-cell office:value-type="float" office:value="16267" calcext:value-type="float">
            <text:p>16267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1347" calcext:value-type="float">
            <text:p>1347</text:p>
          </table:table-cell>
          <table:table-cell office:value-type="float" office:value="1344" calcext:value-type="float">
            <text:p>1344</text:p>
          </table:table-cell>
          <table:table-cell office:value-type="float" office:value="1347" calcext:value-type="float">
            <text:p>1347</text:p>
          </table:table-cell>
          <table:table-cell table:formula="of:=SUM([.I145:.K145])/3" office:value-type="float" office:value="1346" calcext:value-type="float">
            <text:p>1346</text:p>
          </table:table-cell>
          <table:table-cell table:formula="of:=4+([.N145]*12)"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16338" calcext:value-type="float">
            <text:p>16338</text:p>
          </table:table-cell>
          <table:table-cell office:value-type="float" office:value="16342" calcext:value-type="float">
            <text:p>16342</text:p>
          </table:table-cell>
          <table:table-cell office:value-type="float" office:value="16338" calcext:value-type="float">
            <text:p>16338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1790" calcext:value-type="float">
            <text:p>1790</text:p>
          </table:table-cell>
          <table:table-cell table:number-columns-repeated="2" office:value-type="float" office:value="1790" calcext:value-type="float">
            <text:p>1790</text:p>
          </table:table-cell>
          <table:table-cell table:formula="of:=SUM([.I146:.K146])/3" office:value-type="float" office:value="1790" calcext:value-type="float">
            <text:p>1790</text:p>
          </table:table-cell>
          <table:table-cell table:formula="of:=4+([.N146]*12)"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2367" calcext:value-type="float">
            <text:p>2367</text:p>
          </table:table-cell>
          <table:table-cell table:number-columns-repeated="2" office:value-type="float" office:value="2367" calcext:value-type="float">
            <text:p>2367</text:p>
          </table:table-cell>
          <table:table-cell table:formula="of:=SUM([.I147:.K147])/3" office:value-type="float" office:value="2367" calcext:value-type="float">
            <text:p>2367</text:p>
          </table:table-cell>
          <table:table-cell table:formula="of:=4+([.N147]*12)"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3670" calcext:value-type="float">
            <text:p>3670</text:p>
          </table:table-cell>
          <table:table-cell office:value-type="float" office:value="3044" calcext:value-type="float">
            <text:p>3044</text:p>
          </table:table-cell>
          <table:table-cell office:value-type="float" office:value="3670" calcext:value-type="float">
            <text:p>3670</text:p>
          </table:table-cell>
          <table:table-cell table:formula="of:=SUM([.I148:.K148])/3" office:value-type="float" office:value="3461.33333333333" calcext:value-type="float">
            <text:p>3461</text:p>
          </table:table-cell>
          <table:table-cell table:formula="of:=4+([.N148]*12)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3812" calcext:value-type="float">
            <text:p>3812</text:p>
          </table:table-cell>
          <table:table-cell office:value-type="float" office:value="3809" calcext:value-type="float">
            <text:p>3809</text:p>
          </table:table-cell>
          <table:table-cell office:value-type="float" office:value="3812" calcext:value-type="float">
            <text:p>3812</text:p>
          </table:table-cell>
          <table:table-cell table:formula="of:=SUM([.I149:.K149])/3" office:value-type="float" office:value="3811" calcext:value-type="float">
            <text:p>3811</text:p>
          </table:table-cell>
          <table:table-cell table:formula="of:=4+([.N149]*12)"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23560" calcext:value-type="float">
            <text:p>23560</text:p>
          </table:table-cell>
          <table:table-cell office:value-type="float" office:value="23539" calcext:value-type="float">
            <text:p>23539</text:p>
          </table:table-cell>
          <table:table-cell office:value-type="float" office:value="23560" calcext:value-type="float">
            <text:p>23560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4759" calcext:value-type="float">
            <text:p>4759</text:p>
          </table:table-cell>
          <table:table-cell office:value-type="float" office:value="4760" calcext:value-type="float">
            <text:p>4760</text:p>
          </table:table-cell>
          <table:table-cell office:value-type="float" office:value="4759" calcext:value-type="float">
            <text:p>4759</text:p>
          </table:table-cell>
          <table:table-cell table:formula="of:=SUM([.I150:.K150])/3" office:value-type="float" office:value="4759.33333333333" calcext:value-type="float">
            <text:p>4759</text:p>
          </table:table-cell>
          <table:table-cell table:formula="of:=4+([.N150]*12)"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19105" calcext:value-type="float">
            <text:p>19105</text:p>
          </table:table-cell>
          <table:table-cell office:value-type="float" office:value="19107" calcext:value-type="float">
            <text:p>19107</text:p>
          </table:table-cell>
          <table:table-cell office:value-type="float" office:value="19105" calcext:value-type="float">
            <text:p>19105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6421" calcext:value-type="float">
            <text:p>6421</text:p>
          </table:table-cell>
          <table:table-cell office:value-type="float" office:value="5798" calcext:value-type="float">
            <text:p>5798</text:p>
          </table:table-cell>
          <table:table-cell office:value-type="float" office:value="6421" calcext:value-type="float">
            <text:p>6421</text:p>
          </table:table-cell>
          <table:table-cell table:formula="of:=SUM([.I151:.K151])/3" office:value-type="float" office:value="6213.33333333333" calcext:value-type="float">
            <text:p>6213</text:p>
          </table:table-cell>
          <table:table-cell table:formula="of:=4+([.N151]*12)"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19106" calcext:value-type="float">
            <text:p>19106</text:p>
          </table:table-cell>
          <table:table-cell office:value-type="float" office:value="19093" calcext:value-type="float">
            <text:p>19093</text:p>
          </table:table-cell>
          <table:table-cell office:value-type="float" office:value="19106" calcext:value-type="float">
            <text:p>19106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6982" calcext:value-type="float">
            <text:p>6982</text:p>
          </table:table-cell>
          <table:table-cell office:value-type="float" office:value="6995" calcext:value-type="float">
            <text:p>6995</text:p>
          </table:table-cell>
          <table:table-cell office:value-type="float" office:value="6982" calcext:value-type="float">
            <text:p>6982</text:p>
          </table:table-cell>
          <table:table-cell table:formula="of:=SUM([.I152:.K152])/3" office:value-type="float" office:value="6986.33333333333" calcext:value-type="float">
            <text:p>6986</text:p>
          </table:table-cell>
          <table:table-cell table:formula="of:=4+([.N152]*12)" office:value-type="float" office:value="196" calcext:value-type="float">
            <text:p>19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8377" calcext:value-type="float">
            <text:p>8377</text:p>
          </table:table-cell>
          <table:table-cell office:value-type="float" office:value="8805" calcext:value-type="float">
            <text:p>8805</text:p>
          </table:table-cell>
          <table:table-cell office:value-type="float" office:value="8377" calcext:value-type="float">
            <text:p>8377</text:p>
          </table:table-cell>
          <table:table-cell table:formula="of:=SUM([.I153:.K153])/3" office:value-type="float" office:value="8519.66666666667" calcext:value-type="float">
            <text:p>8520</text:p>
          </table:table-cell>
          <table:table-cell table:formula="of:=4+([.N153]*12)"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9843" calcext:value-type="float">
            <text:p>9843</text:p>
          </table:table-cell>
          <table:table-cell office:value-type="float" office:value="10293" calcext:value-type="float">
            <text:p>10293</text:p>
          </table:table-cell>
          <table:table-cell office:value-type="float" office:value="9843" calcext:value-type="float">
            <text:p>9843</text:p>
          </table:table-cell>
          <table:table-cell table:formula="of:=SUM([.I154:.K154])/3" office:value-type="float" office:value="9993" calcext:value-type="float">
            <text:p>9993</text:p>
          </table:table-cell>
          <table:table-cell table:formula="of:=4+([.N154]*12)"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11532" calcext:value-type="float">
            <text:p>11532</text:p>
          </table:table-cell>
          <table:table-cell office:value-type="float" office:value="11534" calcext:value-type="float">
            <text:p>11534</text:p>
          </table:table-cell>
          <table:table-cell office:value-type="float" office:value="11532" calcext:value-type="float">
            <text:p>11532</text:p>
          </table:table-cell>
          <table:table-cell table:formula="of:=SUM([.I155:.K155])/3" office:value-type="float" office:value="11532.6666666667" calcext:value-type="float">
            <text:p>11533</text:p>
          </table:table-cell>
          <table:table-cell table:formula="of:=4+([.N155]*12)" office:value-type="float" office:value="232" calcext:value-type="float">
            <text:p>23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27241" calcext:value-type="float">
            <text:p>27241</text:p>
          </table:table-cell>
          <table:table-cell office:value-type="float" office:value="26716" calcext:value-type="float">
            <text:p>26716</text:p>
          </table:table-cell>
          <table:table-cell office:value-type="float" office:value="27241" calcext:value-type="float">
            <text:p>27241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14084" calcext:value-type="float">
            <text:p>14084</text:p>
          </table:table-cell>
          <table:table-cell office:value-type="float" office:value="13461" calcext:value-type="float">
            <text:p>13461</text:p>
          </table:table-cell>
          <table:table-cell office:value-type="float" office:value="14084" calcext:value-type="float">
            <text:p>14084</text:p>
          </table:table-cell>
          <table:table-cell table:formula="of:=SUM([.I156:.K156])/3" office:value-type="float" office:value="13876.3333333333" calcext:value-type="float">
            <text:p>13876</text:p>
          </table:table-cell>
          <table:table-cell table:formula="of:=4+([.N156]*12)"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21833" calcext:value-type="float">
            <text:p>21833</text:p>
          </table:table-cell>
          <table:table-cell office:value-type="float" office:value="21991" calcext:value-type="float">
            <text:p>21991</text:p>
          </table:table-cell>
          <table:table-cell office:value-type="float" office:value="21833" calcext:value-type="float">
            <text:p>21833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15587" calcext:value-type="float">
            <text:p>15587</text:p>
          </table:table-cell>
          <table:table-cell table:number-columns-repeated="2" office:value-type="float" office:value="15587" calcext:value-type="float">
            <text:p>15587</text:p>
          </table:table-cell>
          <table:table-cell table:formula="of:=SUM([.I157:.K157])/3" office:value-type="float" office:value="15587" calcext:value-type="float">
            <text:p>15587</text:p>
          </table:table-cell>
          <table:table-cell table:formula="of:=4+([.N157]*12)"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21908" calcext:value-type="float">
            <text:p>21908</text:p>
          </table:table-cell>
          <table:table-cell office:value-type="float" office:value="22126" calcext:value-type="float">
            <text:p>22126</text:p>
          </table:table-cell>
          <table:table-cell office:value-type="float" office:value="21908" calcext:value-type="float">
            <text:p>21908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18455" calcext:value-type="float">
            <text:p>18455</text:p>
          </table:table-cell>
          <table:table-cell office:value-type="float" office:value="18383" calcext:value-type="float">
            <text:p>18383</text:p>
          </table:table-cell>
          <table:table-cell office:value-type="float" office:value="18455" calcext:value-type="float">
            <text:p>18455</text:p>
          </table:table-cell>
          <table:table-cell table:formula="of:=SUM([.I158:.K158])/3" office:value-type="float" office:value="18431" calcext:value-type="float">
            <text:p>18431</text:p>
          </table:table-cell>
          <table:table-cell table:formula="of:=4+([.N158]*12)" office:value-type="float" office:value="268" calcext:value-type="float">
            <text:p>26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20885" calcext:value-type="float">
            <text:p>20885</text:p>
          </table:table-cell>
          <table:table-cell office:value-type="float" office:value="20882" calcext:value-type="float">
            <text:p>20882</text:p>
          </table:table-cell>
          <table:table-cell office:value-type="float" office:value="20885" calcext:value-type="float">
            <text:p>20885</text:p>
          </table:table-cell>
          <table:table-cell table:formula="of:=SUM([.I159:.K159])/3" office:value-type="float" office:value="20884" calcext:value-type="float">
            <text:p>20884</text:p>
          </table:table-cell>
          <table:table-cell table:formula="of:=4+([.N159]*12)"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23560" calcext:value-type="float">
            <text:p>23560</text:p>
          </table:table-cell>
          <table:table-cell office:value-type="float" office:value="23539" calcext:value-type="float">
            <text:p>23539</text:p>
          </table:table-cell>
          <table:table-cell office:value-type="float" office:value="23560" calcext:value-type="float">
            <text:p>23560</text:p>
          </table:table-cell>
          <table:table-cell table:formula="of:=SUM([.I160:.K160])/3" office:value-type="float" office:value="23553" calcext:value-type="float">
            <text:p>23553</text:p>
          </table:table-cell>
          <table:table-cell table:formula="of:=4+([.N160]*12)"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27241" calcext:value-type="float">
            <text:p>27241</text:p>
          </table:table-cell>
          <table:table-cell office:value-type="float" office:value="26716" calcext:value-type="float">
            <text:p>26716</text:p>
          </table:table-cell>
          <table:table-cell office:value-type="float" office:value="27241" calcext:value-type="float">
            <text:p>27241</text:p>
          </table:table-cell>
          <table:table-cell table:formula="of:=SUM([.I161:.K161])/3" office:value-type="float" office:value="27066" calcext:value-type="float">
            <text:p>27066</text:p>
          </table:table-cell>
          <table:table-cell table:formula="of:=4+([.N161]*12)"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30339" calcext:value-type="float">
            <text:p>30339</text:p>
          </table:table-cell>
          <table:table-cell office:value-type="float" office:value="29921" calcext:value-type="float">
            <text:p>29921</text:p>
          </table:table-cell>
          <table:table-cell office:value-type="float" office:value="30339" calcext:value-type="float">
            <text:p>30339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30339" calcext:value-type="float">
            <text:p>30339</text:p>
          </table:table-cell>
          <table:table-cell office:value-type="float" office:value="29921" calcext:value-type="float">
            <text:p>29921</text:p>
          </table:table-cell>
          <table:table-cell office:value-type="float" office:value="30339" calcext:value-type="float">
            <text:p>30339</text:p>
          </table:table-cell>
          <table:table-cell table:formula="of:=SUM([.I162:.K162])/3" office:value-type="float" office:value="30199.6666666667" calcext:value-type="float">
            <text:p>30200</text:p>
          </table:table-cell>
          <table:table-cell table:formula="of:=4+([.N162]*12)"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24168" calcext:value-type="float">
            <text:p>24168</text:p>
          </table:table-cell>
          <table:table-cell office:value-type="float" office:value="24085" calcext:value-type="float">
            <text:p>24085</text:p>
          </table:table-cell>
          <table:table-cell office:value-type="float" office:value="24168" calcext:value-type="float">
            <text:p>24168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33754" calcext:value-type="float">
            <text:p>33754</text:p>
          </table:table-cell>
          <table:table-cell office:value-type="float" office:value="33712" calcext:value-type="float">
            <text:p>33712</text:p>
          </table:table-cell>
          <table:table-cell office:value-type="float" office:value="33754" calcext:value-type="float">
            <text:p>33754</text:p>
          </table:table-cell>
          <table:table-cell table:formula="of:=SUM([.I163:.K163])/3" office:value-type="float" office:value="33740" calcext:value-type="float">
            <text:p>33740</text:p>
          </table:table-cell>
          <table:table-cell table:formula="of:=4+([.N163]*12)" office:value-type="float" office:value="328" calcext:value-type="float">
            <text:p>32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24143" calcext:value-type="float">
            <text:p>24143</text:p>
          </table:table-cell>
          <table:table-cell office:value-type="float" office:value="24066" calcext:value-type="float">
            <text:p>24066</text:p>
          </table:table-cell>
          <table:table-cell office:value-type="float" office:value="24143" calcext:value-type="float">
            <text:p>24143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37442" calcext:value-type="float">
            <text:p>37442</text:p>
          </table:table-cell>
          <table:table-cell office:value-type="float" office:value="36796" calcext:value-type="float">
            <text:p>36796</text:p>
          </table:table-cell>
          <table:table-cell office:value-type="float" office:value="37442" calcext:value-type="float">
            <text:p>37442</text:p>
          </table:table-cell>
          <table:table-cell table:formula="of:=SUM([.I164:.K164])/3" office:value-type="float" office:value="37226.6666666667" calcext:value-type="float">
            <text:p>37227</text:p>
          </table:table-cell>
          <table:table-cell table:formula="of:=4+([.N164]*12)"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41425" calcext:value-type="float">
            <text:p>41425</text:p>
          </table:table-cell>
          <table:table-cell office:value-type="float" office:value="41433" calcext:value-type="float">
            <text:p>41433</text:p>
          </table:table-cell>
          <table:table-cell office:value-type="float" office:value="41425" calcext:value-type="float">
            <text:p>41425</text:p>
          </table:table-cell>
          <table:table-cell table:formula="of:=SUM([.I165:.K165])/3" office:value-type="float" office:value="41427.6666666667" calcext:value-type="float">
            <text:p>41428</text:p>
          </table:table-cell>
          <table:table-cell table:formula="of:=4+([.N165]*12)"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45581" calcext:value-type="float">
            <text:p>45581</text:p>
          </table:table-cell>
          <table:table-cell office:value-type="float" office:value="45580" calcext:value-type="float">
            <text:p>45580</text:p>
          </table:table-cell>
          <table:table-cell office:value-type="float" office:value="45581" calcext:value-type="float">
            <text:p>45581</text:p>
          </table:table-cell>
          <table:table-cell table:formula="of:=SUM([.I166:.K166])/3" office:value-type="float" office:value="45580.6666666667" calcext:value-type="float">
            <text:p>45581</text:p>
          </table:table-cell>
          <table:table-cell table:formula="of:=4+([.N166]*12)" office:value-type="float" office:value="364" calcext:value-type="float">
            <text:p>36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50061" calcext:value-type="float">
            <text:p>50061</text:p>
          </table:table-cell>
          <table:table-cell office:value-type="float" office:value="50143" calcext:value-type="float">
            <text:p>50143</text:p>
          </table:table-cell>
          <table:table-cell office:value-type="float" office:value="50061" calcext:value-type="float">
            <text:p>50061</text:p>
          </table:table-cell>
          <table:table-cell table:formula="of:=SUM([.I167:.K167])/3" office:value-type="float" office:value="50088.3333333333" calcext:value-type="float">
            <text:p>50088</text:p>
          </table:table-cell>
          <table:table-cell table:formula="of:=4+([.N167]*12)" office:value-type="float" office:value="376" calcext:value-type="float">
            <text:p>37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33754" calcext:value-type="float">
            <text:p>33754</text:p>
          </table:table-cell>
          <table:table-cell office:value-type="float" office:value="33712" calcext:value-type="float">
            <text:p>33712</text:p>
          </table:table-cell>
          <table:table-cell office:value-type="float" office:value="33754" calcext:value-type="float">
            <text:p>33754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55031" calcext:value-type="float">
            <text:p>55031</text:p>
          </table:table-cell>
          <table:table-cell office:value-type="float" office:value="54905" calcext:value-type="float">
            <text:p>54905</text:p>
          </table:table-cell>
          <table:table-cell office:value-type="float" office:value="55031" calcext:value-type="float">
            <text:p>55031</text:p>
          </table:table-cell>
          <table:table-cell table:formula="of:=SUM([.I168:.K168])/3" office:value-type="float" office:value="54989" calcext:value-type="float">
            <text:p>54989</text:p>
          </table:table-cell>
          <table:table-cell table:formula="of:=4+([.N168]*12)"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25900" calcext:value-type="float">
            <text:p>25900</text:p>
          </table:table-cell>
          <table:table-cell office:value-type="float" office:value="25940" calcext:value-type="float">
            <text:p>25940</text:p>
          </table:table-cell>
          <table:table-cell office:value-type="float" office:value="25900" calcext:value-type="float">
            <text:p>25900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60727" calcext:value-type="float">
            <text:p>60727</text:p>
          </table:table-cell>
          <table:table-cell office:value-type="float" office:value="60718" calcext:value-type="float">
            <text:p>60718</text:p>
          </table:table-cell>
          <table:table-cell office:value-type="float" office:value="60727" calcext:value-type="float">
            <text:p>60727</text:p>
          </table:table-cell>
          <table:table-cell table:formula="of:=SUM([.I169:.K169])/3" office:value-type="float" office:value="60724" calcext:value-type="float">
            <text:p>60724</text:p>
          </table:table-cell>
          <table:table-cell table:formula="of:=4+([.N169]*12)" office:value-type="float" office:value="400" calcext:value-type="float">
            <text:p>40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25827" calcext:value-type="float">
            <text:p>25827</text:p>
          </table:table-cell>
          <table:table-cell office:value-type="float" office:value="25906" calcext:value-type="float">
            <text:p>25906</text:p>
          </table:table-cell>
          <table:table-cell office:value-type="float" office:value="25827" calcext:value-type="float">
            <text:p>25827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66722" calcext:value-type="float">
            <text:p>66722</text:p>
          </table:table-cell>
          <table:table-cell office:value-type="float" office:value="66719" calcext:value-type="float">
            <text:p>66719</text:p>
          </table:table-cell>
          <table:table-cell office:value-type="float" office:value="66722" calcext:value-type="float">
            <text:p>66722</text:p>
          </table:table-cell>
          <table:table-cell table:formula="of:=SUM([.I170:.K170])/3" office:value-type="float" office:value="66721" calcext:value-type="float">
            <text:p>66721</text:p>
          </table:table-cell>
          <table:table-cell table:formula="of:=4+([.N170]*12)" office:value-type="float" office:value="412" calcext:value-type="float">
            <text:p>41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72699" calcext:value-type="float">
            <text:p>72699</text:p>
          </table:table-cell>
          <table:table-cell office:value-type="float" office:value="72549" calcext:value-type="float">
            <text:p>72549</text:p>
          </table:table-cell>
          <table:table-cell office:value-type="float" office:value="72699" calcext:value-type="float">
            <text:p>72699</text:p>
          </table:table-cell>
          <table:table-cell table:formula="of:=SUM([.I171:.K171])/3" office:value-type="float" office:value="72649" calcext:value-type="float">
            <text:p>72649</text:p>
          </table:table-cell>
          <table:table-cell table:formula="of:=4+([.N171]*12)" office:value-type="float" office:value="424" calcext:value-type="float">
            <text:p>42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78594" calcext:value-type="float">
            <text:p>78594</text:p>
          </table:table-cell>
          <table:table-cell office:value-type="float" office:value="78628" calcext:value-type="float">
            <text:p>78628</text:p>
          </table:table-cell>
          <table:table-cell office:value-type="float" office:value="78594" calcext:value-type="float">
            <text:p>78594</text:p>
          </table:table-cell>
          <table:table-cell table:formula="of:=SUM([.I172:.K172])/3" office:value-type="float" office:value="78605.3333333333" calcext:value-type="float">
            <text:p>78605</text:p>
          </table:table-cell>
          <table:table-cell table:formula="of:=4+([.N172]*12)" office:value-type="float" office:value="436" calcext:value-type="float">
            <text:p>43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84957" calcext:value-type="float">
            <text:p>84957</text:p>
          </table:table-cell>
          <table:table-cell office:value-type="float" office:value="85202" calcext:value-type="float">
            <text:p>85202</text:p>
          </table:table-cell>
          <table:table-cell office:value-type="float" office:value="84957" calcext:value-type="float">
            <text:p>84957</text:p>
          </table:table-cell>
          <table:table-cell table:formula="of:=SUM([.I173:.K173])/3" office:value-type="float" office:value="85038.6666666667" calcext:value-type="float">
            <text:p>85039</text:p>
          </table:table-cell>
          <table:table-cell table:formula="of:=4+([.N173]*12)" office:value-type="float" office:value="448" calcext:value-type="float">
            <text:p>44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37442" calcext:value-type="float">
            <text:p>37442</text:p>
          </table:table-cell>
          <table:table-cell office:value-type="float" office:value="36796" calcext:value-type="float">
            <text:p>36796</text:p>
          </table:table-cell>
          <table:table-cell office:value-type="float" office:value="37442" calcext:value-type="float">
            <text:p>37442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91651" calcext:value-type="float">
            <text:p>91651</text:p>
          </table:table-cell>
          <table:table-cell office:value-type="float" office:value="92441" calcext:value-type="float">
            <text:p>92441</text:p>
          </table:table-cell>
          <table:table-cell office:value-type="float" office:value="91651" calcext:value-type="float">
            <text:p>91651</text:p>
          </table:table-cell>
          <table:table-cell table:formula="of:=SUM([.I174:.K174])/3" office:value-type="float" office:value="91914.3333333333" calcext:value-type="float">
            <text:p>91914</text:p>
          </table:table-cell>
          <table:table-cell table:formula="of:=4+([.N174]*12)" office:value-type="float" office:value="460" calcext:value-type="float">
            <text:p>46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29993" calcext:value-type="float">
            <text:p>29993</text:p>
          </table:table-cell>
          <table:table-cell office:value-type="float" office:value="30603" calcext:value-type="float">
            <text:p>30603</text:p>
          </table:table-cell>
          <table:table-cell office:value-type="float" office:value="29993" calcext:value-type="float">
            <text:p>29993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99569" calcext:value-type="float">
            <text:p>99569</text:p>
          </table:table-cell>
          <table:table-cell office:value-type="float" office:value="99395" calcext:value-type="float">
            <text:p>99395</text:p>
          </table:table-cell>
          <table:table-cell office:value-type="float" office:value="99569" calcext:value-type="float">
            <text:p>99569</text:p>
          </table:table-cell>
          <table:table-cell table:formula="of:=SUM([.I175:.K175])/3" office:value-type="float" office:value="99511" calcext:value-type="float">
            <text:p>99511</text:p>
          </table:table-cell>
          <table:table-cell table:formula="of:=4+([.N175]*12)" office:value-type="float" office:value="472" calcext:value-type="float">
            <text:p>47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30580" calcext:value-type="float">
            <text:p>30580</text:p>
          </table:table-cell>
          <table:table-cell office:value-type="float" office:value="30000" calcext:value-type="float">
            <text:p>30000</text:p>
          </table:table-cell>
          <table:table-cell office:value-type="float" office:value="30580" calcext:value-type="float">
            <text:p>30580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107082" calcext:value-type="float">
            <text:p>107082</text:p>
          </table:table-cell>
          <table:table-cell office:value-type="float" office:value="106976" calcext:value-type="float">
            <text:p>106976</text:p>
          </table:table-cell>
          <table:table-cell office:value-type="float" office:value="107082" calcext:value-type="float">
            <text:p>107082</text:p>
          </table:table-cell>
          <table:table-cell table:formula="of:=SUM([.I176:.K176])/3" office:value-type="float" office:value="107046.666666667" calcext:value-type="float">
            <text:p>107047</text:p>
          </table:table-cell>
          <table:table-cell table:formula="of:=4+([.N176]*12)" office:value-type="float" office:value="484" calcext:value-type="float">
            <text:p>48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115242" calcext:value-type="float">
            <text:p>115242</text:p>
          </table:table-cell>
          <table:table-cell office:value-type="float" office:value="115490" calcext:value-type="float">
            <text:p>115490</text:p>
          </table:table-cell>
          <table:table-cell office:value-type="float" office:value="115242" calcext:value-type="float">
            <text:p>115242</text:p>
          </table:table-cell>
          <table:table-cell table:formula="of:=SUM([.I177:.K177])/3" office:value-type="float" office:value="115324.666666667" calcext:value-type="float">
            <text:p>115325</text:p>
          </table:table-cell>
          <table:table-cell table:formula="of:=4+([.N177]*12)" office:value-type="float" office:value="496" calcext:value-type="float">
            <text:p>49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3"/>
          <table:table-cell office:value-type="string" calcext:value-type="string">
            <text:p>Parallel MatMult basic <text:s text:c="27"/><text:tab/> </text:p>
          </table:table-cell>
          <table:table-cell table:style-name="ce5" office:value-type="float" office:value="123794" calcext:value-type="float">
            <text:p>123794</text:p>
          </table:table-cell>
          <table:table-cell office:value-type="float" office:value="123733" calcext:value-type="float">
            <text:p>123733</text:p>
          </table:table-cell>
          <table:table-cell office:value-type="float" office:value="123794" calcext:value-type="float">
            <text:p>123794</text:p>
          </table:table-cell>
          <table:table-cell table:formula="of:=SUM([.I178:.K178])/3" office:value-type="float" office:value="123773.666666667" calcext:value-type="float">
            <text:p>123774</text:p>
          </table:table-cell>
          <table:table-cell table:formula="of:=4+([.N178]*12)" office:value-type="float" office:value="508" calcext:value-type="float">
            <text:p>50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41425" calcext:value-type="float">
            <text:p>41425</text:p>
          </table:table-cell>
          <table:table-cell office:value-type="float" office:value="41433" calcext:value-type="float">
            <text:p>41433</text:p>
          </table:table-cell>
          <table:table-cell office:value-type="float" office:value="41425" calcext:value-type="float">
            <text:p>41425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I180:.K180])/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34658" calcext:value-type="float">
            <text:p>34658</text:p>
          </table:table-cell>
          <table:table-cell office:value-type="float" office:value="34051" calcext:value-type="float">
            <text:p>34051</text:p>
          </table:table-cell>
          <table:table-cell office:value-type="float" office:value="34658" calcext:value-type="float">
            <text:p>34658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I181:.K181])/3" office:value-type="float" office:value="7" calcext:value-type="float">
            <text:p>7</text:p>
          </table:table-cell>
          <table:table-cell table:formula="of:=4+([.N181]*12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33960" calcext:value-type="float">
            <text:p>33960</text:p>
          </table:table-cell>
          <table:table-cell office:value-type="float" office:value="34628" calcext:value-type="float">
            <text:p>34628</text:p>
          </table:table-cell>
          <table:table-cell office:value-type="float" office:value="33960" calcext:value-type="float">
            <text:p>33960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SUM([.I182:.K182])/3" office:value-type="float" office:value="17.6666666666667" calcext:value-type="float">
            <text:p>18</text:p>
          </table:table-cell>
          <table:table-cell table:formula="of:=4+([.N182]*12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formula="of:=SUM([.I183:.K183])/3" office:value-type="float" office:value="46.3333333333333" calcext:value-type="float">
            <text:p>46</text:p>
          </table:table-cell>
          <table:table-cell table:formula="of:=4+([.N183]*12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SUM([.I184:.K184])/3" office:value-type="float" office:value="98" calcext:value-type="float">
            <text:p>98</text:p>
          </table:table-cell>
          <table:table-cell table:formula="of:=4+([.N184]*12)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table:formula="of:=SUM([.I185:.K185])/3" office:value-type="float" office:value="182.666666666667" calcext:value-type="float">
            <text:p>183</text:p>
          </table:table-cell>
          <table:table-cell table:formula="of:=4+([.N185]*12)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45581" calcext:value-type="float">
            <text:p>45581</text:p>
          </table:table-cell>
          <table:table-cell office:value-type="float" office:value="45580" calcext:value-type="float">
            <text:p>45580</text:p>
          </table:table-cell>
          <table:table-cell office:value-type="float" office:value="45581" calcext:value-type="float">
            <text:p>45581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302" calcext:value-type="float">
            <text:p>302</text:p>
          </table:table-cell>
          <table:table-cell table:number-columns-repeated="2" office:value-type="float" office:value="302" calcext:value-type="float">
            <text:p>302</text:p>
          </table:table-cell>
          <table:table-cell table:formula="of:=SUM([.I186:.K186])/3" office:value-type="float" office:value="302" calcext:value-type="float">
            <text:p>302</text:p>
          </table:table-cell>
          <table:table-cell table:formula="of:=4+([.N186]*12)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37186" calcext:value-type="float">
            <text:p>37186</text:p>
          </table:table-cell>
          <table:table-cell office:value-type="float" office:value="37195" calcext:value-type="float">
            <text:p>37195</text:p>
          </table:table-cell>
          <table:table-cell office:value-type="float" office:value="37186" calcext:value-type="float">
            <text:p>37186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table:formula="of:=SUM([.I187:.K187])/3" office:value-type="float" office:value="463.333333333333" calcext:value-type="float">
            <text:p>463</text:p>
          </table:table-cell>
          <table:table-cell table:formula="of:=4+([.N187]*12)"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37189" calcext:value-type="float">
            <text:p>37189</text:p>
          </table:table-cell>
          <table:table-cell office:value-type="float" office:value="37219" calcext:value-type="float">
            <text:p>37219</text:p>
          </table:table-cell>
          <table:table-cell office:value-type="float" office:value="37189" calcext:value-type="float">
            <text:p>37189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680" calcext:value-type="float">
            <text:p>680</text:p>
          </table:table-cell>
          <table:table-cell table:number-columns-repeated="2" office:value-type="float" office:value="680" calcext:value-type="float">
            <text:p>680</text:p>
          </table:table-cell>
          <table:table-cell table:formula="of:=SUM([.I188:.K188])/3" office:value-type="float" office:value="680" calcext:value-type="float">
            <text:p>680</text:p>
          </table:table-cell>
          <table:table-cell table:formula="of:=4+([.N188]*12)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949" calcext:value-type="float">
            <text:p>949</text:p>
          </table:table-cell>
          <table:table-cell table:number-columns-repeated="2" office:value-type="float" office:value="949" calcext:value-type="float">
            <text:p>949</text:p>
          </table:table-cell>
          <table:table-cell table:formula="of:=SUM([.I189:.K189])/3" office:value-type="float" office:value="949" calcext:value-type="float">
            <text:p>949</text:p>
          </table:table-cell>
          <table:table-cell table:formula="of:=4+([.N189]*12)"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185" calcext:value-type="float">
            <text:p>185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1298" calcext:value-type="float">
            <text:p>1298</text:p>
          </table:table-cell>
          <table:table-cell table:number-columns-repeated="2" office:value-type="float" office:value="1298" calcext:value-type="float">
            <text:p>1298</text:p>
          </table:table-cell>
          <table:table-cell table:formula="of:=SUM([.I190:.K190])/3" office:value-type="float" office:value="1298" calcext:value-type="float">
            <text:p>1298</text:p>
          </table:table-cell>
          <table:table-cell table:formula="of:=4+([.N190]*12)"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1697" calcext:value-type="float">
            <text:p>1697</text:p>
          </table:table-cell>
          <table:table-cell office:value-type="float" office:value="1694" calcext:value-type="float">
            <text:p>1694</text:p>
          </table:table-cell>
          <table:table-cell office:value-type="float" office:value="1697" calcext:value-type="float">
            <text:p>1697</text:p>
          </table:table-cell>
          <table:table-cell table:formula="of:=SUM([.I191:.K191])/3" office:value-type="float" office:value="1696" calcext:value-type="float">
            <text:p>1696</text:p>
          </table:table-cell>
          <table:table-cell table:formula="of:=4+([.N191]*12)"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50061" calcext:value-type="float">
            <text:p>50061</text:p>
          </table:table-cell>
          <table:table-cell office:value-type="float" office:value="50143" calcext:value-type="float">
            <text:p>50143</text:p>
          </table:table-cell>
          <table:table-cell office:value-type="float" office:value="50061" calcext:value-type="float">
            <text:p>50061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2197" calcext:value-type="float">
            <text:p>2197</text:p>
          </table:table-cell>
          <table:table-cell office:value-type="float" office:value="2196" calcext:value-type="float">
            <text:p>2196</text:p>
          </table:table-cell>
          <table:table-cell office:value-type="float" office:value="2197" calcext:value-type="float">
            <text:p>2197</text:p>
          </table:table-cell>
          <table:table-cell table:formula="of:=SUM([.I192:.K192])/3" office:value-type="float" office:value="2196.66666666667" calcext:value-type="float">
            <text:p>2197</text:p>
          </table:table-cell>
          <table:table-cell table:formula="of:=4+([.N192]*12)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39391" calcext:value-type="float">
            <text:p>39391</text:p>
          </table:table-cell>
          <table:table-cell office:value-type="float" office:value="39388" calcext:value-type="float">
            <text:p>39388</text:p>
          </table:table-cell>
          <table:table-cell office:value-type="float" office:value="39391" calcext:value-type="float">
            <text:p>39391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3495" calcext:value-type="float">
            <text:p>3495</text:p>
          </table:table-cell>
          <table:table-cell office:value-type="float" office:value="2879" calcext:value-type="float">
            <text:p>2879</text:p>
          </table:table-cell>
          <table:table-cell office:value-type="float" office:value="3495" calcext:value-type="float">
            <text:p>3495</text:p>
          </table:table-cell>
          <table:table-cell table:formula="of:=SUM([.I193:.K193])/3" office:value-type="float" office:value="3289.66666666667" calcext:value-type="float">
            <text:p>3290</text:p>
          </table:table-cell>
          <table:table-cell table:formula="of:=4+([.N193]*12)"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39352" calcext:value-type="float">
            <text:p>39352</text:p>
          </table:table-cell>
          <table:table-cell office:value-type="float" office:value="39514" calcext:value-type="float">
            <text:p>39514</text:p>
          </table:table-cell>
          <table:table-cell office:value-type="float" office:value="39352" calcext:value-type="float">
            <text:p>39352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3482" calcext:value-type="float">
            <text:p>3482</text:p>
          </table:table-cell>
          <table:table-cell office:value-type="float" office:value="3483" calcext:value-type="float">
            <text:p>3483</text:p>
          </table:table-cell>
          <table:table-cell office:value-type="float" office:value="3482" calcext:value-type="float">
            <text:p>3482</text:p>
          </table:table-cell>
          <table:table-cell table:formula="of:=SUM([.I194:.K194])/3" office:value-type="float" office:value="3482.33333333333" calcext:value-type="float">
            <text:p>3482</text:p>
          </table:table-cell>
          <table:table-cell table:formula="of:=4+([.N194]*12)"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4323" calcext:value-type="float">
            <text:p>4323</text:p>
          </table:table-cell>
          <table:table-cell office:value-type="float" office:value="4324" calcext:value-type="float">
            <text:p>4324</text:p>
          </table:table-cell>
          <table:table-cell office:value-type="float" office:value="4323" calcext:value-type="float">
            <text:p>4323</text:p>
          </table:table-cell>
          <table:table-cell table:formula="of:=SUM([.I195:.K195])/3" office:value-type="float" office:value="4323.33333333333" calcext:value-type="float">
            <text:p>4323</text:p>
          </table:table-cell>
          <table:table-cell table:formula="of:=4+([.N195]*12)"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204" calcext:value-type="float">
            <text:p>204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5459" calcext:value-type="float">
            <text:p>5459</text:p>
          </table:table-cell>
          <table:table-cell office:value-type="float" office:value="6098" calcext:value-type="float">
            <text:p>6098</text:p>
          </table:table-cell>
          <table:table-cell office:value-type="float" office:value="5459" calcext:value-type="float">
            <text:p>5459</text:p>
          </table:table-cell>
          <table:table-cell table:formula="of:=SUM([.I196:.K196])/3" office:value-type="float" office:value="5672" calcext:value-type="float">
            <text:p>5672</text:p>
          </table:table-cell>
          <table:table-cell table:formula="of:=4+([.N196]*12)" office:value-type="float" office:value="196" calcext:value-type="float">
            <text:p>19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6971" calcext:value-type="float">
            <text:p>6971</text:p>
          </table:table-cell>
          <table:table-cell office:value-type="float" office:value="6506" calcext:value-type="float">
            <text:p>6506</text:p>
          </table:table-cell>
          <table:table-cell office:value-type="float" office:value="6971" calcext:value-type="float">
            <text:p>6971</text:p>
          </table:table-cell>
          <table:table-cell table:formula="of:=SUM([.I197:.K197])/3" office:value-type="float" office:value="6816" calcext:value-type="float">
            <text:p>6816</text:p>
          </table:table-cell>
          <table:table-cell table:formula="of:=4+([.N197]*12)"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55031" calcext:value-type="float">
            <text:p>55031</text:p>
          </table:table-cell>
          <table:table-cell office:value-type="float" office:value="54905" calcext:value-type="float">
            <text:p>54905</text:p>
          </table:table-cell>
          <table:table-cell office:value-type="float" office:value="55031" calcext:value-type="float">
            <text:p>55031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8495" calcext:value-type="float">
            <text:p>8495</text:p>
          </table:table-cell>
          <table:table-cell office:value-type="float" office:value="7855" calcext:value-type="float">
            <text:p>7855</text:p>
          </table:table-cell>
          <table:table-cell office:value-type="float" office:value="8495" calcext:value-type="float">
            <text:p>8495</text:p>
          </table:table-cell>
          <table:table-cell table:formula="of:=SUM([.I198:.K198])/3" office:value-type="float" office:value="8281.66666666667" calcext:value-type="float">
            <text:p>8282</text:p>
          </table:table-cell>
          <table:table-cell table:formula="of:=4+([.N198]*12)"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45468" calcext:value-type="float">
            <text:p>45468</text:p>
          </table:table-cell>
          <table:table-cell office:value-type="float" office:value="45492" calcext:value-type="float">
            <text:p>45492</text:p>
          </table:table-cell>
          <table:table-cell office:value-type="float" office:value="45468" calcext:value-type="float">
            <text:p>45468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9564" calcext:value-type="float">
            <text:p>9564</text:p>
          </table:table-cell>
          <table:table-cell office:value-type="float" office:value="9558" calcext:value-type="float">
            <text:p>9558</text:p>
          </table:table-cell>
          <table:table-cell office:value-type="float" office:value="9564" calcext:value-type="float">
            <text:p>9564</text:p>
          </table:table-cell>
          <table:table-cell table:formula="of:=SUM([.I199:.K199])/3" office:value-type="float" office:value="9562" calcext:value-type="float">
            <text:p>9562</text:p>
          </table:table-cell>
          <table:table-cell table:formula="of:=4+([.N199]*12)" office:value-type="float" office:value="232" calcext:value-type="float">
            <text:p>23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44828" calcext:value-type="float">
            <text:p>44828</text:p>
          </table:table-cell>
          <table:table-cell office:value-type="float" office:value="44835" calcext:value-type="float">
            <text:p>44835</text:p>
          </table:table-cell>
          <table:table-cell office:value-type="float" office:value="44828" calcext:value-type="float">
            <text:p>44828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11410" calcext:value-type="float">
            <text:p>11410</text:p>
          </table:table-cell>
          <table:table-cell table:number-columns-repeated="2" office:value-type="float" office:value="11410" calcext:value-type="float">
            <text:p>11410</text:p>
          </table:table-cell>
          <table:table-cell table:formula="of:=SUM([.I200:.K200])/3" office:value-type="float" office:value="11410" calcext:value-type="float">
            <text:p>11410</text:p>
          </table:table-cell>
          <table:table-cell table:formula="of:=4+([.N200]*12)"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274" calcext:value-type="float">
            <text:p>274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16958" calcext:value-type="float">
            <text:p>16958</text:p>
          </table:table-cell>
          <table:table-cell office:value-type="float" office:value="17134" calcext:value-type="float">
            <text:p>17134</text:p>
          </table:table-cell>
          <table:table-cell office:value-type="float" office:value="16958" calcext:value-type="float">
            <text:p>16958</text:p>
          </table:table-cell>
          <table:table-cell table:formula="of:=SUM([.I201:.K201])/3" office:value-type="float" office:value="17016.6666666667" calcext:value-type="float">
            <text:p>17017</text:p>
          </table:table-cell>
          <table:table-cell table:formula="of:=4+([.N201]*12)"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14812" calcext:value-type="float">
            <text:p>14812</text:p>
          </table:table-cell>
          <table:table-cell office:value-type="float" office:value="14806" calcext:value-type="float">
            <text:p>14806</text:p>
          </table:table-cell>
          <table:table-cell office:value-type="float" office:value="14812" calcext:value-type="float">
            <text:p>14812</text:p>
          </table:table-cell>
          <table:table-cell table:formula="of:=SUM([.I202:.K202])/3" office:value-type="float" office:value="14810" calcext:value-type="float">
            <text:p>14810</text:p>
          </table:table-cell>
          <table:table-cell table:formula="of:=4+([.N202]*12)" office:value-type="float" office:value="268" calcext:value-type="float">
            <text:p>26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16267" calcext:value-type="float">
            <text:p>16267</text:p>
          </table:table-cell>
          <table:table-cell office:value-type="float" office:value="16204" calcext:value-type="float">
            <text:p>16204</text:p>
          </table:table-cell>
          <table:table-cell office:value-type="float" office:value="16267" calcext:value-type="float">
            <text:p>16267</text:p>
          </table:table-cell>
          <table:table-cell table:formula="of:=SUM([.I203:.K203])/3" office:value-type="float" office:value="16246" calcext:value-type="float">
            <text:p>16246</text:p>
          </table:table-cell>
          <table:table-cell table:formula="of:=4+([.N203]*12)"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60727" calcext:value-type="float">
            <text:p>60727</text:p>
          </table:table-cell>
          <table:table-cell office:value-type="float" office:value="60718" calcext:value-type="float">
            <text:p>60718</text:p>
          </table:table-cell>
          <table:table-cell office:value-type="float" office:value="60727" calcext:value-type="float">
            <text:p>60727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19105" calcext:value-type="float">
            <text:p>19105</text:p>
          </table:table-cell>
          <table:table-cell office:value-type="float" office:value="19107" calcext:value-type="float">
            <text:p>19107</text:p>
          </table:table-cell>
          <table:table-cell office:value-type="float" office:value="19105" calcext:value-type="float">
            <text:p>19105</text:p>
          </table:table-cell>
          <table:table-cell table:formula="of:=SUM([.I204:.K204])/3" office:value-type="float" office:value="19105.6666666667" calcext:value-type="float">
            <text:p>19106</text:p>
          </table:table-cell>
          <table:table-cell table:formula="of:=4+([.N204]*12)"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50053" calcext:value-type="float">
            <text:p>50053</text:p>
          </table:table-cell>
          <table:table-cell office:value-type="float" office:value="50055" calcext:value-type="float">
            <text:p>50055</text:p>
          </table:table-cell>
          <table:table-cell office:value-type="float" office:value="50053" calcext:value-type="float">
            <text:p>50053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21833" calcext:value-type="float">
            <text:p>21833</text:p>
          </table:table-cell>
          <table:table-cell office:value-type="float" office:value="21991" calcext:value-type="float">
            <text:p>21991</text:p>
          </table:table-cell>
          <table:table-cell office:value-type="float" office:value="21833" calcext:value-type="float">
            <text:p>21833</text:p>
          </table:table-cell>
          <table:table-cell table:formula="of:=SUM([.I205:.K205])/3" office:value-type="float" office:value="21885.6666666667" calcext:value-type="float">
            <text:p>21886</text:p>
          </table:table-cell>
          <table:table-cell table:formula="of:=4+([.N205]*12)"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50677" calcext:value-type="float">
            <text:p>50677</text:p>
          </table:table-cell>
          <table:table-cell office:value-type="float" office:value="50667" calcext:value-type="float">
            <text:p>50667</text:p>
          </table:table-cell>
          <table:table-cell office:value-type="float" office:value="50677" calcext:value-type="float">
            <text:p>50677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24168" calcext:value-type="float">
            <text:p>24168</text:p>
          </table:table-cell>
          <table:table-cell office:value-type="float" office:value="24085" calcext:value-type="float">
            <text:p>24085</text:p>
          </table:table-cell>
          <table:table-cell office:value-type="float" office:value="24168" calcext:value-type="float">
            <text:p>24168</text:p>
          </table:table-cell>
          <table:table-cell table:formula="of:=SUM([.I206:.K206])/3" office:value-type="float" office:value="24140.3333333333" calcext:value-type="float">
            <text:p>24140</text:p>
          </table:table-cell>
          <table:table-cell table:formula="of:=4+([.N206]*12)"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25900" calcext:value-type="float">
            <text:p>25900</text:p>
          </table:table-cell>
          <table:table-cell office:value-type="float" office:value="25940" calcext:value-type="float">
            <text:p>25940</text:p>
          </table:table-cell>
          <table:table-cell office:value-type="float" office:value="25900" calcext:value-type="float">
            <text:p>25900</text:p>
          </table:table-cell>
          <table:table-cell table:formula="of:=SUM([.I207:.K207])/3" office:value-type="float" office:value="25913.3333333333" calcext:value-type="float">
            <text:p>25913</text:p>
          </table:table-cell>
          <table:table-cell table:formula="of:=4+([.N207]*12)" office:value-type="float" office:value="328" calcext:value-type="float">
            <text:p>32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244" calcext:value-type="float">
            <text:p>244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29993" calcext:value-type="float">
            <text:p>29993</text:p>
          </table:table-cell>
          <table:table-cell office:value-type="float" office:value="30603" calcext:value-type="float">
            <text:p>30603</text:p>
          </table:table-cell>
          <table:table-cell office:value-type="float" office:value="29993" calcext:value-type="float">
            <text:p>29993</text:p>
          </table:table-cell>
          <table:table-cell table:formula="of:=SUM([.I208:.K208])/3" office:value-type="float" office:value="30196.3333333333" calcext:value-type="float">
            <text:p>30196</text:p>
          </table:table-cell>
          <table:table-cell table:formula="of:=4+([.N208]*12)"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34658" calcext:value-type="float">
            <text:p>34658</text:p>
          </table:table-cell>
          <table:table-cell office:value-type="float" office:value="34051" calcext:value-type="float">
            <text:p>34051</text:p>
          </table:table-cell>
          <table:table-cell office:value-type="float" office:value="34658" calcext:value-type="float">
            <text:p>34658</text:p>
          </table:table-cell>
          <table:table-cell table:formula="of:=SUM([.I209:.K209])/3" office:value-type="float" office:value="34455.6666666667" calcext:value-type="float">
            <text:p>34456</text:p>
          </table:table-cell>
          <table:table-cell table:formula="of:=4+([.N209]*12)"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66722" calcext:value-type="float">
            <text:p>66722</text:p>
          </table:table-cell>
          <table:table-cell office:value-type="float" office:value="66719" calcext:value-type="float">
            <text:p>66719</text:p>
          </table:table-cell>
          <table:table-cell office:value-type="float" office:value="66722" calcext:value-type="float">
            <text:p>66722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37186" calcext:value-type="float">
            <text:p>37186</text:p>
          </table:table-cell>
          <table:table-cell office:value-type="float" office:value="37195" calcext:value-type="float">
            <text:p>37195</text:p>
          </table:table-cell>
          <table:table-cell office:value-type="float" office:value="37186" calcext:value-type="float">
            <text:p>37186</text:p>
          </table:table-cell>
          <table:table-cell table:formula="of:=SUM([.I210:.K210])/3" office:value-type="float" office:value="37189" calcext:value-type="float">
            <text:p>37189</text:p>
          </table:table-cell>
          <table:table-cell table:formula="of:=4+([.N210]*12)" office:value-type="float" office:value="364" calcext:value-type="float">
            <text:p>36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53561" calcext:value-type="float">
            <text:p>53561</text:p>
          </table:table-cell>
          <table:table-cell office:value-type="float" office:value="53655" calcext:value-type="float">
            <text:p>53655</text:p>
          </table:table-cell>
          <table:table-cell office:value-type="float" office:value="53561" calcext:value-type="float">
            <text:p>53561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39391" calcext:value-type="float">
            <text:p>39391</text:p>
          </table:table-cell>
          <table:table-cell office:value-type="float" office:value="39388" calcext:value-type="float">
            <text:p>39388</text:p>
          </table:table-cell>
          <table:table-cell office:value-type="float" office:value="39391" calcext:value-type="float">
            <text:p>39391</text:p>
          </table:table-cell>
          <table:table-cell table:formula="of:=SUM([.I211:.K211])/3" office:value-type="float" office:value="39390" calcext:value-type="float">
            <text:p>39390</text:p>
          </table:table-cell>
          <table:table-cell table:formula="of:=4+([.N211]*12)" office:value-type="float" office:value="376" calcext:value-type="float">
            <text:p>37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54221" calcext:value-type="float">
            <text:p>54221</text:p>
          </table:table-cell>
          <table:table-cell office:value-type="float" office:value="54181" calcext:value-type="float">
            <text:p>54181</text:p>
          </table:table-cell>
          <table:table-cell office:value-type="float" office:value="54221" calcext:value-type="float">
            <text:p>54221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45468" calcext:value-type="float">
            <text:p>45468</text:p>
          </table:table-cell>
          <table:table-cell office:value-type="float" office:value="45492" calcext:value-type="float">
            <text:p>45492</text:p>
          </table:table-cell>
          <table:table-cell office:value-type="float" office:value="45468" calcext:value-type="float">
            <text:p>45468</text:p>
          </table:table-cell>
          <table:table-cell table:formula="of:=SUM([.I212:.K212])/3" office:value-type="float" office:value="45476" calcext:value-type="float">
            <text:p>45476</text:p>
          </table:table-cell>
          <table:table-cell table:formula="of:=4+([.N212]*12)"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302" calcext:value-type="float">
            <text:p>302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50053" calcext:value-type="float">
            <text:p>50053</text:p>
          </table:table-cell>
          <table:table-cell office:value-type="float" office:value="50055" calcext:value-type="float">
            <text:p>50055</text:p>
          </table:table-cell>
          <table:table-cell office:value-type="float" office:value="50053" calcext:value-type="float">
            <text:p>50053</text:p>
          </table:table-cell>
          <table:table-cell table:formula="of:=SUM([.I213:.K213])/3" office:value-type="float" office:value="50053.6666666667" calcext:value-type="float">
            <text:p>50054</text:p>
          </table:table-cell>
          <table:table-cell table:formula="of:=4+([.N213]*12)" office:value-type="float" office:value="400" calcext:value-type="float">
            <text:p>40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266" calcext:value-type="float">
            <text:p>266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53561" calcext:value-type="float">
            <text:p>53561</text:p>
          </table:table-cell>
          <table:table-cell office:value-type="float" office:value="53655" calcext:value-type="float">
            <text:p>53655</text:p>
          </table:table-cell>
          <table:table-cell office:value-type="float" office:value="53561" calcext:value-type="float">
            <text:p>53561</text:p>
          </table:table-cell>
          <table:table-cell table:formula="of:=SUM([.I214:.K214])/3" office:value-type="float" office:value="53592.3333333333" calcext:value-type="float">
            <text:p>53592</text:p>
          </table:table-cell>
          <table:table-cell table:formula="of:=4+([.N214]*12)" office:value-type="float" office:value="412" calcext:value-type="float">
            <text:p>41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56627" calcext:value-type="float">
            <text:p>56627</text:p>
          </table:table-cell>
          <table:table-cell office:value-type="float" office:value="56737" calcext:value-type="float">
            <text:p>56737</text:p>
          </table:table-cell>
          <table:table-cell office:value-type="float" office:value="56627" calcext:value-type="float">
            <text:p>56627</text:p>
          </table:table-cell>
          <table:table-cell table:formula="of:=SUM([.I215:.K215])/3" office:value-type="float" office:value="56663.6666666667" calcext:value-type="float">
            <text:p>56664</text:p>
          </table:table-cell>
          <table:table-cell table:formula="of:=4+([.N215]*12)" office:value-type="float" office:value="424" calcext:value-type="float">
            <text:p>42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72699" calcext:value-type="float">
            <text:p>72699</text:p>
          </table:table-cell>
          <table:table-cell office:value-type="float" office:value="72549" calcext:value-type="float">
            <text:p>72549</text:p>
          </table:table-cell>
          <table:table-cell office:value-type="float" office:value="72699" calcext:value-type="float">
            <text:p>72699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64655" calcext:value-type="float">
            <text:p>64655</text:p>
          </table:table-cell>
          <table:table-cell office:value-type="float" office:value="64720" calcext:value-type="float">
            <text:p>64720</text:p>
          </table:table-cell>
          <table:table-cell office:value-type="float" office:value="64655" calcext:value-type="float">
            <text:p>64655</text:p>
          </table:table-cell>
          <table:table-cell table:formula="of:=SUM([.I216:.K216])/3" office:value-type="float" office:value="64676.6666666667" calcext:value-type="float">
            <text:p>64677</text:p>
          </table:table-cell>
          <table:table-cell table:formula="of:=4+([.N216]*12)" office:value-type="float" office:value="436" calcext:value-type="float">
            <text:p>43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56627" calcext:value-type="float">
            <text:p>56627</text:p>
          </table:table-cell>
          <table:table-cell office:value-type="float" office:value="56737" calcext:value-type="float">
            <text:p>56737</text:p>
          </table:table-cell>
          <table:table-cell office:value-type="float" office:value="56627" calcext:value-type="float">
            <text:p>56627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85280" calcext:value-type="float">
            <text:p>85280</text:p>
          </table:table-cell>
          <table:table-cell office:value-type="float" office:value="85560" calcext:value-type="float">
            <text:p>85560</text:p>
          </table:table-cell>
          <table:table-cell office:value-type="float" office:value="85280" calcext:value-type="float">
            <text:p>85280</text:p>
          </table:table-cell>
          <table:table-cell table:formula="of:=SUM([.I217:.K217])/3" office:value-type="float" office:value="85373.3333333333" calcext:value-type="float">
            <text:p>85373</text:p>
          </table:table-cell>
          <table:table-cell table:formula="of:=4+([.N217]*12)" office:value-type="float" office:value="448" calcext:value-type="float">
            <text:p>44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56103" calcext:value-type="float">
            <text:p>56103</text:p>
          </table:table-cell>
          <table:table-cell office:value-type="float" office:value="56071" calcext:value-type="float">
            <text:p>56071</text:p>
          </table:table-cell>
          <table:table-cell office:value-type="float" office:value="56103" calcext:value-type="float">
            <text:p>56103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76419" calcext:value-type="float">
            <text:p>76419</text:p>
          </table:table-cell>
          <table:table-cell office:value-type="float" office:value="75812" calcext:value-type="float">
            <text:p>75812</text:p>
          </table:table-cell>
          <table:table-cell office:value-type="float" office:value="76419" calcext:value-type="float">
            <text:p>76419</text:p>
          </table:table-cell>
          <table:table-cell table:formula="of:=SUM([.I218:.K218])/3" office:value-type="float" office:value="76216.6666666667" calcext:value-type="float">
            <text:p>76217</text:p>
          </table:table-cell>
          <table:table-cell table:formula="of:=4+([.N218]*12)" office:value-type="float" office:value="460" calcext:value-type="float">
            <text:p>46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80107" calcext:value-type="float">
            <text:p>80107</text:p>
          </table:table-cell>
          <table:table-cell office:value-type="float" office:value="79354" calcext:value-type="float">
            <text:p>79354</text:p>
          </table:table-cell>
          <table:table-cell office:value-type="float" office:value="80107" calcext:value-type="float">
            <text:p>80107</text:p>
          </table:table-cell>
          <table:table-cell table:formula="of:=SUM([.I219:.K219])/3" office:value-type="float" office:value="79856" calcext:value-type="float">
            <text:p>79856</text:p>
          </table:table-cell>
          <table:table-cell table:formula="of:=4+([.N219]*12)" office:value-type="float" office:value="472" calcext:value-type="float">
            <text:p>47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290" calcext:value-type="float">
            <text:p>290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90180" calcext:value-type="float">
            <text:p>90180</text:p>
          </table:table-cell>
          <table:table-cell office:value-type="float" office:value="90968" calcext:value-type="float">
            <text:p>90968</text:p>
          </table:table-cell>
          <table:table-cell office:value-type="float" office:value="90180" calcext:value-type="float">
            <text:p>90180</text:p>
          </table:table-cell>
          <table:table-cell table:formula="of:=SUM([.I220:.K220])/3" office:value-type="float" office:value="90442.6666666667" calcext:value-type="float">
            <text:p>90443</text:p>
          </table:table-cell>
          <table:table-cell table:formula="of:=4+([.N220]*12)" office:value-type="float" office:value="484" calcext:value-type="float">
            <text:p>48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96160" calcext:value-type="float">
            <text:p>96160</text:p>
          </table:table-cell>
          <table:table-cell office:value-type="float" office:value="96081" calcext:value-type="float">
            <text:p>96081</text:p>
          </table:table-cell>
          <table:table-cell office:value-type="float" office:value="96160" calcext:value-type="float">
            <text:p>96160</text:p>
          </table:table-cell>
          <table:table-cell table:formula="of:=SUM([.I221:.K221])/3" office:value-type="float" office:value="96133.6666666667" calcext:value-type="float">
            <text:p>96134</text:p>
          </table:table-cell>
          <table:table-cell table:formula="of:=4+([.N221]*12)" office:value-type="float" office:value="496" calcext:value-type="float">
            <text:p>49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78594" calcext:value-type="float">
            <text:p>78594</text:p>
          </table:table-cell>
          <table:table-cell office:value-type="float" office:value="78628" calcext:value-type="float">
            <text:p>78628</text:p>
          </table:table-cell>
          <table:table-cell office:value-type="float" office:value="78594" calcext:value-type="float">
            <text:p>78594</text:p>
          </table:table-cell>
          <table:table-cell table:number-columns-repeated="3"/>
          <table:table-cell office:value-type="string" calcext:value-type="string">
            <text:p>Parallel MatMult 2 loops collapsed + priv + cache <text:tab/> </text:p>
          </table:table-cell>
          <table:table-cell table:style-name="ce5" office:value-type="float" office:value="104600" calcext:value-type="float">
            <text:p>104600</text:p>
          </table:table-cell>
          <table:table-cell office:value-type="float" office:value="104563" calcext:value-type="float">
            <text:p>104563</text:p>
          </table:table-cell>
          <table:table-cell office:value-type="float" office:value="104600" calcext:value-type="float">
            <text:p>104600</text:p>
          </table:table-cell>
          <table:table-cell table:formula="of:=SUM([.I222:.K222])/3" office:value-type="float" office:value="104587.666666667" calcext:value-type="float">
            <text:p>104588</text:p>
          </table:table-cell>
          <table:table-cell table:formula="of:=4+([.N222]*12)" office:value-type="float" office:value="508" calcext:value-type="float">
            <text:p>50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64655" calcext:value-type="float">
            <text:p>64655</text:p>
          </table:table-cell>
          <table:table-cell office:value-type="float" office:value="64720" calcext:value-type="float">
            <text:p>64720</text:p>
          </table:table-cell>
          <table:table-cell office:value-type="float" office:value="64655" calcext:value-type="float">
            <text:p>64655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64617" calcext:value-type="float">
            <text:p>64617</text:p>
          </table:table-cell>
          <table:table-cell office:value-type="float" office:value="64611" calcext:value-type="float">
            <text:p>64611</text:p>
          </table:table-cell>
          <table:table-cell office:value-type="float" office:value="64617" calcext:value-type="float">
            <text:p>64617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449" calcext:value-type="float">
            <text:p>449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313" calcext:value-type="float">
            <text:p>313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84957" calcext:value-type="float">
            <text:p>84957</text:p>
          </table:table-cell>
          <table:table-cell office:value-type="float" office:value="85202" calcext:value-type="float">
            <text:p>85202</text:p>
          </table:table-cell>
          <table:table-cell office:value-type="float" office:value="84957" calcext:value-type="float">
            <text:p>84957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85280" calcext:value-type="float">
            <text:p>85280</text:p>
          </table:table-cell>
          <table:table-cell office:value-type="float" office:value="85560" calcext:value-type="float">
            <text:p>85560</text:p>
          </table:table-cell>
          <table:table-cell office:value-type="float" office:value="85280" calcext:value-type="float">
            <text:p>85280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85361" calcext:value-type="float">
            <text:p>85361</text:p>
          </table:table-cell>
          <table:table-cell office:value-type="float" office:value="85508" calcext:value-type="float">
            <text:p>85508</text:p>
          </table:table-cell>
          <table:table-cell office:value-type="float" office:value="85361" calcext:value-type="float">
            <text:p>85361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410" calcext:value-type="float">
            <text:p>410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91651" calcext:value-type="float">
            <text:p>91651</text:p>
          </table:table-cell>
          <table:table-cell office:value-type="float" office:value="92441" calcext:value-type="float">
            <text:p>92441</text:p>
          </table:table-cell>
          <table:table-cell office:value-type="float" office:value="91651" calcext:value-type="float">
            <text:p>91651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76419" calcext:value-type="float">
            <text:p>76419</text:p>
          </table:table-cell>
          <table:table-cell office:value-type="float" office:value="75812" calcext:value-type="float">
            <text:p>75812</text:p>
          </table:table-cell>
          <table:table-cell office:value-type="float" office:value="76419" calcext:value-type="float">
            <text:p>76419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76420" calcext:value-type="float">
            <text:p>76420</text:p>
          </table:table-cell>
          <table:table-cell office:value-type="float" office:value="76499" calcext:value-type="float">
            <text:p>76499</text:p>
          </table:table-cell>
          <table:table-cell office:value-type="float" office:value="76420" calcext:value-type="float">
            <text:p>76420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368" calcext:value-type="float">
            <text:p>368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99569" calcext:value-type="float">
            <text:p>99569</text:p>
          </table:table-cell>
          <table:table-cell office:value-type="float" office:value="99395" calcext:value-type="float">
            <text:p>99395</text:p>
          </table:table-cell>
          <table:table-cell office:value-type="float" office:value="99569" calcext:value-type="float">
            <text:p>99569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80107" calcext:value-type="float">
            <text:p>80107</text:p>
          </table:table-cell>
          <table:table-cell office:value-type="float" office:value="79354" calcext:value-type="float">
            <text:p>79354</text:p>
          </table:table-cell>
          <table:table-cell office:value-type="float" office:value="80107" calcext:value-type="float">
            <text:p>80107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80057" calcext:value-type="float">
            <text:p>80057</text:p>
          </table:table-cell>
          <table:table-cell office:value-type="float" office:value="79972" calcext:value-type="float">
            <text:p>79972</text:p>
          </table:table-cell>
          <table:table-cell office:value-type="float" office:value="80057" calcext:value-type="float">
            <text:p>80057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table:number-columns-repeated="3" office:value-type="float" office:value="488" calcext:value-type="float">
            <text:p>488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395" calcext:value-type="float">
            <text:p>395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107082" calcext:value-type="float">
            <text:p>107082</text:p>
          </table:table-cell>
          <table:table-cell office:value-type="float" office:value="106976" calcext:value-type="float">
            <text:p>106976</text:p>
          </table:table-cell>
          <table:table-cell office:value-type="float" office:value="107082" calcext:value-type="float">
            <text:p>107082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90180" calcext:value-type="float">
            <text:p>90180</text:p>
          </table:table-cell>
          <table:table-cell office:value-type="float" office:value="90968" calcext:value-type="float">
            <text:p>90968</text:p>
          </table:table-cell>
          <table:table-cell office:value-type="float" office:value="90180" calcext:value-type="float">
            <text:p>90180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90922" calcext:value-type="float">
            <text:p>90922</text:p>
          </table:table-cell>
          <table:table-cell office:value-type="float" office:value="90308" calcext:value-type="float">
            <text:p>90308</text:p>
          </table:table-cell>
          <table:table-cell office:value-type="float" office:value="90922" calcext:value-type="float">
            <text:p>90922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537" calcext:value-type="float">
            <text:p>537</text:p>
          </table:table-cell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427" calcext:value-type="float">
            <text:p>427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115242" calcext:value-type="float">
            <text:p>115242</text:p>
          </table:table-cell>
          <table:table-cell office:value-type="float" office:value="115490" calcext:value-type="float">
            <text:p>115490</text:p>
          </table:table-cell>
          <table:table-cell office:value-type="float" office:value="115242" calcext:value-type="float">
            <text:p>115242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96160" calcext:value-type="float">
            <text:p>96160</text:p>
          </table:table-cell>
          <table:table-cell office:value-type="float" office:value="96081" calcext:value-type="float">
            <text:p>96081</text:p>
          </table:table-cell>
          <table:table-cell office:value-type="float" office:value="96160" calcext:value-type="float">
            <text:p>96160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96747" calcext:value-type="float">
            <text:p>96747</text:p>
          </table:table-cell>
          <table:table-cell office:value-type="float" office:value="96751" calcext:value-type="float">
            <text:p>96751</text:p>
          </table:table-cell>
          <table:table-cell office:value-type="float" office:value="96747" calcext:value-type="float">
            <text:p>96747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equenial MatMult <text:s text:c="32"/><text:tab/> </text:p>
          </table:table-cell>
          <table:table-cell office:value-type="float" office:value="565" calcext:value-type="float">
            <text:p>565</text:p>
          </table:table-cell>
          <table:table-cell office:value-type="float" office:value="563" calcext:value-type="float">
            <text:p>563</text:p>
          </table:table-cell>
          <table:table-cell office:value-type="float" office:value="565" calcext:value-type="float">
            <text:p>565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eq with inversed loops <text:s text:c="26"/><text:tab/> </text:p>
          </table:table-cell>
          <table:table-cell table:number-columns-repeated="3" office:value-type="float" office:value="457" calcext:value-type="float">
            <text:p>457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basic <text:s text:c="27"/><text:tab/> </text:p>
          </table:table-cell>
          <table:table-cell office:value-type="float" office:value="123794" calcext:value-type="float">
            <text:p>123794</text:p>
          </table:table-cell>
          <table:table-cell office:value-type="float" office:value="123733" calcext:value-type="float">
            <text:p>123733</text:p>
          </table:table-cell>
          <table:table-cell office:value-type="float" office:value="123794" calcext:value-type="float">
            <text:p>123794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2 loops collapsed + priv + cache <text:tab/> </text:p>
          </table:table-cell>
          <table:table-cell office:value-type="float" office:value="104600" calcext:value-type="float">
            <text:p>104600</text:p>
          </table:table-cell>
          <table:table-cell office:value-type="float" office:value="104563" calcext:value-type="float">
            <text:p>104563</text:p>
          </table:table-cell>
          <table:table-cell office:value-type="float" office:value="104600" calcext:value-type="float">
            <text:p>104600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Parallel MatMult reduction for outer loop <text:s text:c="8"/><text:tab/> </text:p>
          </table:table-cell>
          <table:table-cell office:value-type="float" office:value="105219" calcext:value-type="float">
            <text:p>105219</text:p>
          </table:table-cell>
          <table:table-cell office:value-type="float" office:value="104126" calcext:value-type="float">
            <text:p>104126</text:p>
          </table:table-cell>
          <table:table-cell office:value-type="float" office:value="105219" calcext:value-type="float">
            <text:p>105219</text:p>
          </table:table-cell>
          <table:table-cell table:number-columns-repeated="3"/>
          <table:table-cell office:value-type="string" calcext:value-type="string">
            <text:p>------------------</text:p>
          </table:table-cell>
          <table:table-cell table:style-name="ce5"/>
          <table:table-cell table:number-columns-repeated="9"/>
        </table:table-row>
        <table:table-row table:style-name="ro1" table:number-rows-repeated="104831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'buildup desc'.B7:'buildup desc'.O29" table:contains-header="false">
          <table:sort>
            <table:sort-by table:field-number="8" table:data-type="automatic"/>
          </table:sort>
        </table:database-range>
        <table:database-range table:name="__Anonymous_Sheet_DB__1" table:target-range-address="'buildup num'.A3:'buildup num'.O2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runime + speedup'.A3:'runime + speedup'.O2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ize.H3:Size.K26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 number:grouping="true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.00.0000</text:date>, <text:time style:data-style-name="N2" text:time-value="15:50:21.2760203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va Pöll</meta:initial-creator>
    <meta:creation-date>2021-01-16T00:51:19.247087334</meta:creation-date>
    <dc:date>2021-01-19T01:18:48.954562859</dc:date>
    <dc:creator>Eva Pöll</dc:creator>
    <meta:editing-duration>PT1H52M35S</meta:editing-duration>
    <meta:editing-cycles>7</meta:editing-cycles>
    <meta:generator>LibreOffice/6.4.6.2$Linux_X86_64 LibreOffice_project/40$Build-2</meta:generator>
    <meta:document-statistic meta:table-count="5" meta:cell-count="4711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98cm" svg:height="17.185cm" xlink:href=".." xlink:type="simple" chart:class="chart:bar" chart:style-name="ch1">
        <chart:plot-area chart:style-name="ch2" table:cell-range-address="'buildup desc'.O3:'buildup desc'.O26 'buildup desc'.M3:'buildup desc'.M26" chart:data-source-has-labels="column" svg:x="0.469cm" svg:y="0.343cm" svg:width="22.56cm" svg:height="16.499cm">
          <chartooo:coordinate-region svg:x="4.759cm" svg:y="0.343cm" svg:width="18.27cm" svg:height="10.624cm"/>
          <chart:axis chart:dimension="x" chart:name="primary-x" chart:style-name="ch3" chartooo:axis-type="auto">
            <chartooo:date-scale/>
            <chart:categories table:cell-range-address="'buildup desc'.O3:'buildup desc'.O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ildup desc'.M3:'buildup desc'.M26" chart:class="chart:bar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Sequential, inversed loops + caching [S3] </text:p>
                <draw:g>
                  <svg:desc>'buildup desc'.O3:'buildup desc'.O26</svg:desc>
                </draw:g>
              </table:table-cell>
              <table:table-cell office:value-type="float" office:value="1">
                <text:p>1</text:p>
                <draw:g>
                  <svg:desc>'buildup desc'.M3:'buildup desc'.M26</svg:desc>
                </draw:g>
              </table:table-cell>
            </table:table-row>
            <table:table-row>
              <table:table-cell office:value-type="string">
                <text:p>Sequential, inversed loops [S2] </text:p>
              </table:table-cell>
              <table:table-cell office:value-type="float" office:value="0.849264705882353">
                <text:p>0.849264705882353</text:p>
              </table:table-cell>
            </table:table-row>
            <table:table-row>
              <table:table-cell office:value-type="string">
                <text:p>Sequential, plain [S1] </text:p>
              </table:table-cell>
              <table:table-cell office:value-type="float" office:value="0.675932699341624">
                <text:p>0.675932699341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llapsed(2) + private indices + caching [12] 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Reduction in outer loop + caching [13] 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Private indices, explicitly shared matrices [7] </text:p>
              </table:table-cell>
              <table:table-cell office:value-type="float" office:value="3.13220338983051">
                <text:p>3.13220338983051</text:p>
              </table:table-cell>
            </table:table-row>
            <table:table-row>
              <table:table-cell office:value-type="string">
                <text:p>basic, only parallel for [4] </text:p>
              </table:table-cell>
              <table:table-cell office:value-type="float" office:value="3.12162162162162">
                <text:p>3.12162162162162</text:p>
              </table:table-cell>
            </table:table-row>
            <table:table-row>
              <table:table-cell office:value-type="string">
                <text:p>Collapse(2) [10] </text:p>
              </table:table-cell>
              <table:table-cell office:value-type="float" office:value="3.12162162162162">
                <text:p>3.12162162162162</text:p>
              </table:table-cell>
            </table:table-row>
            <table:table-row>
              <table:table-cell office:value-type="string">
                <text:p>Private inidces + private copies of matrices [8] </text:p>
              </table:table-cell>
              <table:table-cell office:value-type="float" office:value="3.10588235294118">
                <text:p>3.10588235294118</text:p>
              </table:table-cell>
            </table:table-row>
            <table:table-row>
              <table:table-cell office:value-type="string">
                <text:p> Collapse(2) + private indices [11]</text:p>
              </table:table-cell>
              <table:table-cell office:value-type="float" office:value="3.09547738693467">
                <text:p>3.09547738693467</text:p>
              </table:table-cell>
            </table:table-row>
            <table:table-row>
              <table:table-cell office:value-type="string">
                <text:p>Collapse(3) [9] </text:p>
              </table:table-cell>
              <table:table-cell office:value-type="float" office:value="2.88299531981279">
                <text:p>2.88299531981279</text:p>
              </table:table-cell>
            </table:table-row>
            <table:table-row>
              <table:table-cell office:value-type="string">
                <text:p>Schedule(dynamic) [19] </text:p>
              </table:table-cell>
              <table:table-cell office:value-type="float" office:value="2.51086956521739">
                <text:p>2.51086956521739</text:p>
              </table:table-cell>
            </table:table-row>
            <table:table-row>
              <table:table-cell office:value-type="string">
                <text:p>Schedule(guided) [21] </text:p>
              </table:table-cell>
              <table:table-cell office:value-type="float" office:value="2.50406504065041">
                <text:p>2.50406504065041</text:p>
              </table:table-cell>
            </table:table-row>
            <table:table-row>
              <table:table-cell office:value-type="string">
                <text:p>Schedule(dynamic) + fixed chunk size [20] </text:p>
              </table:table-cell>
              <table:table-cell office:value-type="float" office:value="2.49392712550607">
                <text:p>2.49392712550607</text:p>
              </table:table-cell>
            </table:table-row>
            <table:table-row>
              <table:table-cell office:value-type="string">
                <text:p>Schedule(guided) + fixed chunk size [22] </text:p>
              </table:table-cell>
              <table:table-cell office:value-type="float" office:value="2.48053691275168">
                <text:p>2.48053691275168</text:p>
              </table:table-cell>
            </table:table-row>
            <table:table-row>
              <table:table-cell office:value-type="string">
                <text:p>Schedule(static) [16] </text:p>
              </table:table-cell>
              <table:table-cell office:value-type="float" office:value="2.46728971962617">
                <text:p>2.46728971962617</text:p>
              </table:table-cell>
            </table:table-row>
            <table:table-row>
              <table:table-cell office:value-type="string">
                <text:p>Schedule(static) + fixed chunk size [17] </text:p>
              </table:table-cell>
              <table:table-cell office:value-type="float" office:value="2.46728971962617">
                <text:p>2.46728971962617</text:p>
              </table:table-cell>
            </table:table-row>
            <table:table-row>
              <table:table-cell office:value-type="string">
                <text:p>basic + private indices [6] </text:p>
              </table:table-cell>
              <table:table-cell office:value-type="float" office:value="2.4607190412783">
                <text:p>2.4607190412783</text:p>
              </table:table-cell>
            </table:table-row>
            <table:table-row>
              <table:table-cell office:value-type="string">
                <text:p>Schedule(static) dynamic chunk [18] </text:p>
              </table:table-cell>
              <table:table-cell office:value-type="float" office:value="2.4607190412783">
                <text:p>2.4607190412783</text:p>
              </table:table-cell>
            </table:table-row>
            <table:table-row>
              <table:table-cell office:value-type="string">
                <text:p>Schedule(auto) [23] </text:p>
              </table:table-cell>
              <table:table-cell office:value-type="float" office:value="2.43799472295515">
                <text:p>2.43799472295515</text:p>
              </table:table-cell>
            </table:table-row>
            <table:table-row>
              <table:table-cell office:value-type="string">
                <text:p>Only reduction in innerest loop [14] </text:p>
              </table:table-cell>
              <table:table-cell office:value-type="float" office:value="0.910793494332183">
                <text:p>0.910793494332183</text:p>
              </table:table-cell>
            </table:table-row>
            <table:table-row>
              <table:table-cell office:value-type="string">
                <text:p>Reduction in innerest loop = collapse [15] </text:p>
              </table:table-cell>
              <table:table-cell office:value-type="float" office:value="0.0404739481810815">
                <text:p>0.0404739481810815</text:p>
              </table:table-cell>
            </table:table-row>
            <table:table-row>
              <table:table-cell office:value-type="string">
                <text:p>Several for [5] 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link-data-style-to-source="true"/>
      <style:graphic-properties draw:stroke="none" draw:fill-color="#43a047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bar" chart:style-name="ch1">
        <chart:plot-area chart:style-name="ch2" table:cell-range-address="'buildup num'.O3:'buildup num'.O26 'buildup num'.M3:'buildup num'.M26" chart:data-source-has-labels="both" svg:x="0.52cm" svg:y="0.3cm" svg:width="24.961cm" svg:height="14.401cm">
          <chartooo:coordinate-region svg:x="2.759cm" svg:y="0.3cm" svg:width="22.722cm" svg:height="8.527cm"/>
          <chart:axis chart:dimension="x" chart:name="primary-x" chart:style-name="ch3" chartooo:axis-type="auto">
            <chartooo:date-scale/>
            <chart:categories table:cell-range-address="'buildup num'.O3:'buildup num'.O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ildup num'.M3:'buildup num'.M26" chart:label-cell-address="'buildup num'.O3:'buildup num'.O26" chart:class="chart:bar">
            <chart:data-point chart:repeated="4"/>
            <chart:data-point chart:style-name="ch7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, plain [S1]  Sequential, inversed loops [S2]  Sequential, inversed loops + caching [S3]  basic, only parallel for [4]  Several for [5]  basic + private indices [6]  Private indices, explicitly shared matrices [7]  Private inidces + private copies of matrices [8]  Collapse(3) [9]  Collapse(2) [10]   Collapse(2) + private indices [11] Collapsed(2) + private indices + caching [12]  Reduction in outer loop + caching [13]  Only reduction in innerest loop [14]  Reduction in innerest loop = collapse [15]  Schedule(static) [16]  Schedule(static) + fixed chunk size [17]  Schedule(static) dynamic chunk [18]  Schedule(dynamic) [19]  Schedule(dynamic) + fixed chunk size [20]  Schedule(guided) [21]  Schedule(guided) + fixed chunk size [22]  Schedule(auto) [23] </text:p>
                <text:list>
                  <text:list-item>
                    <text:p>Sequential, plain [S1] </text:p>
                  </text:list-item>
                  <text:list-item>
                    <text:p>Sequential, inversed loops [S2] </text:p>
                  </text:list-item>
                  <text:list-item>
                    <text:p>Sequential, inversed loops + caching [S3] </text:p>
                  </text:list-item>
                  <text:list-item>
                    <text:p/>
                  </text:list-item>
                  <text:list-item>
                    <text:p>basic, only parallel for [4] </text:p>
                  </text:list-item>
                  <text:list-item>
                    <text:p>Several for [5] </text:p>
                  </text:list-item>
                  <text:list-item>
                    <text:p>basic + private indices [6] </text:p>
                  </text:list-item>
                  <text:list-item>
                    <text:p>Private indices, explicitly shared matrices [7] </text:p>
                  </text:list-item>
                  <text:list-item>
                    <text:p>Private inidces + private copies of matrices [8] </text:p>
                  </text:list-item>
                  <text:list-item>
                    <text:p>Collapse(3) [9] </text:p>
                  </text:list-item>
                  <text:list-item>
                    <text:p>Collapse(2) [10] </text:p>
                  </text:list-item>
                  <text:list-item>
                    <text:p> Collapse(2) + private indices [11]</text:p>
                  </text:list-item>
                  <text:list-item>
                    <text:p>Collapsed(2) + private indices + caching [12] </text:p>
                  </text:list-item>
                  <text:list-item>
                    <text:p>Reduction in outer loop + caching [13] </text:p>
                  </text:list-item>
                  <text:list-item>
                    <text:p>Only reduction in innerest loop [14] </text:p>
                  </text:list-item>
                  <text:list-item>
                    <text:p>Reduction in innerest loop = collapse [15] </text:p>
                  </text:list-item>
                  <text:list-item>
                    <text:p>Schedule(static) [16] </text:p>
                  </text:list-item>
                  <text:list-item>
                    <text:p>Schedule(static) + fixed chunk size [17] </text:p>
                  </text:list-item>
                  <text:list-item>
                    <text:p>Schedule(static) dynamic chunk [18] </text:p>
                  </text:list-item>
                  <text:list-item>
                    <text:p>Schedule(dynamic) [19] </text:p>
                  </text:list-item>
                  <text:list-item>
                    <text:p>Schedule(dynamic) + fixed chunk size [20] </text:p>
                  </text:list-item>
                  <text:list-item>
                    <text:p>Schedule(guided) [21] </text:p>
                  </text:list-item>
                  <text:list-item>
                    <text:p>Schedule(guided) + fixed chunk size [22] </text:p>
                  </text:list-item>
                  <text:list-item>
                    <text:p>Schedule(auto) [23] </text:p>
                  </text:list-item>
                </text:list>
                <draw:g>
                  <svg:desc>'buildup num'.O3:'buildup num'.O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tial, plain [S1] </text:p>
                <draw:g>
                  <svg:desc>'buildup num'.O3:'buildup num'.O26</svg:desc>
                </draw:g>
              </table:table-cell>
              <table:table-cell office:value-type="float" office:value="0.675932699341624">
                <text:p>0.675932699341624</text:p>
                <draw:g>
                  <svg:desc>'buildup num'.M3:'buildup num'.M26</svg:desc>
                </draw:g>
              </table:table-cell>
            </table:table-row>
            <table:table-row>
              <table:table-cell office:value-type="string">
                <text:p>Sequential, inversed loops [S2] </text:p>
              </table:table-cell>
              <table:table-cell office:value-type="float" office:value="0.849264705882353">
                <text:p>0.849264705882353</text:p>
              </table:table-cell>
            </table:table-row>
            <table:table-row>
              <table:table-cell office:value-type="string">
                <text:p>Sequential, inversed loops + caching [S3]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sic, only parallel for [4] </text:p>
              </table:table-cell>
              <table:table-cell office:value-type="float" office:value="3.12162162162162">
                <text:p>3.12162162162162</text:p>
              </table:table-cell>
            </table:table-row>
            <table:table-row>
              <table:table-cell office:value-type="string">
                <text:p>Several for [5]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sic + private indices [6] </text:p>
              </table:table-cell>
              <table:table-cell office:value-type="float" office:value="2.4607190412783">
                <text:p>2.4607190412783</text:p>
              </table:table-cell>
            </table:table-row>
            <table:table-row>
              <table:table-cell office:value-type="string">
                <text:p>Private indices, explicitly shared matrices [7] </text:p>
              </table:table-cell>
              <table:table-cell office:value-type="float" office:value="3.13220338983051">
                <text:p>3.13220338983051</text:p>
              </table:table-cell>
            </table:table-row>
            <table:table-row>
              <table:table-cell office:value-type="string">
                <text:p>Private inidces + private copies of matrices [8] </text:p>
              </table:table-cell>
              <table:table-cell office:value-type="float" office:value="3.10588235294118">
                <text:p>3.10588235294118</text:p>
              </table:table-cell>
            </table:table-row>
            <table:table-row>
              <table:table-cell office:value-type="string">
                <text:p>Collapse(3) [9] </text:p>
              </table:table-cell>
              <table:table-cell office:value-type="float" office:value="2.88299531981279">
                <text:p>2.88299531981279</text:p>
              </table:table-cell>
            </table:table-row>
            <table:table-row>
              <table:table-cell office:value-type="string">
                <text:p>Collapse(2) [10] </text:p>
              </table:table-cell>
              <table:table-cell office:value-type="float" office:value="3.12162162162162">
                <text:p>3.12162162162162</text:p>
              </table:table-cell>
            </table:table-row>
            <table:table-row>
              <table:table-cell office:value-type="string">
                <text:p> Collapse(2) + private indices [11]</text:p>
              </table:table-cell>
              <table:table-cell office:value-type="float" office:value="3.09547738693467">
                <text:p>3.09547738693467</text:p>
              </table:table-cell>
            </table:table-row>
            <table:table-row>
              <table:table-cell office:value-type="string">
                <text:p>Collapsed(2) + private indices + caching [12] 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Reduction in outer loop + caching [13] 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Only reduction in innerest loop [14] </text:p>
              </table:table-cell>
              <table:table-cell office:value-type="float" office:value="0.910793494332183">
                <text:p>0.910793494332183</text:p>
              </table:table-cell>
            </table:table-row>
            <table:table-row>
              <table:table-cell office:value-type="string">
                <text:p>Reduction in innerest loop = collapse [15] </text:p>
              </table:table-cell>
              <table:table-cell office:value-type="float" office:value="0.0404739481810815">
                <text:p>0.0404739481810815</text:p>
              </table:table-cell>
            </table:table-row>
            <table:table-row>
              <table:table-cell office:value-type="string">
                <text:p>Schedule(static) [16] </text:p>
              </table:table-cell>
              <table:table-cell office:value-type="float" office:value="2.46728971962617">
                <text:p>2.46728971962617</text:p>
              </table:table-cell>
            </table:table-row>
            <table:table-row>
              <table:table-cell office:value-type="string">
                <text:p>Schedule(static) + fixed chunk size [17] </text:p>
              </table:table-cell>
              <table:table-cell office:value-type="float" office:value="2.46728971962617">
                <text:p>2.46728971962617</text:p>
              </table:table-cell>
            </table:table-row>
            <table:table-row>
              <table:table-cell office:value-type="string">
                <text:p>Schedule(static) dynamic chunk [18] </text:p>
              </table:table-cell>
              <table:table-cell office:value-type="float" office:value="2.4607190412783">
                <text:p>2.4607190412783</text:p>
              </table:table-cell>
            </table:table-row>
            <table:table-row>
              <table:table-cell office:value-type="string">
                <text:p>Schedule(dynamic) [19] </text:p>
              </table:table-cell>
              <table:table-cell office:value-type="float" office:value="2.51086956521739">
                <text:p>2.51086956521739</text:p>
              </table:table-cell>
            </table:table-row>
            <table:table-row>
              <table:table-cell office:value-type="string">
                <text:p>Schedule(dynamic) + fixed chunk size [20] </text:p>
              </table:table-cell>
              <table:table-cell office:value-type="float" office:value="2.49392712550607">
                <text:p>2.49392712550607</text:p>
              </table:table-cell>
            </table:table-row>
            <table:table-row>
              <table:table-cell office:value-type="string">
                <text:p>Schedule(guided) [21] </text:p>
              </table:table-cell>
              <table:table-cell office:value-type="float" office:value="2.50406504065041">
                <text:p>2.50406504065041</text:p>
              </table:table-cell>
            </table:table-row>
            <table:table-row>
              <table:table-cell office:value-type="string">
                <text:p>Schedule(guided) + fixed chunk size [22] </text:p>
              </table:table-cell>
              <table:table-cell office:value-type="float" office:value="2.48053691275168">
                <text:p>2.48053691275168</text:p>
              </table:table-cell>
            </table:table-row>
            <table:table-row>
              <table:table-cell office:value-type="string">
                <text:p>Schedule(auto) [23] </text:p>
              </table:table-cell>
              <table:table-cell office:value-type="float" office:value="2.43799472295515">
                <text:p>2.437994722955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550" chart:interval-major="5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52cm" svg:height="16.056cm" xlink:href=".." xlink:type="simple" chart:class="chart:bar" chart:style-name="ch1">
        <chart:plot-area chart:style-name="ch2" table:cell-range-address="'buildup num'.O3:'buildup num'.O26 'buildup num'.K3:'buildup num'.K26" chart:data-source-has-labels="both" svg:x="0.559cm" svg:y="0.321cm" svg:width="26.834cm" svg:height="15.414cm">
          <chartooo:coordinate-region svg:x="2.592cm" svg:y="0.321cm" svg:width="24.801cm" svg:height="9.539cm"/>
          <chart:axis chart:dimension="x" chart:name="primary-x" chart:style-name="ch3" chartooo:axis-type="auto">
            <chartooo:date-scale/>
            <chart:categories table:cell-range-address="'buildup num'.O3:'buildup num'.O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ildup num'.K3:'buildup num'.K26" chart:label-cell-address="'buildup num'.O3:'buildup num'.O26" chart:class="chart:bar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, plain [S1]  Sequential, inversed loops [S2]  Sequential, inversed loops + caching [S3]  basic, only parallel for [4]  Several for [5]  basic + private indices [6]  Private indices, explicitly shared matrices [7]  Private inidces + private copies of matrices [8]  Collapse(3) [9]  Collapse(2) [10]   Collapse(2) + private indices [11] Collapsed(2) + private indices + caching [12]  Reduction in outer loop + caching [13]  Only reduction in innerest loop [14]  Reduction in innerest loop = collapse [15]  Schedule(static) [16]  Schedule(static) + fixed chunk size [17]  Schedule(static) dynamic chunk [18]  Schedule(dynamic) [19]  Schedule(dynamic) + fixed chunk size [20]  Schedule(guided) [21]  Schedule(guided) + fixed chunk size [22]  Schedule(auto) [23] </text:p>
                <text:list>
                  <text:list-item>
                    <text:p>Sequential, plain [S1] </text:p>
                  </text:list-item>
                  <text:list-item>
                    <text:p>Sequential, inversed loops [S2] </text:p>
                  </text:list-item>
                  <text:list-item>
                    <text:p>Sequential, inversed loops + caching [S3] </text:p>
                  </text:list-item>
                  <text:list-item>
                    <text:p/>
                  </text:list-item>
                  <text:list-item>
                    <text:p>basic, only parallel for [4] </text:p>
                  </text:list-item>
                  <text:list-item>
                    <text:p>Several for [5] </text:p>
                  </text:list-item>
                  <text:list-item>
                    <text:p>basic + private indices [6] </text:p>
                  </text:list-item>
                  <text:list-item>
                    <text:p>Private indices, explicitly shared matrices [7] </text:p>
                  </text:list-item>
                  <text:list-item>
                    <text:p>Private inidces + private copies of matrices [8] </text:p>
                  </text:list-item>
                  <text:list-item>
                    <text:p>Collapse(3) [9] </text:p>
                  </text:list-item>
                  <text:list-item>
                    <text:p>Collapse(2) [10] </text:p>
                  </text:list-item>
                  <text:list-item>
                    <text:p> Collapse(2) + private indices [11]</text:p>
                  </text:list-item>
                  <text:list-item>
                    <text:p>Collapsed(2) + private indices + caching [12] </text:p>
                  </text:list-item>
                  <text:list-item>
                    <text:p>Reduction in outer loop + caching [13] </text:p>
                  </text:list-item>
                  <text:list-item>
                    <text:p>Only reduction in innerest loop [14] </text:p>
                  </text:list-item>
                  <text:list-item>
                    <text:p>Reduction in innerest loop = collapse [15] </text:p>
                  </text:list-item>
                  <text:list-item>
                    <text:p>Schedule(static) [16] </text:p>
                  </text:list-item>
                  <text:list-item>
                    <text:p>Schedule(static) + fixed chunk size [17] </text:p>
                  </text:list-item>
                  <text:list-item>
                    <text:p>Schedule(static) dynamic chunk [18] </text:p>
                  </text:list-item>
                  <text:list-item>
                    <text:p>Schedule(dynamic) [19] </text:p>
                  </text:list-item>
                  <text:list-item>
                    <text:p>Schedule(dynamic) + fixed chunk size [20] </text:p>
                  </text:list-item>
                  <text:list-item>
                    <text:p>Schedule(guided) [21] </text:p>
                  </text:list-item>
                  <text:list-item>
                    <text:p>Schedule(guided) + fixed chunk size [22] </text:p>
                  </text:list-item>
                  <text:list-item>
                    <text:p>Schedule(auto) [23] </text:p>
                  </text:list-item>
                </text:list>
                <draw:g>
                  <svg:desc>'buildup num'.O3:'buildup num'.O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tial, plain [S1] </text:p>
                <draw:g>
                  <svg:desc>'buildup num'.O3:'buildup num'.O26</svg:desc>
                </draw:g>
              </table:table-cell>
              <table:table-cell office:value-type="float" office:value="546.8">
                <text:p>546.8</text:p>
                <draw:g>
                  <svg:desc>'buildup num'.K3:'buildup num'.K26</svg:desc>
                </draw:g>
              </table:table-cell>
            </table:table-row>
            <table:table-row>
              <table:table-cell office:value-type="string">
                <text:p>Sequential, inversed loops [S2] </text:p>
              </table:table-cell>
              <table:table-cell office:value-type="float" office:value="435.2">
                <text:p>435.2</text:p>
              </table:table-cell>
            </table:table-row>
            <table:table-row>
              <table:table-cell office:value-type="string">
                <text:p>Sequential, inversed loops + caching [S3] </text:p>
              </table:table-cell>
              <table:table-cell office:value-type="float" office:value="369.6">
                <text:p>36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sic, only parallel for [4] 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Several for [5]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sic + private indices [6] 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string">
                <text:p>Private indices, explicitly shared matrices [7] 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Private inidces + private copies of matrices [8] 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Collapse(3) [9] 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string">
                <text:p>Collapse(2) [10] 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 Collapse(2) + private indices [11]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string">
                <text:p>Collapsed(2) + private indices + caching [12] 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Reduction in outer loop + caching [13] 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Only reduction in innerest loop [14] </text:p>
              </table:table-cell>
              <table:table-cell office:value-type="float" office:value="405.8">
                <text:p>405.8</text:p>
              </table:table-cell>
            </table:table-row>
            <table:table-row>
              <table:table-cell office:value-type="string">
                <text:p>Reduction in innerest loop = collapse [15] </text:p>
              </table:table-cell>
              <table:table-cell office:value-type="float" office:value="9131.8">
                <text:p>9131.8</text:p>
              </table:table-cell>
            </table:table-row>
            <table:table-row>
              <table:table-cell office:value-type="string">
                <text:p>Schedule(static) [16] </text:p>
              </table:table-cell>
              <table:table-cell office:value-type="float" office:value="149.8">
                <text:p>149.8</text:p>
              </table:table-cell>
            </table:table-row>
            <table:table-row>
              <table:table-cell office:value-type="string">
                <text:p>Schedule(static) + fixed chunk size [17] </text:p>
              </table:table-cell>
              <table:table-cell office:value-type="float" office:value="149.8">
                <text:p>149.8</text:p>
              </table:table-cell>
            </table:table-row>
            <table:table-row>
              <table:table-cell office:value-type="string">
                <text:p>Schedule(static) dynamic chunk [18] 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string">
                <text:p>Schedule(dynamic) [19] 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Schedule(dynamic) + fixed chunk size [20] 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string">
                <text:p>Schedule(guided) [21] 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string">
                <text:p>Schedule(guided) + fixed chunk size [22] 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Schedule(auto) [23] </text:p>
              </table:table-cell>
              <table:table-cell office:value-type="float" office:value="151.6">
                <text:p>151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38f" draw:fill-color="#00838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43a047" draw:fill-color="#43a047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line" chart:style-name="ch1">
        <chart:legend chart:legend-position="end" svg:x="22.151cm" svg:y="5.414cm" style:legend-expansion="custom" chartooo:width="2.581cm" chartooo:height="0.795cm" style:legend-expansion-aspect-ratio="3.24654088050314" chart:style-name="ch2"/>
        <chart:plot-area chart:style-name="ch3" table:cell-range-address="'runime + speedup'.T2:'runime + speedup'.V14" chart:data-source-has-labels="both" svg:x="0.255cm" svg:y="0.099cm" svg:width="25.551cm" svg:height="14.642cm">
          <chartooo:coordinate-region svg:x="3.334cm" svg:y="0.298cm" svg:width="21.744cm" svg:height="7.757cm"/>
          <chart:axis chart:dimension="x" chart:name="primary-x" chart:style-name="ch4" chartooo:axis-type="auto">
            <chartooo:date-scale/>
            <chart:categories table:cell-range-address="'runime + speedup'.T3:'runime + speedup'.T1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runime + speedup'.U3:'runime + speedup'.U14" chart:label-cell-address="'runime + speedup'.U2:'runime + speedup'.U2" chart:class="chart:line">
            <chart:data-point chart:repeated="12"/>
          </chart:series>
          <chart:series chart:attached-axis="secondary-y" chart:style-name="ch9" chart:values-cell-range-address="'runime + speedup'.V3:'runime + speedup'.V14" chart:label-cell-address="'runime + speedup'.V2:'runime + speedup'.V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</text:p>
                <draw:g>
                  <svg:desc>'runime + speedup'.U2:'runime + speedup'.U2</svg:desc>
                </draw:g>
              </table:table-cell>
              <table:table-cell office:value-type="string">
                <text:p>Speedup</text:p>
                <draw:g>
                  <svg:desc>'runime + speedup'.V2:'runime + speedup'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tial, plain [S1] </text:p>
                <draw:g>
                  <svg:desc>'runime + speedup'.T3:'runime + speedup'.T14</svg:desc>
                </draw:g>
              </table:table-cell>
              <table:table-cell office:value-type="float" office:value="546.8">
                <text:p>546.8</text:p>
                <draw:g>
                  <svg:desc>'runime + speedup'.U3:'runime + speedup'.U14</svg:desc>
                </draw:g>
              </table:table-cell>
              <table:table-cell office:value-type="float" office:value="0.675932699341624">
                <text:p>0.675932699341624</text:p>
                <draw:g>
                  <svg:desc>'runime + speedup'.V3:'runime + speedup'.V14</svg:desc>
                </draw:g>
              </table:table-cell>
            </table:table-row>
            <table:table-row>
              <table:table-cell office:value-type="string">
                <text:p>Sequential, inversed loops [S2] </text:p>
              </table:table-cell>
              <table:table-cell office:value-type="float" office:value="435.2">
                <text:p>435.2</text:p>
              </table:table-cell>
              <table:table-cell office:value-type="float" office:value="0.849264705882353">
                <text:p>0.849264705882353</text:p>
              </table:table-cell>
            </table:table-row>
            <table:table-row>
              <table:table-cell office:value-type="string">
                <text:p>Sequential, inversed loops + caching [S3] </text:p>
              </table:table-cell>
              <table:table-cell office:value-type="float" office:value="369.6">
                <text:p>369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sic, only parallel for [4] </text:p>
              </table:table-cell>
              <table:table-cell office:value-type="float" office:value="118.4">
                <text:p>118.4</text:p>
              </table:table-cell>
              <table:table-cell office:value-type="float" office:value="3.12162162162162">
                <text:p>3.12162162162162</text:p>
              </table:table-cell>
            </table:table-row>
            <table:table-row>
              <table:table-cell office:value-type="string">
                <text:p>basic + private indices [6] </text:p>
              </table:table-cell>
              <table:table-cell office:value-type="float" office:value="150.2">
                <text:p>150.2</text:p>
              </table:table-cell>
              <table:table-cell office:value-type="float" office:value="2.4607190412783">
                <text:p>2.4607190412783</text:p>
              </table:table-cell>
            </table:table-row>
            <table:table-row>
              <table:table-cell office:value-type="string">
                <text:p>Private indices, explicitly shared matrices [7] </text:p>
              </table:table-cell>
              <table:table-cell office:value-type="float" office:value="118">
                <text:p>118</text:p>
              </table:table-cell>
              <table:table-cell office:value-type="float" office:value="3.13220338983051">
                <text:p>3.13220338983051</text:p>
              </table:table-cell>
            </table:table-row>
            <table:table-row>
              <table:table-cell office:value-type="string">
                <text:p>Private inidces + private copies of matrices [8] </text:p>
              </table:table-cell>
              <table:table-cell office:value-type="float" office:value="119">
                <text:p>119</text:p>
              </table:table-cell>
              <table:table-cell office:value-type="float" office:value="3.10588235294118">
                <text:p>3.10588235294118</text:p>
              </table:table-cell>
            </table:table-row>
            <table:table-row>
              <table:table-cell office:value-type="string">
                <text:p>Collapse(3) [9] </text:p>
              </table:table-cell>
              <table:table-cell office:value-type="float" office:value="128.2">
                <text:p>128.2</text:p>
              </table:table-cell>
              <table:table-cell office:value-type="float" office:value="2.88299531981279">
                <text:p>2.88299531981279</text:p>
              </table:table-cell>
            </table:table-row>
            <table:table-row>
              <table:table-cell office:value-type="string">
                <text:p>Collapse(2) [10] </text:p>
              </table:table-cell>
              <table:table-cell office:value-type="float" office:value="118.4">
                <text:p>118.4</text:p>
              </table:table-cell>
              <table:table-cell office:value-type="float" office:value="3.12162162162162">
                <text:p>3.12162162162162</text:p>
              </table:table-cell>
            </table:table-row>
            <table:table-row>
              <table:table-cell office:value-type="string">
                <text:p> Collapse(2) + private indices [11]</text:p>
              </table:table-cell>
              <table:table-cell office:value-type="float" office:value="119.4">
                <text:p>119.4</text:p>
              </table:table-cell>
              <table:table-cell office:value-type="float" office:value="3.09547738693467">
                <text:p>3.09547738693467</text:p>
              </table:table-cell>
            </table:table-row>
            <table:table-row>
              <table:table-cell office:value-type="string">
                <text:p>Collapsed(2) + private indices + caching [12] </text:p>
              </table:table-cell>
              <table:table-cell office:value-type="float" office:value="100.8">
                <text:p>100.8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Reduction in outer loop + caching [13] </text:p>
              </table:table-cell>
              <table:table-cell office:value-type="float" office:value="100.8">
                <text:p>100.8</text:p>
              </table:table-cell>
              <table:table-cell office:value-type="float" office:value="3.66666666666667">
                <text:p>3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1.2" chart:origin="0" chart:interval-major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fb8c00" draw:fill-color="#fb8c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line" chart:style-name="ch1">
        <chart:plot-area chart:style-name="ch2" table:cell-range-address="'buildup num'.O3:'buildup num'.O26 'buildup num'.R2:'buildup num'.R26" chart:data-source-has-labels="both" svg:x="0.176cm" svg:y="0.229cm" svg:width="25.16cm" svg:height="14.011cm">
          <chartooo:coordinate-region svg:x="2.99cm" svg:y="0.229cm" svg:width="22.207cm" svg:height="8.336cm"/>
          <chart:axis chart:dimension="x" chart:name="primary-x" chart:style-name="ch3" chartooo:axis-type="auto">
            <chartooo:date-scale/>
            <chart:categories table:cell-range-address="'buildup num'.O3:'buildup num'.O26"/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'buildup num'.R3:'buildup num'.R26" chart:label-cell-address="'buildup num'.R2:'buildup num'.R2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'buildup num'.R2:'buildup num'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tial, plain [S1] </text:p>
                <draw:g>
                  <svg:desc>'buildup num'.O3:'buildup num'.O26</svg:desc>
                </draw:g>
              </table:table-cell>
              <table:table-cell office:value-type="float" office:value="0.675932699341624">
                <text:p>0.675932699341624</text:p>
                <draw:g>
                  <svg:desc>'buildup num'.R3:'buildup num'.R26</svg:desc>
                </draw:g>
              </table:table-cell>
            </table:table-row>
            <table:table-row>
              <table:table-cell office:value-type="string">
                <text:p>Sequential, inversed loops [S2] </text:p>
              </table:table-cell>
              <table:table-cell office:value-type="float" office:value="0.849264705882353">
                <text:p>0.849264705882353</text:p>
              </table:table-cell>
            </table:table-row>
            <table:table-row>
              <table:table-cell office:value-type="string">
                <text:p>Sequential, inversed loops + caching [S3]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sic, only parallel for [4] </text:p>
              </table:table-cell>
              <table:table-cell office:value-type="float" office:value="0.780405405405405">
                <text:p>0.780405405405405</text:p>
              </table:table-cell>
            </table:table-row>
            <table:table-row>
              <table:table-cell office:value-type="string">
                <text:p>Several for [5]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sic + private indices [6] </text:p>
              </table:table-cell>
              <table:table-cell office:value-type="float" office:value="0.615179760319574">
                <text:p>0.615179760319574</text:p>
              </table:table-cell>
            </table:table-row>
            <table:table-row>
              <table:table-cell office:value-type="string">
                <text:p>Private indices, explicitly shared matrices [7] </text:p>
              </table:table-cell>
              <table:table-cell office:value-type="float" office:value="0.783050847457627">
                <text:p>0.783050847457627</text:p>
              </table:table-cell>
            </table:table-row>
            <table:table-row>
              <table:table-cell office:value-type="string">
                <text:p>Private inidces + private copies of matrices [8] </text:p>
              </table:table-cell>
              <table:table-cell office:value-type="float" office:value="0.776470588235294">
                <text:p>0.776470588235294</text:p>
              </table:table-cell>
            </table:table-row>
            <table:table-row>
              <table:table-cell office:value-type="string">
                <text:p>Collapse(3) [9] </text:p>
              </table:table-cell>
              <table:table-cell office:value-type="float" office:value="0.720748829953198">
                <text:p>0.720748829953198</text:p>
              </table:table-cell>
            </table:table-row>
            <table:table-row>
              <table:table-cell office:value-type="string">
                <text:p>Collapse(2) [10] </text:p>
              </table:table-cell>
              <table:table-cell office:value-type="float" office:value="0.780405405405405">
                <text:p>0.780405405405405</text:p>
              </table:table-cell>
            </table:table-row>
            <table:table-row>
              <table:table-cell office:value-type="string">
                <text:p> Collapse(2) + private indices [11]</text:p>
              </table:table-cell>
              <table:table-cell office:value-type="float" office:value="0.773869346733668">
                <text:p>0.773869346733668</text:p>
              </table:table-cell>
            </table:table-row>
            <table:table-row>
              <table:table-cell office:value-type="string">
                <text:p>Collapsed(2) + private indices + caching [12] 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Reduction in outer loop + caching [13] 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Only reduction in innerest loop [14] </text:p>
              </table:table-cell>
              <table:table-cell office:value-type="float" office:value="0.227698373583046">
                <text:p>0.227698373583046</text:p>
              </table:table-cell>
            </table:table-row>
            <table:table-row>
              <table:table-cell office:value-type="string">
                <text:p>Reduction in innerest loop = collapse [15] </text:p>
              </table:table-cell>
              <table:table-cell office:value-type="float" office:value="0.0101184870452704">
                <text:p>0.0101184870452704</text:p>
              </table:table-cell>
            </table:table-row>
            <table:table-row>
              <table:table-cell office:value-type="string">
                <text:p>Schedule(static) [16] </text:p>
              </table:table-cell>
              <table:table-cell office:value-type="float" office:value="0.616822429906542">
                <text:p>0.616822429906542</text:p>
              </table:table-cell>
            </table:table-row>
            <table:table-row>
              <table:table-cell office:value-type="string">
                <text:p>Schedule(static) + fixed chunk size [17] </text:p>
              </table:table-cell>
              <table:table-cell office:value-type="float" office:value="0.616822429906542">
                <text:p>0.616822429906542</text:p>
              </table:table-cell>
            </table:table-row>
            <table:table-row>
              <table:table-cell office:value-type="string">
                <text:p>Schedule(static) dynamic chunk [18] </text:p>
              </table:table-cell>
              <table:table-cell office:value-type="float" office:value="0.615179760319574">
                <text:p>0.615179760319574</text:p>
              </table:table-cell>
            </table:table-row>
            <table:table-row>
              <table:table-cell office:value-type="string">
                <text:p>Schedule(dynamic) [19] </text:p>
              </table:table-cell>
              <table:table-cell office:value-type="float" office:value="0.627717391304348">
                <text:p>0.627717391304348</text:p>
              </table:table-cell>
            </table:table-row>
            <table:table-row>
              <table:table-cell office:value-type="string">
                <text:p>Schedule(dynamic) + fixed chunk size [20] </text:p>
              </table:table-cell>
              <table:table-cell office:value-type="float" office:value="0.623481781376518">
                <text:p>0.623481781376518</text:p>
              </table:table-cell>
            </table:table-row>
            <table:table-row>
              <table:table-cell office:value-type="string">
                <text:p>Schedule(guided) [21] </text:p>
              </table:table-cell>
              <table:table-cell office:value-type="float" office:value="0.626016260162602">
                <text:p>0.626016260162602</text:p>
              </table:table-cell>
            </table:table-row>
            <table:table-row>
              <table:table-cell office:value-type="string">
                <text:p>Schedule(guided) + fixed chunk size [22] </text:p>
              </table:table-cell>
              <table:table-cell office:value-type="float" office:value="0.62013422818792">
                <text:p>0.62013422818792</text:p>
              </table:table-cell>
            </table:table-row>
            <table:table-row>
              <table:table-cell office:value-type="string">
                <text:p>Schedule(auto) [23] </text:p>
              </table:table-cell>
              <table:table-cell office:value-type="float" office:value="0.609498680738786">
                <text:p>0.6094986807387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0.129cm" svg:y="3.309cm" style:legend-expansion="high" chart:style-name="ch2"/>
        <chart:plot-area chart:style-name="ch3" table:cell-range-address="Threads.K3:Threads.N15" chart:data-source-has-labels="both" svg:x="0.319cm" svg:y="0.18cm" svg:width="9.491cm" svg:height="8.646cm">
          <chartooo:coordinate-region svg:x="1.126cm" svg:y="0.379cm" svg:width="8.498cm" svg:height="7.8cm"/>
          <chart:axis chart:dimension="x" chart:name="primary-x" chart:style-name="ch4" chartooo:axis-type="auto">
            <chartooo:date-scale/>
            <chart:categories table:cell-range-address="Threads.K4:Threads.K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hreads.L4:Threads.L15" chart:label-cell-address="Threads.L3:Threads.L3" chart:class="chart:line">
            <chart:data-point chart:repeated="12"/>
          </chart:series>
          <chart:series chart:style-name="ch8" chart:values-cell-range-address="Threads.M4:Threads.M15" chart:label-cell-address="Threads.M3:Threads.M3" chart:class="chart:line">
            <chart:data-point chart:repeated="12"/>
          </chart:series>
          <chart:series chart:style-name="ch9" chart:values-cell-range-address="Threads.N4:Threads.N15" chart:label-cell-address="Threads.N3:Threads.N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4] basic, only parallel for</text:p>
                <draw:g>
                  <svg:desc>Threads.L3:Threads.L3</svg:desc>
                </draw:g>
              </table:table-cell>
              <table:table-cell office:value-type="string">
                <text:p>[12] Collapsed(2) + private indices + caching</text:p>
                <draw:g>
                  <svg:desc>Threads.M3:Threads.M3</svg:desc>
                </draw:g>
              </table:table-cell>
              <table:table-cell office:value-type="string">
                <text:p>[13] Reduction in outer loop + caching</text:p>
                <draw:g>
                  <svg:desc>Threads.N3:Threads.N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hreads.K4:Threads.K15</svg:desc>
                </draw:g>
              </table:table-cell>
              <table:table-cell office:value-type="float" office:value="435.9075">
                <text:p>435.9075</text:p>
                <draw:g>
                  <svg:desc>Threads.L4:Threads.L15</svg:desc>
                </draw:g>
              </table:table-cell>
              <table:table-cell office:value-type="float" office:value="370.344">
                <text:p>370.344</text:p>
                <draw:g>
                  <svg:desc>Threads.M4:Threads.M15</svg:desc>
                </draw:g>
              </table:table-cell>
              <table:table-cell office:value-type="float" office:value="370.4535">
                <text:p>370.4535</text:p>
                <draw:g>
                  <svg:desc>Threads.N4:Threads.N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9.462">
                <text:p>219.462</text:p>
              </table:table-cell>
              <table:table-cell office:value-type="float" office:value="185.9725">
                <text:p>185.9725</text:p>
              </table:table-cell>
              <table:table-cell office:value-type="float" office:value="186.0135">
                <text:p>186.01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0.4235">
                <text:p>150.4235</text:p>
              </table:table-cell>
              <table:table-cell office:value-type="float" office:value="127.67">
                <text:p>127.67</text:p>
              </table:table-cell>
              <table:table-cell office:value-type="float" office:value="127.676">
                <text:p>127.6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7.9">
                <text:p>117.9</text:p>
              </table:table-cell>
              <table:table-cell office:value-type="float" office:value="101.0545">
                <text:p>101.0545</text:p>
              </table:table-cell>
              <table:table-cell office:value-type="float" office:value="101.148">
                <text:p>101.1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7.425">
                <text:p>137.425</text:p>
              </table:table-cell>
              <table:table-cell office:value-type="float" office:value="118.6295">
                <text:p>118.6295</text:p>
              </table:table-cell>
              <table:table-cell office:value-type="float" office:value="117.4635">
                <text:p>117.46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9.8705">
                <text:p>119.8705</text:p>
              </table:table-cell>
              <table:table-cell office:value-type="float" office:value="103.1575">
                <text:p>103.1575</text:p>
              </table:table-cell>
              <table:table-cell office:value-type="float" office:value="104.007">
                <text:p>104.0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1.034">
                <text:p>121.034</text:p>
              </table:table-cell>
              <table:table-cell office:value-type="float" office:value="104.513">
                <text:p>104.513</text:p>
              </table:table-cell>
              <table:table-cell office:value-type="float" office:value="104.907">
                <text:p>104.9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9.998">
                <text:p>119.998</text:p>
              </table:table-cell>
              <table:table-cell office:value-type="float" office:value="102.2455">
                <text:p>102.2455</text:p>
              </table:table-cell>
              <table:table-cell office:value-type="float" office:value="102.731">
                <text:p>102.7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1.903">
                <text:p>121.903</text:p>
              </table:table-cell>
              <table:table-cell office:value-type="float" office:value="105.4685">
                <text:p>105.4685</text:p>
              </table:table-cell>
              <table:table-cell office:value-type="float" office:value="104.1525">
                <text:p>104.15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.0215">
                <text:p>121.0215</text:p>
              </table:table-cell>
              <table:table-cell office:value-type="float" office:value="103.3365">
                <text:p>103.3365</text:p>
              </table:table-cell>
              <table:table-cell office:value-type="float" office:value="102.442">
                <text:p>102.4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1.0665">
                <text:p>121.0665</text:p>
              </table:table-cell>
              <table:table-cell office:value-type="float" office:value="102.3355">
                <text:p>102.3355</text:p>
              </table:table-cell>
              <table:table-cell office:value-type="float" office:value="103.5615">
                <text:p>103.56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7.745">
                <text:p>117.745</text:p>
              </table:table-cell>
              <table:table-cell office:value-type="float" office:value="101.0795">
                <text:p>101.0795</text:p>
              </table:table-cell>
              <table:table-cell office:value-type="float" office:value="101.567">
                <text:p>101.5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0.129cm" svg:y="3.309cm" style:legend-expansion="high" chart:style-name="ch2"/>
        <chart:plot-area chart:style-name="ch3" table:cell-range-address="Threads.K18:Threads.N30" chart:data-source-has-labels="both" svg:x="0.319cm" svg:y="0.18cm" svg:width="9.491cm" svg:height="8.646cm">
          <chartooo:coordinate-region svg:x="1.231cm" svg:y="0.379cm" svg:width="8.392cm" svg:height="7.8cm"/>
          <chart:axis chart:dimension="x" chart:name="primary-x" chart:style-name="ch4" chartooo:axis-type="auto">
            <chartooo:date-scale/>
            <chart:categories table:cell-range-address="Threads.K19:Threads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hreads.L19:Threads.L30" chart:label-cell-address="Threads.L18:Threads.L18" chart:class="chart:line">
            <chart:data-point chart:repeated="12"/>
          </chart:series>
          <chart:series chart:style-name="ch8" chart:values-cell-range-address="Threads.M19:Threads.M30" chart:label-cell-address="Threads.M18:Threads.M18" chart:class="chart:line">
            <chart:data-point chart:repeated="12"/>
          </chart:series>
          <chart:series chart:style-name="ch9" chart:values-cell-range-address="Threads.N19:Threads.N30" chart:label-cell-address="Threads.N18:Threads.N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4] basic, only parallel for</text:p>
                <draw:g>
                  <svg:desc>Threads.L18:Threads.L18</svg:desc>
                </draw:g>
              </table:table-cell>
              <table:table-cell office:value-type="string">
                <text:p>[12] Collapsed(2) + private indices + caching</text:p>
                <draw:g>
                  <svg:desc>Threads.M18:Threads.M18</svg:desc>
                </draw:g>
              </table:table-cell>
              <table:table-cell office:value-type="string">
                <text:p>[13] Reduction in outer loop + caching</text:p>
                <draw:g>
                  <svg:desc>Threads.N18:Threads.N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hreads.K19:Threads.K30</svg:desc>
                </draw:g>
              </table:table-cell>
              <table:table-cell office:value-type="float" office:value="0.848803932026863">
                <text:p>0.848803932026863</text:p>
                <draw:g>
                  <svg:desc>Threads.L19:Threads.L30</svg:desc>
                </draw:g>
              </table:table-cell>
              <table:table-cell office:value-type="float" office:value="0.999071133864731">
                <text:p>0.999071133864731</text:p>
                <draw:g>
                  <svg:desc>Threads.M19:Threads.M30</svg:desc>
                </draw:g>
              </table:table-cell>
              <table:table-cell office:value-type="float" office:value="0.998775824766131">
                <text:p>0.998775824766131</text:p>
                <draw:g>
                  <svg:desc>Threads.N19:Threads.N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8594107408116">
                <text:p>1.68594107408116</text:p>
              </table:table-cell>
              <table:table-cell office:value-type="float" office:value="1.98954146446383">
                <text:p>1.98954146446383</text:p>
              </table:table-cell>
              <table:table-cell office:value-type="float" office:value="1.98910294145317">
                <text:p>1.989102941453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45972205140819">
                <text:p>2.45972205140819</text:p>
              </table:table-cell>
              <table:table-cell office:value-type="float" office:value="2.89809665543981">
                <text:p>2.89809665543981</text:p>
              </table:table-cell>
              <table:table-cell office:value-type="float" office:value="2.8979604624205">
                <text:p>2.89796046242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3825275657337">
                <text:p>3.13825275657337</text:p>
              </table:table-cell>
              <table:table-cell office:value-type="float" office:value="3.66139063574606">
                <text:p>3.66139063574606</text:p>
              </table:table-cell>
              <table:table-cell office:value-type="float" office:value="3.65800609008582">
                <text:p>3.65800609008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69237766054211">
                <text:p>2.69237766054211</text:p>
              </table:table-cell>
              <table:table-cell office:value-type="float" office:value="3.11895439161423">
                <text:p>3.11895439161423</text:p>
              </table:table-cell>
              <table:table-cell office:value-type="float" office:value="3.14991465433943">
                <text:p>3.149914654339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08666435862034">
                <text:p>3.08666435862034</text:p>
              </table:table-cell>
              <table:table-cell office:value-type="float" office:value="3.58674841868017">
                <text:p>3.58674841868017</text:p>
              </table:table-cell>
              <table:table-cell office:value-type="float" office:value="3.55745286374955">
                <text:p>3.557452863749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05699225011154">
                <text:p>3.05699225011154</text:p>
              </table:table-cell>
              <table:table-cell office:value-type="float" office:value="3.5402294451408">
                <text:p>3.5402294451408</text:p>
              </table:table-cell>
              <table:table-cell office:value-type="float" office:value="3.52693337908814">
                <text:p>3.526933379088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8338472307872">
                <text:p>3.08338472307872</text:p>
              </table:table-cell>
              <table:table-cell office:value-type="float" office:value="3.61874116709293">
                <text:p>3.61874116709293</text:p>
              </table:table-cell>
              <table:table-cell office:value-type="float" office:value="3.60163923255882">
                <text:p>3.6016392325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03520011812671">
                <text:p>3.03520011812671</text:p>
              </table:table-cell>
              <table:table-cell office:value-type="float" office:value="3.50815646377828">
                <text:p>3.50815646377828</text:p>
              </table:table-cell>
              <table:table-cell office:value-type="float" office:value="3.55248313770673">
                <text:p>3.552483137706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5730799899191">
                <text:p>3.05730799899191</text:p>
              </table:table-cell>
              <table:table-cell office:value-type="float" office:value="3.58053543520441">
                <text:p>3.58053543520441</text:p>
              </table:table-cell>
              <table:table-cell office:value-type="float" office:value="3.61179984771871">
                <text:p>3.611799847718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5617160816576">
                <text:p>3.05617160816576</text:p>
              </table:table-cell>
              <table:table-cell office:value-type="float" office:value="3.61555862823751">
                <text:p>3.61555862823751</text:p>
              </table:table-cell>
              <table:table-cell office:value-type="float" office:value="3.57275628491283">
                <text:p>3.572756284912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14238396534885">
                <text:p>3.14238396534885</text:p>
              </table:table-cell>
              <table:table-cell office:value-type="float" office:value="3.66048506373696">
                <text:p>3.66048506373696</text:p>
              </table:table-cell>
              <table:table-cell office:value-type="float" office:value="3.64291551389723">
                <text:p>3.642915513897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7">
      <number:number number:decimal-places="2" loext:min-decimal-places="2" number:min-integer-digits="1" number:grouping="true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minimum="0" chart:maximum="1.2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05cm" svg:height="9.006cm" xlink:href=".." xlink:type="simple" chart:class="chart:line" chart:style-name="ch1">
        <chart:legend chart:legend-position="end" svg:x="15.322cm" svg:y="3.507cm" style:legend-expansion="high" chart:style-name="ch2"/>
        <chart:plot-area chart:style-name="ch3" table:cell-range-address="Threads.K33:Threads.N45" chart:data-source-has-labels="both" svg:x="0.456cm" svg:y="0.18cm" svg:width="14.41cm" svg:height="8.646cm">
          <chartooo:coordinate-region svg:x="2.056cm" svg:y="0.18cm" svg:width="12.623cm" svg:height="7.999cm"/>
          <chart:axis chart:dimension="x" chart:name="primary-x" chart:style-name="ch4" chartooo:axis-type="text">
            <chart:categories table:cell-range-address="Threads.K34:Threads.K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hreads.L34:Threads.L45" chart:label-cell-address="Threads.L33:Threads.L33" chart:class="chart:line">
            <chart:data-point chart:repeated="12"/>
          </chart:series>
          <chart:series chart:style-name="ch8" chart:values-cell-range-address="Threads.M34:Threads.M45" chart:label-cell-address="Threads.M33:Threads.M33" chart:class="chart:line">
            <chart:data-point chart:repeated="12"/>
          </chart:series>
          <chart:series chart:style-name="ch9" chart:values-cell-range-address="Threads.N34:Threads.N45" chart:label-cell-address="Threads.N33:Threads.N3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4] basic, only parallel for</text:p>
                <draw:g>
                  <svg:desc>Threads.L33:Threads.L33</svg:desc>
                </draw:g>
              </table:table-cell>
              <table:table-cell office:value-type="string">
                <text:p>[12] Collapsed(2) + private indices + caching</text:p>
                <draw:g>
                  <svg:desc>Threads.M33:Threads.M33</svg:desc>
                </draw:g>
              </table:table-cell>
              <table:table-cell office:value-type="string">
                <text:p>[13] Reduction in outer loop + caching</text:p>
                <draw:g>
                  <svg:desc>Threads.N33:Threads.N3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hreads.K34:Threads.K45</svg:desc>
                </draw:g>
              </table:table-cell>
              <table:table-cell office:value-type="float" office:value="0.848803932026863">
                <text:p>0.848803932026863</text:p>
                <draw:g>
                  <svg:desc>Threads.L34:Threads.L45</svg:desc>
                </draw:g>
              </table:table-cell>
              <table:table-cell office:value-type="float" office:value="0.999071133864731">
                <text:p>0.999071133864731</text:p>
                <draw:g>
                  <svg:desc>Threads.M34:Threads.M45</svg:desc>
                </draw:g>
              </table:table-cell>
              <table:table-cell office:value-type="float" office:value="0.998775824766131">
                <text:p>0.998775824766131</text:p>
                <draw:g>
                  <svg:desc>Threads.N34:Threads.N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42970537040581">
                <text:p>0.842970537040581</text:p>
              </table:table-cell>
              <table:table-cell office:value-type="float" office:value="0.994770732231916">
                <text:p>0.994770732231916</text:p>
              </table:table-cell>
              <table:table-cell office:value-type="float" office:value="0.994551470726587">
                <text:p>0.9945514707265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19907350469397">
                <text:p>0.819907350469397</text:p>
              </table:table-cell>
              <table:table-cell office:value-type="float" office:value="0.966032218479935">
                <text:p>0.966032218479935</text:p>
              </table:table-cell>
              <table:table-cell office:value-type="float" office:value="0.965986820806834">
                <text:p>0.9659868208068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84563189143342">
                <text:p>0.784563189143342</text:p>
              </table:table-cell>
              <table:table-cell office:value-type="float" office:value="0.915347658936514">
                <text:p>0.915347658936514</text:p>
              </table:table-cell>
              <table:table-cell office:value-type="float" office:value="0.914501522521454">
                <text:p>0.9145015225214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73094415135528">
                <text:p>0.673094415135528</text:p>
              </table:table-cell>
              <table:table-cell office:value-type="float" office:value="0.779738597903557">
                <text:p>0.779738597903557</text:p>
              </table:table-cell>
              <table:table-cell office:value-type="float" office:value="0.787478663584858">
                <text:p>0.7874786635848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71666089655086">
                <text:p>0.771666089655086</text:p>
              </table:table-cell>
              <table:table-cell office:value-type="float" office:value="0.896687104670043">
                <text:p>0.896687104670043</text:p>
              </table:table-cell>
              <table:table-cell office:value-type="float" office:value="0.889363215937389">
                <text:p>0.8893632159373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64248062527885">
                <text:p>0.764248062527885</text:p>
              </table:table-cell>
              <table:table-cell office:value-type="float" office:value="0.885057361285199">
                <text:p>0.885057361285199</text:p>
              </table:table-cell>
              <table:table-cell office:value-type="float" office:value="0.881733344772036">
                <text:p>0.8817333447720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7084618076968">
                <text:p>0.77084618076968</text:p>
              </table:table-cell>
              <table:table-cell office:value-type="float" office:value="0.904685291773232">
                <text:p>0.904685291773232</text:p>
              </table:table-cell>
              <table:table-cell office:value-type="float" office:value="0.900409808139705">
                <text:p>0.9004098081397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8800029531677">
                <text:p>0.758800029531677</text:p>
              </table:table-cell>
              <table:table-cell office:value-type="float" office:value="0.877039115944571">
                <text:p>0.877039115944571</text:p>
              </table:table-cell>
              <table:table-cell office:value-type="float" office:value="0.888120784426682">
                <text:p>0.8881207844266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64326999747979">
                <text:p>0.764326999747979</text:p>
              </table:table-cell>
              <table:table-cell office:value-type="float" office:value="0.895133858801101">
                <text:p>0.895133858801101</text:p>
              </table:table-cell>
              <table:table-cell office:value-type="float" office:value="0.902949961929677">
                <text:p>0.9029499619296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6404290204144">
                <text:p>0.76404290204144</text:p>
              </table:table-cell>
              <table:table-cell office:value-type="float" office:value="0.903889657059378">
                <text:p>0.903889657059378</text:p>
              </table:table-cell>
              <table:table-cell office:value-type="float" office:value="0.893189071228207">
                <text:p>0.8931890712282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85595991337212">
                <text:p>0.785595991337212</text:p>
              </table:table-cell>
              <table:table-cell office:value-type="float" office:value="0.91512126593424">
                <text:p>0.91512126593424</text:p>
              </table:table-cell>
              <table:table-cell office:value-type="float" office:value="0.910728878474307">
                <text:p>0.9107288784743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